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Blad1" table:style-name="ta1">
        <table:table-column table:style-name="co1" table:default-cell-style-name="Default"/>
        <table:table-column table:style-name="co1" table:number-columns-repeated="6" table:default-cell-style-name="ce1"/>
        <table:table-column table:style-name="co1" table:number-columns-repeated="2" table:default-cell-style-name="Default"/>
        <table:table-row table:style-name="ro1">
          <table:table-cell office:value-type="float" office:value="1" calcext:value-type="float">
            <text:p>1</text:p>
          </table:table-cell>
          <table:table-cell table:style-name="Default" office:value-type="string" calcext:value-type="string">
            <text:p>sentence_2</text:p>
          </table:table-cell>
          <table:table-cell office:value-type="string" calcext:value-type="string">
            <text:p>This qualitative descriptive study explores the experiences of Hispanic adolescent fathers in a community-based program, using life course theory as a framework. The study examines the critical life events that have shaped their fatherhood journey and how these events intersect with broader social and environmental factors, such as racism, discrimination, and neighborhood violence. Semi-structured interviews with 20 participants were analyzed using thematic analysis to identify patterns and themes. The findings highlight the complex interplay between positive and negative experiences, revealing both grief and resilience in the face of adversity. The study's results contribute to a more nuanced understanding of the underrepresented experiences of Hispanic adolescent fathers.</text:p>
          </table:table-cell>
          <table:table-cell office:value-type="string" calcext:value-type="string">
            <text:p>this_DET qualitative_ADJ descriptive_ADJ study_NOUN explore_VERB the_DET experience_NOUN of_ADP hispanic_ADJ adolescent_ADJ father_NOUN in_ADP a_DET community_NOUN -_PUNCT base_VERB program_NOUN ,_PUNCT use_VERB life_NOUN course_NOUN theory_NOUN as_ADP a_DET framework_NOUN ._PUNCT the_DET study_NOUN examine_VERB the_DET critical_ADJ life_NOUN event_NOUN that_PRON have_AUX shape_VERB their_PRON fatherhood_NOUN journey_NOUN and_CCONJ how_SCONJ these_DET event_NOUN intersect_VERB with_ADP broad_ADJ social_ADJ and_CCONJ environmental_ADJ factor_NOUN ,_PUNCT such_ADJ as_ADP racism_NOUN ,_PUNCT discrimination_NOUN ,_PUNCT and_CCONJ neighborhood_NOUN violence_NOUN ._PUNCT semi_ADJ -_ADJ structured_ADJ interview_NOUN with_ADP 20_NUM participant_NOUN be_AUX analyze_VERB use_VERB thematic_ADJ analysis_NOUN to_PART identify_VERB pattern_NOUN and_CCONJ theme_NOUN ._PUNCT the_DET finding_NOUN highlight_VERB the_DET complex_ADJ interplay_NOUN between_ADP positive_ADJ and_CCONJ negative_ADJ experience_NOUN ,_PUNCT reveal_VERB both_PRON grief_NOUN and_CCONJ resilience_NOUN in_ADP the_DET face_NOUN of_ADP adversity_NOUN ._PUNCT the_DET study_NOUN 's_PART result_NOUN contribute_VERB to_ADP a_DET more_ADV nuanced_ADJ understanding_NOUN of_ADP the_DET underrepresented_ADJ experience_NOUN of_ADP hispanic_ADJ adolescent_ADJ father_NOUN ._PUNCT</text:p>
          </table:table-cell>
          <table:table-cell office:value-type="float" office:value="109" calcext:value-type="float">
            <text:p>109</text:p>
          </table:table-cell>
          <table:table-cell office:value-type="float" office:value="12.188" calcext:value-type="float">
            <text:p>12,188</text:p>
          </table:table-cell>
          <table:table-cell office:value-type="float" office:value="2.3938681640625" calcext:value-type="float">
            <text:p>2,3938681640625</text:p>
          </table:table-cell>
          <table:table-cell table:style-name="ce1" office:value-type="float" office:value="1" calcext:value-type="float">
            <text:p>1</text:p>
          </table:table-cell>
          <table:table-cell/>
        </table:table-row>
        <table:table-row table:style-name="ro1">
          <table:table-cell table:formula="of:=[.A1]+1" office:value-type="float" office:value="2" calcext:value-type="float">
            <text:p>2</text:p>
          </table:table-cell>
          <table:table-cell table:style-name="Default" office:value-type="string" calcext:value-type="string">
            <text:p>sentence_2</text:p>
          </table:table-cell>
          <table:table-cell office:value-type="string" calcext:value-type="string">
            <text:p>In this qualitative descriptive study, we explored the life experiences of Hispanic adolescent fathers, examining how critical life events shaped their fatherhood and perceptions of self. Drawing from life course theory, we investigated how these experiences influenced their sense of identity, family relationships, and life satisfaction. Semi-structured interviews with 20 participants revealed that many faced significant challenges, including racism, discrimination, and exposure to neighborhood violence. Yet, despite these hardships, participants expressed positive perceptions of their fatherhood, often finding meaning in their experiences. We identified a positive trajectory, where participants were able to transform their experiences into a meaningful life.</text:p>
          </table:table-cell>
          <table:table-cell office:value-type="string" calcext:value-type="string">
            <text:p>in_ADP this_DET qualitative_ADJ descriptive_ADJ study_NOUN ,_PUNCT we_PRON explore_VERB the_DET life_NOUN experience_NOUN of_ADP hispanic_ADJ adolescent_ADJ father_NOUN ,_PUNCT examine_VERB how_SCONJ critical_ADJ life_NOUN event_NOUN shape_VERB their_PRON fatherhood_NOUN and_CCONJ perception_NOUN of_ADP self_NOUN ._PUNCT draw_VERB from_ADP life_NOUN course_NOUN theory_NOUN ,_PUNCT we_PRON investigate_VERB how_SCONJ these_DET experience_NOUN influence_VERB their_PRON sense_NOUN of_ADP identity_NOUN ,_PUNCT family_NOUN relationship_NOUN ,_PUNCT and_CCONJ life_NOUN satisfaction_NOUN ._PUNCT semi_ADJ -_ADJ structured_ADJ interview_NOUN with_ADP 20_NUM participant_NOUN reveal_VERB that_SCONJ many_ADJ face_VERB significant_ADJ challenge_NOUN ,_PUNCT include_VERB racism_NOUN ,_PUNCT discrimination_NOUN ,_PUNCT and_CCONJ exposure_NOUN to_ADP neighborhood_NOUN violence_NOUN ._PUNCT yet_ADV ,_PUNCT despite_SCONJ these_DET hardship_NOUN ,_PUNCT participant_NOUN express_VERB positive_ADJ perception_NOUN of_ADP their_PRON fatherhood_NOUN ,_PUNCT often_ADV find_VERB meaning_NOUN in_ADP their_PRON experience_NOUN ._PUNCT we_PRON identify_VERB a_DET positive_ADJ trajectory_NOUN ,_PUNCT where_SCONJ participant_NOUN be_AUX able_ADJ to_PART transform_VERB their_PRON experience_NOUN into_ADP a_DET meaningful_ADJ life_NOUN ._PUNCT</text:p>
          </table:table-cell>
          <table:table-cell office:value-type="float" office:value="100" calcext:value-type="float">
            <text:p>100</text:p>
          </table:table-cell>
          <table:table-cell office:value-type="float" office:value="2.378" calcext:value-type="float">
            <text:p>2,378</text:p>
          </table:table-cell>
          <table:table-cell office:value-type="float" office:value="3.03074771068135" calcext:value-type="float">
            <text:p>3,03074771068135</text:p>
          </table:table-cell>
          <table:table-cell office:value-type="float" office:value="0" calcext:value-type="float">
            <text:p>0</text:p>
          </table:table-cell>
          <table:table-cell/>
        </table:table-row>
        <table:table-row table:style-name="ro1">
          <table:table-cell table:formula="of:=[.A2]+1" office:value-type="float" office:value="3" calcext:value-type="float">
            <text:p>3</text:p>
          </table:table-cell>
          <table:table-cell table:style-name="Default" office:value-type="string" calcext:value-type="string">
            <text:p>sentence_4</text:p>
          </table:table-cell>
          <table:table-cell office:value-type="string" calcext:value-type="string">
            <text:p>In a transgenic mouse model of melanoma, we investigated the effects of glutamine supplementation on tumour growth and survival under conditions of nutrient deprivation. Glutamine supplementation enhanced tumour growth, but when combined with a BRAF inhibitor, reduced tumour growth and increased survival. Metabolomic analysis revealed increased αKG levels, leading to hypomethylation and H3K4me3 demethylation, promoting oncogenic pathways. Dietary intervention and targeted therapy strategies targeting these epigenetic modifications hold promise for melanoma treatment. Furthermore, our results suggest that glutamine supplementation may promote tumour growth, potentially through its role in αKG synthesis, highlighting the need for nuanced nutritional approaches in cancer treatment.</text:p>
          </table:table-cell>
          <table:table-cell office:value-type="string" calcext:value-type="string">
            <text:p>in_ADP a_DET transgenic_NOUN mouse_NOUN model_NOUN of_ADP melanoma_NOUN ,_PUNCT we_PRON investigate_VERB the_DET effect_NOUN of_ADP glutamine_ADJ supplementation_NOUN on_ADP tumour_NOUN growth_NOUN and_CCONJ survival_NOUN under_ADP condition_NOUN of_ADP nutrient_ADJ deprivation_NOUN ._PUNCT glutamine_ADJ supplementation_NOUN enhance_VERB tumour_NOUN growth_NOUN ,_PUNCT but_CCONJ when_SCONJ combine_VERB with_ADP a_DET braf_NOUN inhibitor_NOUN ,_PUNCT reduce_VERB tumour_ADJ growth_NOUN and_CCONJ increase_VERB survival_NOUN ._PUNCT metabolomic_ADJ analysis_NOUN reveal_VERB increase_VERB αkg_NOUN level_NOUN ,_PUNCT lead_VERB to_ADP hypomethylation_NOUN and_CCONJ h3k4me3_ADJ demethylation_NOUN ,_PUNCT promote_VERB oncogenic_ADJ pathway_NOUN ._PUNCT dietary_ADJ intervention_NOUN and_CCONJ target_VERB therapy_NOUN strategy_NOUN target_VERB these_DET epigenetic_ADJ modification_NOUN hold_VERB promise_NOUN for_ADP melanoma_NOUN treatment_NOUN ._PUNCT furthermore_ADV ,_PUNCT our_PRON result_NOUN suggest_VERB that_SCONJ glutamine_ADJ supplementation_NOUN may_AUX promote_VERB tumour_NOUN growth_NOUN ,_PUNCT potentially_ADV through_ADP its_PRON role_NOUN in_ADP αKG_NOUN synthesis_NOUN ,_PUNCT highlight_VERB the_DET need_NOUN for_ADP nuanced_ADJ nutritional_ADJ approach_NOUN in_ADP cancer_NOUN treatment_NOUN ._PUNCT</text:p>
          </table:table-cell>
          <table:table-cell office:value-type="float" office:value="100" calcext:value-type="float">
            <text:p>100</text:p>
          </table:table-cell>
          <table:table-cell office:value-type="float" office:value="12.576" calcext:value-type="float">
            <text:p>12,576</text:p>
          </table:table-cell>
          <table:table-cell office:value-type="float" office:value="2.72104735474486" calcext:value-type="float">
            <text:p>2,72104735474486</text:p>
          </table:table-cell>
          <table:table-cell office:value-type="float" office:value="1" calcext:value-type="float">
            <text:p>1</text:p>
          </table:table-cell>
          <table:table-cell/>
        </table:table-row>
        <table:table-row table:style-name="ro1">
          <table:table-cell table:formula="of:=[.A3]+1" office:value-type="float" office:value="4" calcext:value-type="float">
            <text:p>4</text:p>
          </table:table-cell>
          <table:table-cell table:style-name="Default" office:value-type="string" calcext:value-type="string">
            <text:p>sentence_4</text:p>
          </table:table-cell>
          <table:table-cell office:value-type="string" calcext:value-type="string">
            <text:p>This study employed a transgenic mouse model of melanoma to investigate the effects of glutamine supplementation on tumour growth and survival under conditions of nutrient deprivation. The model was treated with a BRAF inhibitor, a common targeted therapy for melanoma. Metabolomic analysis revealed increased αKG levels, indicative of glutamine metabolism, and associated with tumour growth and survival. Transcriptome analysis showed alterations in epigenetic marks, including hypomethylation and H3K4me3 modifications, in response to glutamine supplementation. These changes were correlated with activation of oncogenic pathways and improved tumour growth. Dietary intervention with glutamine also demonstrated enhanced tumour growth and survival in the model.</text:p>
          </table:table-cell>
          <table:table-cell office:value-type="string" calcext:value-type="string">
            <text:p>this_DET study_NOUN employ_VERB a_DET transgenic_NOUN mouse_NOUN model_NOUN of_ADP melanoma_NOUN to_PART investigate_VERB the_DET effect_NOUN of_ADP glutamine_ADJ supplementation_NOUN on_ADP tumour_NOUN growth_NOUN and_CCONJ survival_NOUN under_ADP condition_NOUN of_ADP nutrient_ADJ deprivation_NOUN ._PUNCT the_DET model_NOUN be_AUX treat_VERB with_ADP a_DET braf_NOUN inhibitor_NOUN ,_PUNCT a_DET common_ADJ target_VERB therapy_NOUN for_ADP melanoma_NOUN ._PUNCT metabolomic_ADJ analysis_NOUN reveal_VERB increase_VERB αkg_NOUN level_NOUN ,_PUNCT indicative_ADJ of_ADP glutamine_ADJ metabolism_NOUN ,_PUNCT and_CCONJ associate_VERB with_ADP tumour_NOUN growth_NOUN and_CCONJ survival_NOUN ._PUNCT transcriptome_NOUN analysis_NOUN show_VERB alteration_NOUN in_ADP epigenetic_ADJ mark_NOUN ,_PUNCT include_VERB hypomethylation_NOUN and_CCONJ h3k4me3_NOUN modification_NOUN ,_PUNCT in_ADP response_NOUN to_ADP glutamine_NOUN supplementation_NOUN ._PUNCT these_DET change_NOUN be_AUX correlate_VERB with_ADP activation_NOUN of_ADP oncogenic_ADJ pathway_NOUN and_CCONJ improve_VERB tumour_NOUN growth_NOUN ._PUNCT dietary_ADJ intervention_NOUN with_ADP glutamine_NOUN also_ADV demonstrate_VERB enhance_VERB tumour_NOUN growth_NOUN and_CCONJ survival_NOUN in_ADP the_DET model_NOUN ._PUNCT</text:p>
          </table:table-cell>
          <table:table-cell office:value-type="float" office:value="101" calcext:value-type="float">
            <text:p>101</text:p>
          </table:table-cell>
          <table:table-cell office:value-type="float" office:value="2.14" calcext:value-type="float">
            <text:p>2,14</text:p>
          </table:table-cell>
          <table:table-cell office:value-type="float" office:value="2.78733193533761" calcext:value-type="float">
            <text:p>2,78733193533761</text:p>
          </table:table-cell>
          <table:table-cell office:value-type="float" office:value="0" calcext:value-type="float">
            <text:p>0</text:p>
          </table:table-cell>
          <table:table-cell/>
        </table:table-row>
        <table:table-row table:style-name="ro1">
          <table:table-cell table:formula="of:=[.A4]+1" office:value-type="float" office:value="5" calcext:value-type="float">
            <text:p>5</text:p>
          </table:table-cell>
          <table:table-cell table:style-name="Default" office:value-type="string" calcext:value-type="string">
            <text:p>sentence_5</text:p>
          </table:table-cell>
          <table:table-cell office:value-type="string" calcext:value-type="string">
            <text:p>Plasmodesmata, the critical link between adjacent plant cells, have been long recognised as key players in plant multicellularity. However, recent studies have highlighted novel functions and increased plasticity in plasmodesmata, challenging our traditional understanding of these cell-to-cell boundaries. Structural signatures of plasmodesmata, such as protein complexes and ribonucleoproteins, have been shown to play crucial roles in selective transport and cell signalling. Furthermore, the functional specificity of plasmodesmata has been revealed through their ability to distinguish between different cellular identities, allowing for nuanced regulation of cell-to-cell communication. Our molecular insights into plasmodesmata reveal a complex and dynamic system, with novel functions awaiting discovery.</text:p>
          </table:table-cell>
          <table:table-cell office:value-type="string" calcext:value-type="string">
            <text:p>Plasmodesmata_PROPN ,_PUNCT the_DET critical_ADJ link_NOUN between_ADP adjacent_ADJ plant_NOUN cell_NOUN ,_PUNCT have_AUX be_AUX long_ADV recognise_VERB as_ADP key_ADJ player_NOUN in_ADP plant_NOUN multicellularity_NOUN ._PUNCT however_ADV ,_PUNCT recent_ADJ study_NOUN have_AUX highlight_VERB novel_ADJ function_NOUN and_CCONJ increase_VERB plasticity_NOUN in_ADP plasmodesmata_NOUN ,_PUNCT challenge_VERB our_PRON traditional_ADJ understanding_NOUN of_ADP these_DET cell_NOUN -_PUNCT to_ADP -_PUNCT cell_NOUN boundary_NOUN ._PUNCT structural_ADJ signature_NOUN of_ADP plasmodesmata_PROPN ,_PUNCT such_ADJ as_ADP protein_NOUN complex_NOUN and_CCONJ ribonucleoprotein_NOUN ,_PUNCT have_AUX be_AUX show_VERB to_PART play_VERB crucial_ADJ role_NOUN in_ADP selective_ADJ transport_NOUN and_CCONJ cell_NOUN signal_VERB ._PUNCT furthermore_ADV ,_PUNCT the_DET functional_ADJ specificity_NOUN of_ADP plasmodesmata_NOUN have_AUX be_AUX reveal_VERB through_ADP their_PRON ability_NOUN to_PART distinguish_VERB between_ADP different_ADJ cellular_ADJ identity_NOUN ,_PUNCT allow_VERB for_ADP nuanced_ADJ regulation_NOUN of_ADP cell_NOUN -_PUNCT to_ADP -_PUNCT cell_NOUN communication_NOUN ._PUNCT our_PRON molecular_ADJ insight_NOUN into_ADP plasmodesmata_PROPN reveal_VERB a_DET complex_ADJ and_CCONJ dynamic_ADJ system_NOUN ,_PUNCT with_ADP novel_ADJ function_NOUN await_VERB discovery_NOUN ._PUNCT</text:p>
          </table:table-cell>
          <table:table-cell office:value-type="float" office:value="106" calcext:value-type="float">
            <text:p>106</text:p>
          </table:table-cell>
          <table:table-cell office:value-type="float" office:value="13.218" calcext:value-type="float">
            <text:p>13,218</text:p>
          </table:table-cell>
          <table:table-cell office:value-type="float" office:value="2.61156775967387" calcext:value-type="float">
            <text:p>2,61156775967387</text:p>
          </table:table-cell>
          <table:table-cell office:value-type="float" office:value="1" calcext:value-type="float">
            <text:p>1</text:p>
          </table:table-cell>
          <table:table-cell/>
        </table:table-row>
        <table:table-row table:style-name="ro1">
          <table:table-cell table:formula="of:=[.A5]+1" office:value-type="float" office:value="6" calcext:value-type="float">
            <text:p>6</text:p>
          </table:table-cell>
          <table:table-cell table:style-name="Default" office:value-type="string" calcext:value-type="string">
            <text:p>sentence_5</text:p>
          </table:table-cell>
          <table:table-cell office:value-type="string" calcext:value-type="string">
            <text:p>Plasmodesmata are structures connecting plant cells that facilitate the exchange of molecules between cells. Despite their well-known role in plant physiology, the functions of plasmodesmata extend beyond cell-to-cell transport, and their cellular identity has long been a subject of debate. Recent molecular insights into the structure and function of plasmodesmata have revealed novel functions and a level of functional specificity previously unknown. Structural signatures, such as the specific arrangement of membrane proteins and the presence of distinct cellular identities, distinguish plasmodesmata from other structures. This review aims to synthesize the current understanding of plasmodesmata in the context of plant multicellularity and cell signalling.</text:p>
          </table:table-cell>
          <table:table-cell office:value-type="string" calcext:value-type="string">
            <text:p>plasmodesma_NOUN be_AUX structure_NOUN connect_VERB plant_NOUN cell_NOUN that_PRON facilitate_VERB the_DET exchange_NOUN of_ADP molecule_NOUN between_ADP cell_NOUN ._PUNCT despite_SCONJ their_PRON well_ADV -_PUNCT know_VERB role_NOUN in_ADP plant_NOUN physiology_NOUN ,_PUNCT the_DET function_NOUN of_ADP plasmodesmata_NOUN extend_NOUN beyond_ADP cell_NOUN -_PUNCT to_ADP -_PUNCT cell_NOUN transport_NOUN ,_PUNCT and_CCONJ their_PRON cellular_ADJ identity_NOUN have_AUX long_ADV be_AUX a_DET subject_NOUN of_ADP debate_NOUN ._PUNCT recent_ADJ molecular_ADJ insight_NOUN into_ADP the_DET structure_NOUN and_CCONJ function_NOUN of_ADP plasmodesmata_NOUN have_AUX reveal_VERB novel_ADJ function_NOUN and_CCONJ a_DET level_NOUN of_ADP functional_ADJ specificity_NOUN previously_ADV unknown_ADJ ._PUNCT structural_ADJ signature_NOUN ,_PUNCT such_ADJ as_ADP the_DET specific_ADJ arrangement_NOUN of_ADP membrane_NOUN protein_NOUN and_CCONJ the_DET presence_NOUN of_ADP distinct_ADJ cellular_ADJ identity_NOUN ,_PUNCT distinguish_VERB plasmodesmata_NOUN from_ADP other_ADJ structure_NOUN ._PUNCT this_DET review_NOUN aim_VERB to_PART synthesize_VERB the_DET current_ADJ understanding_NOUN of_ADP plasmodesmata_NOUN in_ADP the_DET context_NOUN of_ADP plant_NOUN multicellularity_NOUN and_CCONJ cell_NOUN signal_VERB ._PUNCT</text:p>
          </table:table-cell>
          <table:table-cell office:value-type="float" office:value="106" calcext:value-type="float">
            <text:p>106</text:p>
          </table:table-cell>
          <table:table-cell office:value-type="float" office:value="2.418" calcext:value-type="float">
            <text:p>2,418</text:p>
          </table:table-cell>
          <table:table-cell office:value-type="float" office:value="2.52249716340209" calcext:value-type="float">
            <text:p>2,52249716340209</text:p>
          </table:table-cell>
          <table:table-cell office:value-type="float" office:value="0" calcext:value-type="float">
            <text:p>0</text:p>
          </table:table-cell>
          <table:table-cell/>
        </table:table-row>
        <table:table-row table:style-name="ro1">
          <table:table-cell table:formula="of:=[.A6]+1" office:value-type="float" office:value="7" calcext:value-type="float">
            <text:p>7</text:p>
          </table:table-cell>
          <table:table-cell table:style-name="Default" office:value-type="string" calcext:value-type="string">
            <text:p>sentence_6</text:p>
          </table:table-cell>
          <table:table-cell office:value-type="string" calcext:value-type="string">
            <text:p>The development of bone-targeted therapeutic ligands is crucial for improving fracture repair and treating various bone diseases. We have designed and synthesized several acidic oligopeptides that selectively target bone tissues, exhibiting promising ligands with half-lives ranging from 1 to 5 days. Our results demonstrate that these bone-targeted ligands are effective in promoting fracture healing, reducing bone resorption, and mitigating the effects of bone cancers and osteomyelitis. Additionally, systemic administration of these ligands has shown a favorable toxicity profile, suggesting potential therapeutic applications in osteoporosis treatment. The promising ligands developed in this study hold significant promise for the treatment of bone diseases.</text:p>
          </table:table-cell>
          <table:table-cell office:value-type="string" calcext:value-type="string">
            <text:p>the_DET development_NOUN of_ADP bone_NOUN -_PUNCT target_VERB therapeutic_ADJ ligand_NOUN be_AUX crucial_ADJ for_ADP improve_VERB fracture_ADJ repair_NOUN and_CCONJ treat_VERB various_ADJ bone_NOUN disease_NOUN ._PUNCT we_PRON have_AUX design_VERB and_CCONJ synthesize_VERB several_ADJ acidic_ADJ oligopeptide_NOUN that_PRON selectively_ADV target_VERB bone_NOUN tissue_NOUN ,_PUNCT exhibit_VERB promising_ADJ ligand_NOUN with_ADP half_ADJ -_PUNCT life_NOUN range_VERB from_ADP 1_NUM to_PART 5_NUM day_NOUN ._PUNCT our_PRON result_NOUN demonstrate_VERB that_SCONJ these_DET bone_NOUN -_PUNCT target_VERB ligand_NOUN be_AUX effective_ADJ in_ADP promote_VERB fracture_NOUN healing_NOUN ,_PUNCT reduce_VERB bone_NOUN resorption_NOUN ,_PUNCT and_CCONJ mitigate_VERB the_DET effect_NOUN of_ADP bone_NOUN cancer_NOUN and_CCONJ osteomyelitis_NOUN ._PUNCT additionally_ADV ,_PUNCT systemic_ADJ administration_NOUN of_ADP these_DET ligand_NOUN have_AUX show_VERB a_DET favorable_ADJ toxicity_NOUN profile_NOUN ,_PUNCT suggest_VERB potential_ADJ therapeutic_ADJ application_NOUN in_ADP osteoporosis_NOUN treatment_NOUN ._PUNCT the_DET promising_ADJ ligand_NOUN develop_VERB in_ADP this_DET study_NOUN hold_VERB significant_ADJ promise_NOUN for_ADP the_DET treatment_NOUN of_ADP bone_NOUN disease_NOUN ._PUNCT</text:p>
          </table:table-cell>
          <table:table-cell office:value-type="float" office:value="102" calcext:value-type="float">
            <text:p>102</text:p>
          </table:table-cell>
          <table:table-cell office:value-type="float" office:value="5.568" calcext:value-type="float">
            <text:p>5,568</text:p>
          </table:table-cell>
          <table:table-cell office:value-type="float" office:value="2.77551565597306" calcext:value-type="float">
            <text:p>2,77551565597306</text:p>
          </table:table-cell>
          <table:table-cell office:value-type="float" office:value="1" calcext:value-type="float">
            <text:p>1</text:p>
          </table:table-cell>
          <table:table-cell/>
        </table:table-row>
        <table:table-row table:style-name="ro1">
          <table:table-cell table:formula="of:=[.A7]+1" office:value-type="float" office:value="8" calcext:value-type="float">
            <text:p>8</text:p>
          </table:table-cell>
          <table:table-cell office:value-type="string" calcext:value-type="string">
            <text:p>sentence_6</text:p>
          </table:table-cell>
          <table:table-cell office:value-type="string" calcext:value-type="string">
            <text:p>Bone anabolics and their effects on fracture repair and bone diseases remain a critical area of research. We report the development of a novel bone-targeting molecule, a selective ligand for the bone anabolic receptor, coupled with an acidic oligopeptide. This design enhances therapeutic delivery. The molecule exhibits a favorable half-life and toxicity profile. In vitro and in vivo studies demonstrated promising effects in fracture healing, bone cancer, osteomyelitis, and osteoporosis models. Systemic administration improved fracture repair outcomes and enhanced bone density in osteoporosis models. This bone-targeting molecule represents a promising therapeutic delivery option for bone-related disorders and fractures.</text:p>
          </table:table-cell>
          <table:table-cell office:value-type="string" calcext:value-type="string">
            <text:p>bone_NOUN anabolic_NOUN and_CCONJ their_PRON effect_NOUN on_ADP fracture_ADJ repair_NOUN and_CCONJ bone_NOUN disease_NOUN remain_VERB a_DET critical_ADJ area_NOUN of_ADP research_NOUN ._PUNCT we_PRON report_VERB the_DET development_NOUN of_ADP a_DET novel_ADJ bone_NOUN -_PUNCT target_VERB molecule_NOUN ,_PUNCT a_DET selective_ADJ ligand_NOUN for_ADP the_DET bone_NOUN anabolic_NOUN receptor_NOUN ,_PUNCT couple_VERB with_ADP an_DET acidic_ADJ oligopeptide_NOUN ._PUNCT this_DET design_NOUN enhance_VERB therapeutic_ADJ delivery_NOUN ._PUNCT the_DET molecule_NOUN exhibit_VERB a_DET favorable_ADJ half_ADJ -_PUNCT life_NOUN and_CCONJ toxicity_NOUN profile_NOUN ._PUNCT in_ADP vitro_X and_CCONJ in_ADP vivo_ADJ study_NOUN demonstrate_VERB promising_ADJ effect_NOUN in_ADP fracture_NOUN healing_NOUN ,_PUNCT bone_NOUN cancer_NOUN ,_PUNCT osteomyelitis_NOUN ,_PUNCT and_CCONJ osteoporosis_NOUN model_NOUN ._PUNCT systemic_ADJ administration_NOUN improve_VERB fracture_ADJ repair_NOUN outcome_NOUN and_CCONJ enhance_VERB bone_NOUN density_NOUN in_ADP osteoporosis_NOUN model_NOUN ._PUNCT this_DET bone_NOUN -_PUNCT target_VERB molecule_NOUN represent_VERB a_DET promising_ADJ therapeutic_ADJ delivery_NOUN option_NOUN for_ADP bone_NOUN -_PUNCT relate_VERB disorder_NOUN and_CCONJ fracture_NOUN ._PUNCT</text:p>
          </table:table-cell>
          <table:table-cell office:value-type="float" office:value="102" calcext:value-type="float">
            <text:p>102</text:p>
          </table:table-cell>
          <table:table-cell office:value-type="float" office:value="2.034" calcext:value-type="float">
            <text:p>2,034</text:p>
          </table:table-cell>
          <table:table-cell office:value-type="float" office:value="3.44173262501491" calcext:value-type="float">
            <text:p>3,44173262501491</text:p>
          </table:table-cell>
          <table:table-cell office:value-type="float" office:value="0" calcext:value-type="float">
            <text:p>0</text:p>
          </table:table-cell>
          <table:table-cell/>
        </table:table-row>
        <table:table-row table:style-name="ro1">
          <table:table-cell table:formula="of:=[.A8]+1" office:value-type="float" office:value="9" calcext:value-type="float">
            <text:p>9</text:p>
          </table:table-cell>
          <table:table-cell office:value-type="string" calcext:value-type="string">
            <text:p>sentence_7</text:p>
          </table:table-cell>
          <table:table-cell office:value-type="string" calcext:value-type="string">
            <text:p>The sodium-dependent phosphate transporter (TmPiT) is crucial for regulating inorganic phosphate levels in the body. Its structure and mechanism of action have been extensively studied, but the underlying molecular details remain complex. Using X-ray crystallography and molecular dynamics simulations, we investigated the structure of TmPiT in the inward occluded conformation, a key intermediate in the phosphate transport process. We found that sodium ions play a critical role in stabilizing the conformation and facilitating phosphate transport. Notably, disease-related mutations in hPiT variants can alter the transporter's structure and function, highlighting the potential for therapeutic intervention. Our findings inform drug design strategies for targeting TmPiT.</text:p>
          </table:table-cell>
          <table:table-cell office:value-type="string" calcext:value-type="string">
            <text:p>the_DET sodium_NOUN -_PUNCT dependent_ADJ phosphate_NOUN transporter_NOUN (_PUNCT TmPiT_PROPN )_PUNCT be_AUX crucial_ADJ for_ADP regulate_VERB inorganic_ADJ phosphate_ADJ level_NOUN in_ADP the_DET body_NOUN ._PUNCT its_PRON structure_NOUN and_CCONJ mechanism_NOUN of_ADP action_NOUN have_AUX be_AUX extensively_ADV study_VERB ,_PUNCT but_CCONJ the_DET underlie_VERB molecular_ADJ detail_NOUN remain_VERB complex_ADJ ._PUNCT use_VERB x_NOUN -_NOUN ray_NOUN crystallography_NOUN and_CCONJ molecular_ADJ dynamic_NOUN simulation_NOUN ,_PUNCT we_PRON investigate_VERB the_DET structure_NOUN of_ADP TmPiT_PROPN in_ADP the_DET inward_ADJ occluded_ADJ conformation_NOUN ,_PUNCT a_DET key_ADJ intermediate_NOUN in_ADP the_DET phosphate_ADJ transport_NOUN process_NOUN ._PUNCT we_PRON find_VERB that_SCONJ sodium_NOUN ion_NOUN play_VERB a_DET critical_ADJ role_NOUN in_ADP stabilize_VERB the_DET conformation_NOUN and_CCONJ facilitate_VERB phosphate_ADJ transport_NOUN ._PUNCT notably_ADV ,_PUNCT disease_NOUN -_PUNCT relate_VERB mutation_NOUN in_ADP hPiT_PROPN variant_NOUN can_AUX alter_VERB the_DET transporter_NOUN 's_PART structure_NOUN and_CCONJ function_NOUN ,_PUNCT highlight_VERB the_DET potential_NOUN for_ADP therapeutic_ADJ intervention_NOUN ._PUNCT our_PRON finding_NOUN inform_VERB drug_NOUN design_NOUN strategy_NOUN for_ADP target_VERB tmpit._PRON</text:p>
          </table:table-cell>
          <table:table-cell office:value-type="float" office:value="108" calcext:value-type="float">
            <text:p>108</text:p>
          </table:table-cell>
          <table:table-cell office:value-type="float" office:value="5.194" calcext:value-type="float">
            <text:p>5,194</text:p>
          </table:table-cell>
          <table:table-cell office:value-type="float" office:value="2.65394343382923" calcext:value-type="float">
            <text:p>2,65394343382923</text:p>
          </table:table-cell>
          <table:table-cell office:value-type="float" office:value="1" calcext:value-type="float">
            <text:p>1</text:p>
          </table:table-cell>
          <table:table-cell/>
        </table:table-row>
        <table:table-row table:style-name="ro1">
          <table:table-cell table:formula="of:=[.A9]+1" office:value-type="float" office:value="10" calcext:value-type="float">
            <text:p>10</text:p>
          </table:table-cell>
          <table:table-cell office:value-type="string" calcext:value-type="string">
            <text:p>sentence_7</text:p>
          </table:table-cell>
          <table:table-cell office:value-type="string" calcext:value-type="string">
            <text:p>In this article, we provide the first crystallographic structure of the sodium-dependent phosphate transporter TmPiT. The structure reveals a unique elevator mechanism that enables the transport of phosphate across the plasma membrane. The transporter consists of three domains: D1, D2, and D3. D1 and D2 are extracellular, while D3 is intracellular. The three-dimensional structure of TmPiT shows a novel inward occluded conformation, where phosphate ions are occluded within the D3 domain. This conformation is stabilized by a conserved sodium ion binding site, which facilitates the transport of phosphate across the membrane. We also present hPiT variants with disease-related mutations and discuss their implications for drug design.</text:p>
          </table:table-cell>
          <table:table-cell office:value-type="string" calcext:value-type="string">
            <text:p>in_ADP this_DET article_NOUN ,_PUNCT we_PRON provide_VERB the_DET first_ADJ crystallographic_ADJ structure_NOUN of_ADP the_DET sodium_NOUN -_PUNCT dependent_ADJ phosphate_NOUN transporter_NOUN tmpit._PRON the_DET structure_NOUN reveal_VERB a_DET unique_ADJ elevator_NOUN mechanism_NOUN that_PRON enable_VERB the_DET transport_NOUN of_ADP phosphate_NOUN across_ADP the_DET plasma_NOUN membrane_NOUN ._PUNCT the_DET transporter_NOUN consist_VERB of_ADP three_NUM domain_NOUN :_PUNCT D1_PROPN ,_PUNCT D2_PROPN ,_PUNCT and_CCONJ D3_PROPN ._PUNCT D1_PROPN and_CCONJ D2_PROPN be_AUX extracellular_ADJ ,_PUNCT while_SCONJ D3_PROPN be_AUX intracellular_ADJ ._PUNCT the_DET three_NUM -_PUNCT dimensional_ADJ structure_NOUN of_ADP TmPiT_PROPN show_VERB a_DET novel_NOUN inward_ADV occluded_ADJ conformation_NOUN ,_PUNCT where_SCONJ phosphate_ADJ ion_NOUN be_AUX occlude_VERB within_ADP the_DET D3_PROPN domain_NOUN ._PUNCT this_DET conformation_NOUN be_AUX stabilize_VERB by_ADP a_DET conserve_VERB sodium_NOUN ion_NOUN bind_VERB site_NOUN ,_PUNCT which_PRON facilitate_VERB the_DET transport_NOUN of_ADP phosphate_NOUN across_ADP the_DET membrane_NOUN ._PUNCT we_PRON also_ADV present_VERB hPiT_PROPN variant_NOUN with_ADP disease_NOUN -_PUNCT relate_VERB mutation_NOUN and_CCONJ discuss_VERB their_PRON implication_NOUN for_ADP drug_NOUN design_NOUN ._PUNCT</text:p>
          </table:table-cell>
          <table:table-cell office:value-type="float" office:value="107" calcext:value-type="float">
            <text:p>107</text:p>
          </table:table-cell>
          <table:table-cell office:value-type="float" office:value="1.42" calcext:value-type="float">
            <text:p>1,42</text:p>
          </table:table-cell>
          <table:table-cell office:value-type="float" office:value="2.65381787274335" calcext:value-type="float">
            <text:p>2,65381787274335</text:p>
          </table:table-cell>
          <table:table-cell office:value-type="float" office:value="0" calcext:value-type="float">
            <text:p>0</text:p>
          </table:table-cell>
          <table:table-cell/>
        </table:table-row>
        <table:table-row table:style-name="ro1">
          <table:table-cell table:formula="of:=[.A10]+1" office:value-type="float" office:value="11" calcext:value-type="float">
            <text:p>11</text:p>
          </table:table-cell>
          <table:table-cell office:value-type="string" calcext:value-type="string">
            <text:p>sentence_10</text:p>
          </table:table-cell>
          <table:table-cell office:value-type="string" calcext:value-type="string">
            <text:p>NSCLC is a leading cause of cancer death worldwide. The limited efficacy of existing treatments necessitates innovative approaches. In this study, we utilized transgenic mice to model metastatic NSCLC, leveraging qPCR and immunohistochemistry to investigate the efficacy of tyrosine kinase inhibitors and immunotherapy. Notably, our findings revealed that ROS1 inhibition and K-RasG12D mutation status significantly impact tumor progression. We also demonstrated the potent immune-activating effects of electrovaccination and the development of immune memory. These results provide a foundation for the development of novel, combined therapies targeting metastatic NSCLC and other cancers, offering improved patient outcomes.</text:p>
          </table:table-cell>
          <table:table-cell office:value-type="string" calcext:value-type="string">
            <text:p>nsclc_NOUN be_AUX a_DET lead_VERB cause_NOUN of_ADP cancer_NOUN death_NOUN worldwide_ADV ._PUNCT the_DET limited_ADJ efficacy_NOUN of_ADP exist_VERB treatment_NOUN necessitate_VERB innovative_ADJ approach_NOUN ._PUNCT in_ADP this_DET study_NOUN ,_PUNCT we_PRON utilize_VERB transgenic_NOUN mouse_NOUN to_PART model_VERB metastatic_ADJ NSCLC_PROPN ,_PUNCT leverage_VERB qPCR_NOUN and_CCONJ immunohistochemistry_NOUN to_PART investigate_VERB the_DET efficacy_NOUN of_ADP tyrosine_PROPN kinase_NOUN inhibitor_NOUN and_CCONJ immunotherapy_NOUN ._PUNCT notably_ADV ,_PUNCT our_PRON finding_NOUN reveal_VERB that_SCONJ ROS1_PROPN inhibition_NOUN and_CCONJ K_PROPN -_PUNCT RasG12D_PROPN mutation_NOUN status_NOUN significantly_ADV impact_VERB tumor_NOUN progression_NOUN ._PUNCT we_PRON also_ADV demonstrate_VERB the_DET potent_ADJ immune_NOUN -_PUNCT activate_VERB effect_NOUN of_ADP electrovaccination_NOUN and_CCONJ the_DET development_NOUN of_ADP immune_ADJ memory_NOUN ._PUNCT these_DET result_NOUN provide_VERB a_DET foundation_NOUN for_ADP the_DET development_NOUN of_ADP novel_NOUN ,_PUNCT combine_VERB therapy_NOUN target_VERB metastatic_ADJ NSCLC_PROPN and_CCONJ other_ADJ cancer_NOUN ,_PUNCT offer_VERB improve_VERB patient_ADJ outcome_NOUN ._PUNCT</text:p>
          </table:table-cell>
          <table:table-cell office:value-type="float" office:value="97" calcext:value-type="float">
            <text:p>97</text:p>
          </table:table-cell>
          <table:table-cell office:value-type="float" office:value="5.512" calcext:value-type="float">
            <text:p>5,512</text:p>
          </table:table-cell>
          <table:table-cell office:value-type="float" office:value="3.20702590385493" calcext:value-type="float">
            <text:p>3,20702590385493</text:p>
          </table:table-cell>
          <table:table-cell office:value-type="float" office:value="1" calcext:value-type="float">
            <text:p>1</text:p>
          </table:table-cell>
          <table:table-cell/>
        </table:table-row>
        <table:table-row table:style-name="ro1">
          <table:table-cell table:formula="of:=[.A11]+1" office:value-type="float" office:value="12" calcext:value-type="float">
            <text:p>12</text:p>
          </table:table-cell>
          <table:table-cell office:value-type="string" calcext:value-type="string">
            <text:p>sentence_10</text:p>
          </table:table-cell>
          <table:table-cell office:value-type="string" calcext:value-type="string">
            <text:p>We investigated the efficacy of electrovaccination with plasmids encoding tumor antigens in a transgenic model of autochthonous NSCLC. Mice with metastatic K-RasG12D NSCLC were immunized with electrovaccination plasmids encoding tumor antigens. Survival was monitored, and tumor rejection was assessed using qPCR and immunohistochemistry. Tumor samples were also evaluated for ROS1 expression and cancer cell death using ROS1-specific inhibitors. Immunohistochemistry revealed significant immune memory, and electrovaccination induced a 50% reduction in cancer death. Our results suggest that electrovaccination with plasmids encoding tumor antigens is a promising approach for cancer immunotherapy in NSCLC.</text:p>
          </table:table-cell>
          <table:table-cell office:value-type="string" calcext:value-type="string">
            <text:p>we_PRON investigate_VERB the_DET efficacy_NOUN of_ADP electrovaccination_NOUN with_ADP plasmid_NOUN encode_VERB tumor_NOUN antigen_NOUN in_ADP a_DET transgenic_ADJ model_NOUN of_ADP autochthonous_ADJ NSCLC_PROPN ._PUNCT mouse_NOUN with_ADP metastatic_ADJ K_PROPN -_PUNCT RasG12D_PROPN NSCLC_PROPN be_AUX immunize_VERB with_ADP electrovaccination_NOUN plasmid_NOUN encode_VERB tumor_NOUN antigen_NOUN ._PUNCT Survival_PROPN be_AUX monitor_VERB ,_PUNCT and_CCONJ tumor_NOUN rejection_NOUN be_AUX assess_VERB use_VERB qPCR_NOUN and_CCONJ immunohistochemistry_NOUN ._PUNCT tumor_NOUN sample_NOUN be_AUX also_ADV evaluate_VERB for_ADP ROS1_PROPN expression_NOUN and_CCONJ cancer_NOUN cell_NOUN death_NOUN use_VERB ROS1_PROPN -_PUNCT specific_ADJ inhibitor_NOUN ._PUNCT Immunohistochemistry_PROPN reveal_VERB significant_ADJ immune_ADJ memory_NOUN ,_PUNCT and_CCONJ electrovaccination_NOUN induce_VERB a_DET 50_NUM %_NOUN reduction_NOUN in_ADP cancer_NOUN death_NOUN ._PUNCT our_PRON result_NOUN suggest_VERB that_SCONJ electrovaccination_NOUN with_ADP plasmid_NOUN encode_VERB tumor_NOUN antigen_NOUN be_AUX a_DET promising_ADJ approach_NOUN for_ADP cancer_NOUN immunotherapy_NOUN in_ADP NSCLC_PROPN ._PUNCT</text:p>
          </table:table-cell>
          <table:table-cell office:value-type="float" office:value="93" calcext:value-type="float">
            <text:p>93</text:p>
          </table:table-cell>
          <table:table-cell office:value-type="float" office:value="1.164" calcext:value-type="float">
            <text:p>1,164</text:p>
          </table:table-cell>
          <table:table-cell office:value-type="float" office:value="2.84477642782373" calcext:value-type="float">
            <text:p>2,84477642782373</text:p>
          </table:table-cell>
          <table:table-cell office:value-type="float" office:value="0" calcext:value-type="float">
            <text:p>0</text:p>
          </table:table-cell>
          <table:table-cell/>
        </table:table-row>
        <table:table-row table:style-name="ro1">
          <table:table-cell table:formula="of:=[.A12]+1" office:value-type="float" office:value="13" calcext:value-type="float">
            <text:p>13</text:p>
          </table:table-cell>
          <table:table-cell office:value-type="string" calcext:value-type="string">
            <text:p>sentence_11</text:p>
          </table:table-cell>
          <table:table-cell office:value-type="string" calcext:value-type="string">
            <text:p>Omentum-derived immune cells play a crucial role in the metastasis of ovarian cancer. We used RNA-sequencing to investigate the molecular mechanisms underlying the immune response in the omentum of ovarian cancer patients. Our results show that omental macrophages expressing CCR1 and CCL6/CCL23 chemokine ligands facilitate the migration and colonization of ovarian cancer cells. The ERK1/2 and PI3K signaling pathways are involved in the regulation of this process. Notably, depletion of omental macrophages and inhibition of CCR1 and chemokine ligands significantly impaired ovarian cancer metastasis. Our findings highlight the potential of omental macrophages as therapeutic targets in ovarian cancer.</text:p>
          </table:table-cell>
          <table:table-cell office:value-type="string" calcext:value-type="string">
            <text:p>Omentum_PROPN -_PUNCT derive_VERB immune_ADJ cell_NOUN play_VERB a_DET crucial_ADJ role_NOUN in_ADP the_DET metastasis_NOUN of_ADP ovarian_ADJ cancer_NOUN ._PUNCT we_PRON use_VERB RNA_PROPN -_PUNCT sequence_VERB to_PART investigate_VERB the_DET molecular_ADJ mechanism_NOUN underlie_VERB the_DET immune_ADJ response_NOUN in_ADP the_DET omentum_NOUN of_ADP ovarian_ADJ cancer_NOUN patient_NOUN ._PUNCT our_PRON result_NOUN show_VERB that_SCONJ omental_ADJ macrophage_NOUN express_VERB CCR1_PROPN and_CCONJ CCL6_PROPN /_SYM CCL23_PROPN chemokine_ADJ ligand_NOUN facilitate_VERB the_DET migration_NOUN and_CCONJ colonization_NOUN of_ADP ovarian_ADJ cancer_NOUN cell_NOUN ._PUNCT the_DET ERK1/2_PROPN and_CCONJ PI3_PROPN K_PROPN signal_VERB pathway_NOUN be_AUX involve_VERB in_ADP the_DET regulation_NOUN of_ADP this_DET process_NOUN ._PUNCT notably_ADV ,_PUNCT depletion_NOUN of_ADP omental_ADJ macrophage_NOUN and_CCONJ inhibition_NOUN of_ADP CCR1_PROPN and_CCONJ chemokine_ADJ ligand_NOUN significantly_ADV impair_VERB ovarian_ADJ cancer_NOUN metastasis_NOUN ._PUNCT our_PRON finding_NOUN highlight_VERB the_DET potential_NOUN of_ADP omental_ADJ macrophage_NOUN as_ADP therapeutic_ADJ target_NOUN in_ADP ovarian_ADJ cancer_NOUN ._PUNCT</text:p>
          </table:table-cell>
          <table:table-cell office:value-type="float" office:value="102" calcext:value-type="float">
            <text:p>102</text:p>
          </table:table-cell>
          <table:table-cell office:value-type="float" office:value="4.434" calcext:value-type="float">
            <text:p>4,434</text:p>
          </table:table-cell>
          <table:table-cell office:value-type="float" office:value="2.11121477399554" calcext:value-type="float">
            <text:p>2,11121477399554</text:p>
          </table:table-cell>
          <table:table-cell office:value-type="float" office:value="1" calcext:value-type="float">
            <text:p>1</text:p>
          </table:table-cell>
          <table:table-cell/>
        </table:table-row>
        <table:table-row table:style-name="ro1">
          <table:table-cell table:formula="of:=[.A13]+1" office:value-type="float" office:value="14" calcext:value-type="float">
            <text:p>14</text:p>
          </table:table-cell>
          <table:table-cell office:value-type="string" calcext:value-type="string">
            <text:p>sentence_11</text:p>
          </table:table-cell>
          <table:table-cell office:value-type="string" calcext:value-type="string">
            <text:p>The omentum, a fatty tissue surrounding the intestines, is a frequent site of metastasis in ovarian cancer. Recent studies have identified milky spots, specific aggregates of immune cells, within the omental tissue of ovarian cancer patients. We used RNA-seq to investigate the gene expression profile of immune cells within these milky spots. Our results show that macrophages within these spots express chemokine ligands CCL6 and CCL23, which are involved in the recruitment of CCR1+ cells. ERK1/2 and PI3K signaling pathways were activated, leading to the migration and colonization of ovarian cancer cells. Inhibition of these pathways impaired metastasis.</text:p>
          </table:table-cell>
          <table:table-cell office:value-type="string" calcext:value-type="string">
            <text:p>the_DET omentum_NOUN ,_PUNCT a_DET fatty_ADJ tissue_NOUN surround_VERB the_DET intestine_NOUN ,_PUNCT be_AUX a_DET frequent_ADJ site_NOUN of_ADP metastasis_NOUN in_ADP ovarian_ADJ cancer_NOUN ._PUNCT recent_ADJ study_NOUN have_AUX identify_VERB milky_ADJ spot_NOUN ,_PUNCT specific_ADJ aggregate_NOUN of_ADP immune_ADJ cell_NOUN ,_PUNCT within_ADP the_DET omental_ADJ tissue_NOUN of_ADP ovarian_ADJ cancer_NOUN patient_NOUN ._PUNCT we_PRON use_VERB RNA_PROPN -_PUNCT seq_PROPN to_PART investigate_VERB the_DET gene_NOUN expression_NOUN profile_NOUN of_ADP immune_ADJ cell_NOUN within_ADP these_DET milky_ADJ spot_NOUN ._PUNCT our_PRON result_NOUN show_VERB that_SCONJ macrophage_NOUN within_ADP these_DET spot_NOUN express_VERB chemokine_ADJ ligand_NOUN CCL6_PROPN and_CCONJ CCL23_PROPN ,_PUNCT which_PRON be_AUX involve_VERB in_ADP the_DET recruitment_NOUN of_ADP CCR1_PROPN +_CCONJ cell_NOUN ._PUNCT ERK1/2_PROPN and_CCONJ PI3_PROPN K_PROPN signal_VERB pathway_NOUN be_AUX activate_VERB ,_PUNCT lead_VERB to_ADP the_DET migration_NOUN and_CCONJ colonization_NOUN of_ADP ovarian_ADJ cancer_NOUN cell_NOUN ._PUNCT inhibition_NOUN of_ADP these_DET pathway_NOUN impair_VERB metastasis_NOUN ._PUNCT</text:p>
          </table:table-cell>
          <table:table-cell office:value-type="float" office:value="101" calcext:value-type="float">
            <text:p>101</text:p>
          </table:table-cell>
          <table:table-cell office:value-type="float" office:value="1.734" calcext:value-type="float">
            <text:p>1,734</text:p>
          </table:table-cell>
          <table:table-cell office:value-type="float" office:value="2.42854963030134" calcext:value-type="float">
            <text:p>2,42854963030134</text:p>
          </table:table-cell>
          <table:table-cell office:value-type="float" office:value="0" calcext:value-type="float">
            <text:p>0</text:p>
          </table:table-cell>
          <table:table-cell/>
        </table:table-row>
        <table:table-row table:style-name="ro1">
          <table:table-cell table:formula="of:=[.A14]+1" office:value-type="float" office:value="15" calcext:value-type="float">
            <text:p>15</text:p>
          </table:table-cell>
          <table:table-cell office:value-type="string" calcext:value-type="string">
            <text:p>sentence_12</text:p>
          </table:table-cell>
          <table:table-cell office:value-type="string" calcext:value-type="string">
            <text:p>The effects of cannabis use on the mental health and well-being of adolescents in Canada necessitate a comprehensive understanding of the risks and benefits associated with its use. This study aimed to examine the relationship between cannabis use and the risk of misusing psychoactive substances among adolescents in a clinical setting. Our findings indicate that evidence-based tools, such as screening questionnaires and specialized interventions, can effectively identify adolescents at risk of misuse. We also identified the importance of goal-setting and family support in mitigating the risks associated with cannabis use. Our study provides valuable insights for health care providers and resources for adolescents and families.</text:p>
          </table:table-cell>
          <table:table-cell office:value-type="string" calcext:value-type="string">
            <text:p>the_DET effect_NOUN of_ADP cannabis_ADJ use_NOUN on_ADP the_DET mental_ADJ health_NOUN and_CCONJ well_ADV -_PUNCT being_NOUN of_ADP adolescent_NOUN in_ADP Canada_PROPN necessitate_VERB a_DET comprehensive_ADJ understanding_NOUN of_ADP the_DET risk_NOUN and_CCONJ benefit_NOUN associate_VERB with_ADP its_PRON use_NOUN ._PUNCT this_DET study_NOUN aim_VERB to_PART examine_VERB the_DET relationship_NOUN between_ADP cannabis_NOUN use_NOUN and_CCONJ the_DET risk_NOUN of_ADP misuse_VERB psychoactive_ADJ substance_NOUN among_ADP adolescent_NOUN in_ADP a_DET clinical_ADJ setting_NOUN ._PUNCT our_PRON finding_NOUN indicate_VERB that_SCONJ evidence_NOUN -_PUNCT base_VERB tool_NOUN ,_PUNCT such_ADJ as_ADP screen_VERB questionnaire_NOUN and_CCONJ specialized_ADJ intervention_NOUN ,_PUNCT can_AUX effectively_ADV identify_VERB adolescent_NOUN at_ADP risk_NOUN of_ADP misuse_NOUN ._PUNCT we_PRON also_ADV identify_VERB the_DET importance_NOUN of_ADP goal_NOUN -_PUNCT setting_NOUN and_CCONJ family_NOUN support_NOUN in_ADP mitigate_VERB the_DET risk_NOUN associate_VERB with_ADP cannabis_NOUN use_NOUN ._PUNCT our_PRON study_NOUN provide_VERB valuable_ADJ insight_NOUN for_ADP health_NOUN care_NOUN provider_NOUN and_CCONJ resource_NOUN for_ADP adolescent_NOUN and_CCONJ family_NOUN ._PUNCT</text:p>
          </table:table-cell>
          <table:table-cell office:value-type="float" office:value="108" calcext:value-type="float">
            <text:p>108</text:p>
          </table:table-cell>
          <table:table-cell office:value-type="float" office:value="6.852" calcext:value-type="float">
            <text:p>6,852</text:p>
          </table:table-cell>
          <table:table-cell office:value-type="float" office:value="2.71667329141916" calcext:value-type="float">
            <text:p>2,71667329141916</text:p>
          </table:table-cell>
          <table:table-cell office:value-type="float" office:value="1" calcext:value-type="float">
            <text:p>1</text:p>
          </table:table-cell>
          <table:table-cell/>
        </table:table-row>
        <table:table-row table:style-name="ro1">
          <table:table-cell table:formula="of:=[.A15]+1" office:value-type="float" office:value="16" calcext:value-type="float">
            <text:p>16</text:p>
          </table:table-cell>
          <table:table-cell office:value-type="string" calcext:value-type="string">
            <text:p>sentence_12</text:p>
          </table:table-cell>
          <table:table-cell office:value-type="string" calcext:value-type="string">
            <text:p>This article reviews the current evidence regarding cannabis use among adolescents in Canada and the role of health care providers in addressing substance use in this population. A comprehensive review of the literature on cannabis use, its effects on adolescents, and the clinical setting was conducted. Specialized interventions and evidence-based tools were examined in the context of screening questionnaires and goal-setting. The impact of cannabis use on risky behaviours and the need for family support were also evaluated. This article aims to provide an overview of the current state of knowledge on cannabis use among adolescents in Canada and inform evidence-based practice.</text:p>
          </table:table-cell>
          <table:table-cell office:value-type="string" calcext:value-type="string">
            <text:p>this_DET article_NOUN review_VERB the_DET current_ADJ evidence_NOUN regard_VERB cannabis_NOUN use_NOUN among_ADP adolescent_NOUN in_ADP Canada_PROPN and_CCONJ the_DET role_NOUN of_ADP health_NOUN care_NOUN provider_NOUN in_ADP address_VERB substance_NOUN use_NOUN in_ADP this_DET population_NOUN ._PUNCT a_DET comprehensive_ADJ review_NOUN of_ADP the_DET literature_NOUN on_ADP cannabis_NOUN use_NOUN ,_PUNCT its_PRON effect_NOUN on_ADP adolescent_NOUN ,_PUNCT and_CCONJ the_DET clinical_ADJ setting_NOUN be_AUX conduct_VERB ._PUNCT specialized_ADJ intervention_NOUN and_CCONJ evidence_NOUN -_PUNCT base_VERB tool_NOUN be_AUX examine_VERB in_ADP the_DET context_NOUN of_ADP screen_VERB questionnaire_NOUN and_CCONJ goal_NOUN -_PUNCT setting_NOUN ._PUNCT the_DET impact_NOUN of_ADP cannabis_ADJ use_NOUN on_ADP risky_ADJ behaviour_NOUN and_CCONJ the_DET need_NOUN for_ADP family_NOUN support_NOUN be_AUX also_ADV evaluate_VERB ._PUNCT this_DET article_NOUN aim_VERB to_PART provide_VERB an_DET overview_NOUN of_ADP the_DET current_ADJ state_NOUN of_ADP knowledge_NOUN on_ADP cannabis_ADJ use_NOUN among_ADP adolescent_NOUN in_ADP Canada_PROPN and_CCONJ inform_VERB evidence_NOUN -_PUNCT base_VERB practice_NOUN ._PUNCT</text:p>
          </table:table-cell>
          <table:table-cell office:value-type="float" office:value="105" calcext:value-type="float">
            <text:p>105</text:p>
          </table:table-cell>
          <table:table-cell office:value-type="float" office:value="2.172" calcext:value-type="float">
            <text:p>2,172</text:p>
          </table:table-cell>
          <table:table-cell office:value-type="float" office:value="2.92477655825408" calcext:value-type="float">
            <text:p>2,92477655825408</text:p>
          </table:table-cell>
          <table:table-cell office:value-type="float" office:value="0" calcext:value-type="float">
            <text:p>0</text:p>
          </table:table-cell>
          <table:table-cell/>
        </table:table-row>
        <table:table-row table:style-name="ro1">
          <table:table-cell table:formula="of:=[.A16]+1" office:value-type="float" office:value="17" calcext:value-type="float">
            <text:p>17</text:p>
          </table:table-cell>
          <table:table-cell office:value-type="string" calcext:value-type="string">
            <text:p>sentence_13</text:p>
          </table:table-cell>
          <table:table-cell office:value-type="string" calcext:value-type="string">
            <text:p>Pneumothorax as a complication of COVID-19 poses a significant threat to patient outcomes. The rapid spread of the infection and the underlying respiratory issues exacerbate the risk of developing this condition. Awareness of the symptoms and warning signs is crucial to prevent pneumothorax, as it often presents with non-specific respiratory symptoms. Early detection and treatment are essential to mitigate the complications and improve survival rates. This review aims to highlight the current understanding of pneumothorax as a complication of COVID-19, the importance of awareness, and the need for early intervention to prevent this potentially life-threatening condition.</text:p>
          </table:table-cell>
          <table:table-cell office:value-type="string" calcext:value-type="string">
            <text:p>pneumothorax_NOUN as_ADP a_DET complication_NOUN of_ADP covid-19_NOUN pose_VERB a_DET significant_ADJ threat_NOUN to_ADP patient_ADJ outcome_NOUN ._PUNCT the_DET rapid_ADJ spread_NOUN of_ADP the_DET infection_NOUN and_CCONJ the_DET underlie_VERB respiratory_ADJ issue_NOUN exacerbate_VERB the_DET risk_NOUN of_ADP develop_VERB this_DET condition_NOUN ._PUNCT awareness_NOUN of_ADP the_DET symptom_NOUN and_CCONJ warning_NOUN sign_NOUN be_AUX crucial_ADJ to_PART prevent_VERB pneumothorax_NOUN ,_PUNCT as_SCONJ it_PRON often_ADV present_VERB with_ADP non_ADJ -_ADJ specific_ADJ respiratory_ADJ symptom_NOUN ._PUNCT early_ADJ detection_NOUN and_CCONJ treatment_NOUN be_AUX essential_ADJ to_PART mitigate_VERB the_DET complication_NOUN and_CCONJ improve_VERB survival_NOUN rate_NOUN ._PUNCT this_DET review_NOUN aim_VERB to_PART highlight_VERB the_DET current_ADJ understanding_NOUN of_ADP pneumothorax_NOUN as_ADP a_DET complication_NOUN of_ADP covid-19_NOUN ,_PUNCT the_DET importance_NOUN of_ADP awareness_NOUN ,_PUNCT and_CCONJ the_DET need_NOUN for_ADP early_ADJ intervention_NOUN to_PART prevent_VERB this_DET potentially_ADV life_NOUN -_PUNCT threaten_VERB condition_NOUN ._PUNCT</text:p>
          </table:table-cell>
          <table:table-cell office:value-type="float" office:value="99" calcext:value-type="float">
            <text:p>99</text:p>
          </table:table-cell>
          <table:table-cell office:value-type="float" office:value="5.444" calcext:value-type="float">
            <text:p>5,444</text:p>
          </table:table-cell>
          <table:table-cell office:value-type="float" office:value="1.98004425549116" calcext:value-type="float">
            <text:p>1,98004425549116</text:p>
          </table:table-cell>
          <table:table-cell office:value-type="float" office:value="1" calcext:value-type="float">
            <text:p>1</text:p>
          </table:table-cell>
          <table:table-cell/>
        </table:table-row>
        <table:table-row table:style-name="ro1">
          <table:table-cell table:formula="of:=[.A17]+1" office:value-type="float" office:value="18" calcext:value-type="float">
            <text:p>18</text:p>
          </table:table-cell>
          <table:table-cell office:value-type="string" calcext:value-type="string">
            <text:p>sentence_13</text:p>
          </table:table-cell>
          <table:table-cell office:value-type="string" calcext:value-type="string">
            <text:p>A pneumothorax, also known as the collapse of the lung, can occur as a complication of COVID-19. This condition can be caused by the virus's effect on the lung's ability to expand and contract properly. When a pneumothorax occurs, the lung's air sacs can rupture, causing air to leak into the chest cavity. This can lead to the collapse of the lung, resulting in a range of complications, including difficulty breathing, pneumonia, and even death. It is essential to raise awareness about the potential complications of COVID-19, especially pneumothorax, to prevent and treat these complications effectively.</text:p>
          </table:table-cell>
          <table:table-cell office:value-type="string" calcext:value-type="string">
            <text:p>a_DET pneumothorax_NOUN ,_PUNCT also_ADV know_VERB as_ADP the_DET collapse_NOUN of_ADP the_DET lung_NOUN ,_PUNCT can_AUX occur_VERB as_ADP a_DET complication_NOUN of_ADP covid-19_NOUN ._PUNCT this_DET condition_NOUN can_AUX be_AUX cause_VERB by_ADP the_DET virus_NOUN 's_PART effect_NOUN on_ADP the_DET lung_NOUN 's_PART ability_NOUN to_PART expand_VERB and_CCONJ contract_VERB properly_ADV ._PUNCT when_SCONJ a_DET pneumothorax_NOUN occur_VERB ,_PUNCT the_DET lung_NOUN 's_PART air_NOUN sacs_PROPN can_AUX rupture_VERB ,_PUNCT cause_VERB air_NOUN to_PART leak_VERB into_ADP the_DET chest_NOUN cavity_NOUN ._PUNCT this_PRON can_AUX lead_VERB to_ADP the_DET collapse_NOUN of_ADP the_DET lung_NOUN ,_PUNCT result_VERB in_ADP a_DET range_NOUN of_ADP complication_NOUN ,_PUNCT include_VERB difficulty_NOUN breathing_NOUN ,_PUNCT pneumonia_NOUN ,_PUNCT and_CCONJ even_ADV death_NOUN ._PUNCT it_PRON be_AUX essential_ADJ to_PART raise_VERB awareness_NOUN about_ADP the_DET potential_ADJ complication_NOUN of_ADP covid-19_NOUN ,_PUNCT especially_ADV pneumothorax_ADJ ,_PUNCT to_PART prevent_VERB and_CCONJ treat_VERB these_DET complication_NOUN effectively_ADV ._PUNCT</text:p>
          </table:table-cell>
          <table:table-cell office:value-type="float" office:value="99" calcext:value-type="float">
            <text:p>99</text:p>
          </table:table-cell>
          <table:table-cell office:value-type="float" office:value="1.73" calcext:value-type="float">
            <text:p>1,73</text:p>
          </table:table-cell>
          <table:table-cell office:value-type="float" office:value="1.73206039546996" calcext:value-type="float">
            <text:p>1,73206039546996</text:p>
          </table:table-cell>
          <table:table-cell office:value-type="float" office:value="0" calcext:value-type="float">
            <text:p>0</text:p>
          </table:table-cell>
          <table:table-cell/>
        </table:table-row>
        <table:table-row table:style-name="ro1">
          <table:table-cell table:formula="of:=[.A18]+1" office:value-type="float" office:value="19" calcext:value-type="float">
            <text:p>19</text:p>
          </table:table-cell>
          <table:table-cell office:value-type="string" calcext:value-type="string">
            <text:p>sentence_15</text:p>
          </table:table-cell>
          <table:table-cell office:value-type="string" calcext:value-type="string">
            <text:p>Gulf War Illness (GWI) is a chronic health condition affecting many veterans, characterized by unexplained symptoms including posttraumatic stress disorder (PTSD), mood disorders, gastrointestinal (GI) problems, and chronic fatigue. This condition is marked by significant alterations in the gut microbiome, including increased levels of Firmicutes and decreased levels of Bacteroidetes, resulting in dysbiosis. Our mouse model, fed a high-fat diet (HF) and exposed to stress, exhibits similar changes. Treatment-induced changes in gut microbiome composition are reversible with dietary intervention, suggesting lifestyle risk factors play a crucial role in GWI. Our findings highlight the importance of gut microbiome in GWI and provide a potential avenue for treatment.</text:p>
          </table:table-cell>
          <table:table-cell office:value-type="string" calcext:value-type="string">
            <text:p>Gulf_PROPN War_PROPN Illness_PROPN (_PUNCT GWI_PROPN )_PUNCT be_AUX a_DET chronic_ADJ health_NOUN condition_NOUN affect_VERB many_ADJ veteran_NOUN ,_PUNCT characterize_VERB by_ADP unexplained_ADJ symptom_NOUN include_VERB posttraumatic_ADJ stress_NOUN disorder_NOUN (_PUNCT PTSD_PROPN )_PUNCT ,_PUNCT mood_NOUN disorder_NOUN ,_PUNCT gastrointestinal_ADJ (_PUNCT GI_PROPN )_PUNCT problem_NOUN ,_PUNCT and_CCONJ chronic_ADJ fatigue_NOUN ._PUNCT this_DET condition_NOUN be_AUX mark_VERB by_ADP significant_ADJ alteration_NOUN in_ADP the_DET gut_NOUN microbiome_NOUN ,_PUNCT include_VERB increase_VERB level_NOUN of_ADP Firmicutes_PROPN and_CCONJ decrease_VERB level_NOUN of_ADP Bacteroidetes_PROPN ,_PUNCT result_VERB in_ADP dysbiosis_NOUN ._PUNCT our_PRON mouse_NOUN model_NOUN ,_PUNCT feed_VERB a_DET high_ADJ -_PUNCT fat_NOUN diet_NOUN (_PUNCT HF_PROPN )_PUNCT and_CCONJ expose_VERB to_ADP stress_NOUN ,_PUNCT exhibit_VERB similar_ADJ change_NOUN ._PUNCT treatment_NOUN -_PUNCT induce_VERB change_NOUN in_ADP gut_NOUN microbiome_ADJ composition_NOUN be_AUX reversible_ADJ with_ADP dietary_ADJ intervention_NOUN ,_PUNCT suggest_VERB lifestyle_NOUN risk_NOUN factor_NOUN play_VERB a_DET crucial_ADJ role_NOUN in_ADP GWI_PROPN ._PUNCT our_PRON finding_NOUN highlight_VERB the_DET importance_NOUN of_ADP gut_NOUN microbiome_NOUN in_ADP GWI_PROPN and_CCONJ provide_VERB a_DET potential_ADJ avenue_NOUN for_ADP treatment_NOUN ._PUNCT</text:p>
          </table:table-cell>
          <table:table-cell office:value-type="float" office:value="108" calcext:value-type="float">
            <text:p>108</text:p>
          </table:table-cell>
          <table:table-cell office:value-type="float" office:value="5.036" calcext:value-type="float">
            <text:p>5,036</text:p>
          </table:table-cell>
          <table:table-cell office:value-type="float" office:value="2.58121894990038" calcext:value-type="float">
            <text:p>2,58121894990038</text:p>
          </table:table-cell>
          <table:table-cell office:value-type="float" office:value="1" calcext:value-type="float">
            <text:p>1</text:p>
          </table:table-cell>
          <table:table-cell/>
        </table:table-row>
        <table:table-row table:style-name="ro1">
          <table:table-cell table:formula="of:=[.A19]+1" office:value-type="float" office:value="20" calcext:value-type="float">
            <text:p>20</text:p>
          </table:table-cell>
          <table:table-cell table:style-name="Default" office:value-type="string" calcext:value-type="string">
            <text:p>sentence_15</text:p>
          </table:table-cell>
          <table:table-cell office:value-type="string" calcext:value-type="string">
            <text:p>Gulf War Illness (GWI) is a chronic health condition affecting veterans of the Gulf War, characterized by a range of symptoms including posttraumatic stress disorder (PTSD), mood disorders, gastrointestinal problems, chronic fatigue, and cognitive impairments. A mouse model of GWI was established using a high-fat diet (HF) to induce dysbiosis, a shift in the gut microbiome structure characterized by decreased Firmicutes and increased Bacteroidetes. This taxonomic structure was associated with GWI symptoms. Following a treatment-induced change, recovery was achieved through a dietary intervention focusing on increasing Firmicutes and Bacteroidetes populations. Lifestyle risk factors and dietary intervention were found to be reversible, suggesting potential for treatment of GWI.</text:p>
          </table:table-cell>
          <table:table-cell office:value-type="string" calcext:value-type="string">
            <text:p>Gulf_PROPN War_PROPN Illness_PROPN (_PUNCT GWI_PROPN )_PUNCT be_AUX a_DET chronic_ADJ health_NOUN condition_NOUN affect_VERB veteran_NOUN of_ADP the_DET Gulf_PROPN War_PROPN ,_PUNCT characterize_VERB by_ADP a_DET range_NOUN of_ADP symptom_NOUN include_VERB posttraumatic_ADJ stress_NOUN disorder_NOUN (_PUNCT PTSD_PROPN )_PUNCT ,_PUNCT mood_NOUN disorder_NOUN ,_PUNCT gastrointestinal_ADJ problem_NOUN ,_PUNCT chronic_ADJ fatigue_NOUN ,_PUNCT and_CCONJ cognitive_ADJ impairment_NOUN ._PUNCT a_DET mouse_NOUN model_NOUN of_ADP GWI_PROPN be_AUX establish_VERB use_VERB a_DET high_ADJ -_PUNCT fat_NOUN diet_NOUN (_PUNCT HF_PROPN )_PUNCT to_PART induce_VERB dysbiosis_NOUN ,_PUNCT a_DET shift_NOUN in_ADP the_DET gut_NOUN microbiome_NOUN structure_NOUN characterize_VERB by_ADP decrease_VERB Firmicutes_PROPN and_CCONJ increase_VERB bacteroidete_NOUN ._PUNCT this_DET taxonomic_ADJ structure_NOUN be_AUX associate_VERB with_ADP GWI_PROPN symptom_NOUN ._PUNCT follow_VERB a_DET treatment_NOUN -_PUNCT induce_VERB change_NOUN ,_PUNCT recovery_NOUN be_AUX achieve_VERB through_ADP a_DET dietary_ADJ intervention_NOUN focus_VERB on_ADP increase_VERB Firmicutes_PROPN and_CCONJ Bacteroidetes_PROPN population_NOUN ._PUNCT lifestyle_NOUN risk_NOUN factor_NOUN and_CCONJ dietary_ADJ intervention_NOUN be_AUX find_VERB to_PART be_AUX reversible_ADJ ,_PUNCT suggest_VERB potential_NOUN for_ADP treatment_NOUN of_ADP GWI_PROPN ._PUNCT</text:p>
          </table:table-cell>
          <table:table-cell office:value-type="float" office:value="109" calcext:value-type="float">
            <text:p>109</text:p>
          </table:table-cell>
          <table:table-cell office:value-type="float" office:value="1.338" calcext:value-type="float">
            <text:p>1,338</text:p>
          </table:table-cell>
          <table:table-cell office:value-type="float" office:value="2.69882041529605" calcext:value-type="float">
            <text:p>2,69882041529605</text:p>
          </table:table-cell>
          <table:table-cell office:value-type="float" office:value="0" calcext:value-type="float">
            <text:p>0</text:p>
          </table:table-cell>
          <table:table-cell/>
        </table:table-row>
        <table:table-row table:style-name="ro1">
          <table:table-cell table:formula="of:=[.A20]+1" office:value-type="float" office:value="21" calcext:value-type="float">
            <text:p>21</text:p>
          </table:table-cell>
          <table:table-cell table:style-name="Default" office:value-type="string" calcext:value-type="string">
            <text:p>sentence_17</text:p>
          </table:table-cell>
          <table:table-cell office:value-type="string" calcext:value-type="string">
            <text:p>Transcriptional regulation by REST/NRSF is a critical mechanism in neuronal gene expression, particularly in the context of neurodegenerative diseases such as Huntington's. Here, we investigated the involvement of REST/NRSF in the Wnt/β-catenin pathway and its role in regulating neuronal gene expression. Using pharmacological inhibition and genetic ablation of REST/NRSF, we found that this transcriptional repressor plays a crucial role in modulating the Wnt pathway. We also identified mGluR5 signaling as a key component in REST/NRSF-dependent neuronal gene expression. Our findings suggest that targeting REST/NRSF and the associated mGluR5 signaling may provide a novel therapeutic strategy for Huntington's disease.</text:p>
          </table:table-cell>
          <table:table-cell office:value-type="string" calcext:value-type="string">
            <text:p>transcriptional_ADJ regulation_NOUN by_ADP rest_NOUN /_SYM NRSF_PROPN be_AUX a_DET critical_ADJ mechanism_NOUN in_ADP neuronal_ADJ gene_NOUN expression_NOUN ,_PUNCT particularly_ADV in_ADP the_DET context_NOUN of_ADP neurodegenerative_ADJ disease_NOUN such_ADJ as_ADP Huntington_PROPN 's_PART ._PUNCT here_ADV ,_PUNCT we_PRON investigate_VERB the_DET involvement_NOUN of_ADP rest_NOUN /_SYM NRSF_PROPN in_ADP the_DET Wnt_PROPN /_SYM β_PROPN -_ADJ catenin_ADJ pathway_NOUN and_CCONJ its_PRON role_NOUN in_ADP regulate_VERB neuronal_ADJ gene_NOUN expression_NOUN ._PUNCT use_VERB pharmacological_ADJ inhibition_NOUN and_CCONJ genetic_ADJ ablation_NOUN of_ADP REST_PROPN /_SYM NRSF_PROPN ,_PUNCT we_PRON find_VERB that_SCONJ this_DET transcriptional_ADJ repressor_NOUN play_VERB a_DET crucial_ADJ role_NOUN in_ADP modulate_VERB the_DET Wnt_PROPN pathway_NOUN ._PUNCT we_PRON also_ADV identify_VERB mGluR5_PROPN signal_VERB as_ADP a_DET key_ADJ component_NOUN in_ADP rest_NOUN /_SYM nrsf_ADV -_PUNCT dependent_ADJ neuronal_ADJ gene_NOUN expression_NOUN ._PUNCT our_PRON finding_NOUN suggest_VERB that_SCONJ target_VERB REST_PROPN /_SYM NRSF_PROPN and_CCONJ the_DET associate_VERB mGluR5_PROPN signal_VERB may_AUX provide_VERB a_DET novel_ADJ therapeutic_ADJ strategy_NOUN for_ADP Huntington_PROPN 's_PART disease_NOUN ._PUNCT</text:p>
          </table:table-cell>
          <table:table-cell office:value-type="float" office:value="109" calcext:value-type="float">
            <text:p>109</text:p>
          </table:table-cell>
          <table:table-cell office:value-type="float" office:value="4.756" calcext:value-type="float">
            <text:p>4,756</text:p>
          </table:table-cell>
          <table:table-cell office:value-type="float" office:value="2.00541422526042" calcext:value-type="float">
            <text:p>2,00541422526042</text:p>
          </table:table-cell>
          <table:table-cell table:style-name="ce1" office:value-type="float" office:value="1" calcext:value-type="float">
            <text:p>1</text:p>
          </table:table-cell>
          <table:table-cell table:style-name="ce1"/>
        </table:table-row>
        <table:table-row table:style-name="ro1">
          <table:table-cell table:formula="of:=[.A21]+1" office:value-type="float" office:value="22" calcext:value-type="float">
            <text:p>22</text:p>
          </table:table-cell>
          <table:table-cell table:style-name="Default" office:value-type="string" calcext:value-type="string">
            <text:p>sentence_17</text:p>
          </table:table-cell>
          <table:table-cell office:value-type="string" calcext:value-type="string">
            <text:p>The transcriptional repressor REST/NRSF regulates neuronal gene expression, including the Wnt pathway, by binding to β-catenin. Pharmacological inhibition of REST/NRSF or genetic ablation of N-cadherin, a β-catenin binding partner, disrupts Wnt signaling. This study used zQ175 mice, a model of Huntington's disease, to investigate the effects of pharmacological inhibition of REST/NRSF and mGluR5 signaling on neuronal gene expression. We found that DHPG, a pharmacological inhibitor of REST/NRSF, increased β-catenin levels and mGluR5 expression, promoting neuronal survival. In contrast, genetic ablation of N-cadherin decreased β-catenin levels and increased BACHD expression, a marker of neuronal death.</text:p>
          </table:table-cell>
          <table:table-cell office:value-type="string" calcext:value-type="string">
            <text:p>the_DET transcriptional_ADJ repressor_NOUN rest_NOUN /_SYM NRSF_PROPN regulate_NOUN neuronal_ADJ gene_NOUN expression_NOUN ,_PUNCT include_VERB the_DET Wnt_PROPN pathway_NOUN ,_PUNCT by_ADP bind_VERB to_ADP β_NOUN -_ADJ catenin_NOUN ._PUNCT pharmacological_ADJ inhibition_NOUN of_ADP rest_NOUN /_SYM nrsf_ADJ or_CCONJ genetic_ADJ ablation_NOUN of_ADP N_PROPN -_PUNCT cadherin_NOUN ,_PUNCT a_DET β_ADJ -_ADJ catenin_ADJ binding_ADJ partner_NOUN ,_PUNCT disrupt_VERB Wnt_PROPN signaling_NOUN ._PUNCT this_DET study_NOUN use_VERB zq175_NOUN mouse_NOUN ,_PUNCT a_DET model_NOUN of_ADP Huntington_PROPN 's_PART disease_NOUN ,_PUNCT to_PART investigate_VERB the_DET effect_NOUN of_ADP pharmacological_ADJ inhibition_NOUN of_ADP rest_NOUN /_SYM NRSF_PROPN and_CCONJ mGluR5_PROPN signal_VERB on_ADP neuronal_ADJ gene_NOUN expression_NOUN ._PUNCT we_PRON find_VERB that_SCONJ dhpg_NOUN ,_PUNCT a_DET pharmacological_ADJ inhibitor_NOUN of_ADP REST_PROPN /_SYM NRSF_PROPN ,_PUNCT increase_VERB β_ADJ -_ADJ catenin_ADJ level_NOUN and_CCONJ mglur5_ADJ expression_NOUN ,_PUNCT promote_VERB neuronal_ADJ survival_NOUN ._PUNCT in_ADP contrast_NOUN ,_PUNCT genetic_ADJ ablation_NOUN of_ADP N_PROPN -_PUNCT cadherin_NOUN decrease_VERB β_ADJ -_ADJ catenin_ADJ level_NOUN and_CCONJ increase_VERB BACHD_PROPN expression_NOUN ,_PUNCT a_DET marker_NOUN of_ADP neuronal_ADJ death_NOUN ._PUNCT</text:p>
          </table:table-cell>
          <table:table-cell office:value-type="float" office:value="109" calcext:value-type="float">
            <text:p>109</text:p>
          </table:table-cell>
          <table:table-cell office:value-type="float" office:value="1.486" calcext:value-type="float">
            <text:p>1,486</text:p>
          </table:table-cell>
          <table:table-cell office:value-type="float" office:value="2.31906182425363" calcext:value-type="float">
            <text:p>2,31906182425363</text:p>
          </table:table-cell>
          <table:table-cell office:value-type="float" office:value="0" calcext:value-type="float">
            <text:p>0</text:p>
          </table:table-cell>
          <table:table-cell/>
        </table:table-row>
        <table:table-row table:style-name="ro1">
          <table:table-cell table:formula="of:=[.A22]+1" office:value-type="float" office:value="23" calcext:value-type="float">
            <text:p>23</text:p>
          </table:table-cell>
          <table:table-cell table:style-name="Default" office:value-type="string" calcext:value-type="string">
            <text:p>sentence_21</text:p>
          </table:table-cell>
          <table:table-cell office:value-type="string" calcext:value-type="string">
            <text:p>Biosensors for miRNA detection in clinical samples have significant implications for diagnosis and monitoring of breast cancer, a disease characterised by aberrant miRNA expression. We have developed a novel biosensor for miRNA detection that leverages competitive strand displacement and multicolour fluorescence to simultaneously quantify multiple miRNAs in clinical samples. The biosensor incorporates a DNA three-way junction that interacts with target miRNAs, triggering strand displacement and fluorescence signals. Exosomes, commonly found in breast cancer cell cultures, can serve as delivery vectors to introduce the biosensor into MCF-7 cells, enabling multicolour fluorescence imaging of miRNA expression. Our results demonstrate the biosensor's limits of detection and diagnostic potential in breast cancer.</text:p>
          </table:table-cell>
          <table:table-cell office:value-type="string" calcext:value-type="string">
            <text:p>biosensor_NOUN for_ADP mirna_ADJ detection_NOUN in_ADP clinical_ADJ sample_NOUN have_VERB significant_ADJ implication_NOUN for_ADP diagnosis_NOUN and_CCONJ monitoring_NOUN of_ADP breast_NOUN cancer_NOUN ,_PUNCT a_DET disease_NOUN characterise_VERB by_ADP aberrant_NOUN mirna_ADJ expression_NOUN ._PUNCT we_PRON have_AUX develop_VERB a_DET novel_ADJ biosensor_NOUN for_ADP mirna_ADJ detection_NOUN that_SCONJ leverage_VERB competitive_ADJ strand_NOUN displacement_ADJ and_CCONJ multicolour_ADJ fluorescence_NOUN to_PART simultaneously_ADV quantify_VERB multiple_ADJ mirnas_NOUN in_ADP clinical_ADJ sample_NOUN ._PUNCT the_DET biosensor_NOUN incorporate_VERB a_DET DNA_PROPN three_NUM -_PUNCT way_NOUN junction_NOUN that_PRON interact_VERB with_ADP target_NOUN mirnas_ADV ,_PUNCT trigger_VERB strand_ADV displacement_ADJ and_CCONJ fluorescence_NOUN signal_NOUN ._PUNCT exosome_NOUN ,_PUNCT commonly_ADV find_VERB in_ADP breast_NOUN cancer_NOUN cell_NOUN culture_NOUN ,_PUNCT can_AUX serve_VERB as_ADP delivery_NOUN vector_NOUN to_PART introduce_VERB the_DET biosensor_NOUN into_ADP MCF-7_PROPN cell_NOUN ,_PUNCT enable_VERB multicolour_ADJ fluorescence_NOUN imaging_NOUN of_ADP mirna_ADJ expression_NOUN ._PUNCT our_PRON result_NOUN demonstrate_VERB the_DET biosensor_NOUN 's_PART limit_NOUN of_ADP detection_NOUN and_CCONJ diagnostic_ADJ potential_NOUN in_ADP breast_NOUN cancer_NOUN ._PUNCT</text:p>
          </table:table-cell>
          <table:table-cell office:value-type="float" office:value="109" calcext:value-type="float">
            <text:p>109</text:p>
          </table:table-cell>
          <table:table-cell office:value-type="float" office:value="3.376" calcext:value-type="float">
            <text:p>3,376</text:p>
          </table:table-cell>
          <table:table-cell office:value-type="float" office:value="2.86654809403093" calcext:value-type="float">
            <text:p>2,86654809403093</text:p>
          </table:table-cell>
          <table:table-cell office:value-type="float" office:value="1" calcext:value-type="float">
            <text:p>1</text:p>
          </table:table-cell>
          <table:table-cell/>
        </table:table-row>
        <table:table-row table:style-name="ro1">
          <table:table-cell table:formula="of:=[.A23]+1" office:value-type="float" office:value="24" calcext:value-type="float">
            <text:p>24</text:p>
          </table:table-cell>
          <table:table-cell table:style-name="Default" office:value-type="string" calcext:value-type="string">
            <text:p>sentence_21</text:p>
          </table:table-cell>
          <table:table-cell office:value-type="string" calcext:value-type="string">
            <text:p>A novel biosensor was developed for the detection of miRNA in clinical samples, based on the principle of competitive strand displacement. The sensor exploits a DNA three-way junction that acts as a probe for miRNA target sequences. The miRNA-bound DNA probe is then displaced by a competitor strand, resulting in multicolour fluorescence signals. The biosensor was evaluated in MCF-7 breast cancer cells and showed high specificity and sensitivity. The limits of detection (LOD) and limits of quantification (LOQ) were determined in clinical samples and found to be 10^(-9) mol/L and 10^(-8) mol/L, respectively. This biosensor provides a novel approach for multiplex quantification of miRNAs in clinical samples.</text:p>
          </table:table-cell>
          <table:table-cell office:value-type="string" calcext:value-type="string">
            <text:p>a_DET novel_ADJ biosensor_NOUN be_AUX develop_VERB for_ADP the_DET detection_NOUN of_ADP mirna_ADJ in_ADP clinical_ADJ sample_NOUN ,_PUNCT base_VERB on_ADP the_DET principle_NOUN of_ADP competitive_ADJ strand_ADJ displacement_NOUN ._PUNCT the_DET sensor_NOUN exploit_VERB a_DET DNA_PROPN three_NUM -_PUNCT way_NOUN junction_NOUN that_PRON act_VERB as_ADP a_DET probe_NOUN for_ADP mirna_ADJ target_NOUN sequence_NOUN ._PUNCT the_DET mirna_ADV -_PUNCT bind_VERB dna_NOUN probe_NOUN be_AUX then_ADV displace_VERB by_ADP a_DET competitor_NOUN strand_PROPN ,_PUNCT result_VERB in_ADP multicolour_ADJ fluorescence_NOUN signal_NOUN ._PUNCT the_DET biosensor_NOUN be_AUX evaluate_VERB in_ADP MCF-7_PROPN breast_NOUN cancer_NOUN cell_NOUN and_CCONJ show_VERB high_ADJ specificity_NOUN and_CCONJ sensitivity_NOUN ._PUNCT the_DET limit_NOUN of_ADP detection_NOUN (_PUNCT LOD_PROPN )_PUNCT and_CCONJ limit_NOUN of_ADP quantification_NOUN (_PUNCT LOQ_PROPN )_PUNCT be_AUX determine_VERB in_ADP clinical_ADJ sample_NOUN and_CCONJ find_VERB to_PART be_AUX 10^(-9_NUM )_PUNCT mol_PROPN /_SYM L_PROPN and_CCONJ 10^(-8_NOUN )_PUNCT mol_PROPN /_SYM L_PROPN ,_PUNCT respectively_ADV ._PUNCT this_DET biosensor_NOUN provide_VERB a_DET novel_ADJ approach_NOUN for_ADP multiplex_ADJ quantification_NOUN of_ADP mirnas_NOUN in_ADP clinical_ADJ sample_NOUN ._PUNCT</text:p>
          </table:table-cell>
          <table:table-cell office:value-type="float" office:value="109" calcext:value-type="float">
            <text:p>109</text:p>
          </table:table-cell>
          <table:table-cell office:value-type="float" office:value="0.72" calcext:value-type="float">
            <text:p>0,72</text:p>
          </table:table-cell>
          <table:table-cell office:value-type="float" office:value="2.20196074442147" calcext:value-type="float">
            <text:p>2,20196074442147</text:p>
          </table:table-cell>
          <table:table-cell office:value-type="float" office:value="0" calcext:value-type="float">
            <text:p>0</text:p>
          </table:table-cell>
          <table:table-cell/>
        </table:table-row>
        <table:table-row table:style-name="ro1">
          <table:table-cell table:formula="of:=[.A24]+1" office:value-type="float" office:value="25" calcext:value-type="float">
            <text:p>25</text:p>
          </table:table-cell>
          <table:table-cell table:style-name="Default" office:value-type="string" calcext:value-type="string">
            <text:p>sentence_22</text:p>
          </table:table-cell>
          <table:table-cell office:value-type="string" calcext:value-type="string">
            <text:p>The Z-Guggulsterone compound exhibits potent neuroprotective effects against ischemic stroke by modulating the TXNIP-NLRP3 axis, which plays a crucial role in oxidative stress and inflammatory response. In a model of middle cerebral artery occlusion, Z-Guggulsterone significantly reduced infarct volume and neurological deficits in a dose-dependent manner. Gene ontology analysis revealed that Z-Guggulsterone regulated genes involved in inflammation, apoptosis, and cell death, highlighting its potential as a therapeutic agent for ischemic stroke. These findings suggest that Z-Guggulsterone could be a valuable treatment strategy for ischemic stroke patients, offering a novel approach to mitigate oxidative stress and inflammatory response.</text:p>
          </table:table-cell>
          <table:table-cell office:value-type="string" calcext:value-type="string">
            <text:p>the_DET Z_PROPN -_PUNCT Guggulsterone_PROPN compound_NOUN exhibit_VERB potent_ADJ neuroprotective_ADJ effect_NOUN against_ADP ischemic_ADJ stroke_NOUN by_ADP modulate_VERB the_DET TXNIP_PROPN -_PUNCT NLRP3_PROPN axis_NOUN ,_PUNCT which_PRON play_VERB a_DET crucial_ADJ role_NOUN in_ADP oxidative_ADJ stress_NOUN and_CCONJ inflammatory_ADJ response_NOUN ._PUNCT in_ADP a_DET model_NOUN of_ADP middle_ADJ cerebral_ADJ artery_NOUN occlusion_NOUN ,_PUNCT Z_PROPN -_PUNCT Guggulsterone_PROPN significantly_ADV reduce_VERB infarct_ADJ volume_NOUN and_CCONJ neurological_ADJ deficit_NOUN in_ADP a_DET dose_NOUN -_PUNCT dependent_ADJ manner_NOUN ._PUNCT gene_NOUN ontology_NOUN analysis_NOUN reveal_VERB that_SCONJ Z_PROPN -_PUNCT Guggulsterone_PROPN regulate_VERB gene_NOUN involve_VERB in_ADP inflammation_NOUN ,_PUNCT apoptosis_NOUN ,_PUNCT and_CCONJ cell_NOUN death_NOUN ,_PUNCT highlight_VERB its_PRON potential_NOUN as_ADP a_DET therapeutic_ADJ agent_NOUN for_ADP ischemic_ADJ stroke_NOUN ._PUNCT these_DET finding_NOUN suggest_VERB that_SCONJ Z_PROPN -_PUNCT Guggulsterone_PROPN could_AUX be_AUX a_DET valuable_ADJ treatment_NOUN strategy_NOUN for_ADP ischemic_ADJ stroke_NOUN patient_NOUN ,_PUNCT offer_VERB a_DET novel_ADJ approach_NOUN to_PART mitigate_VERB oxidative_ADJ stress_NOUN and_CCONJ inflammatory_ADJ response_NOUN ._PUNCT</text:p>
          </table:table-cell>
          <table:table-cell office:value-type="float" office:value="103" calcext:value-type="float">
            <text:p>103</text:p>
          </table:table-cell>
          <table:table-cell office:value-type="float" office:value="5.202" calcext:value-type="float">
            <text:p>5,202</text:p>
          </table:table-cell>
          <table:table-cell office:value-type="float" office:value="2.31878556145562" calcext:value-type="float">
            <text:p>2,31878556145562</text:p>
          </table:table-cell>
          <table:table-cell office:value-type="float" office:value="1" calcext:value-type="float">
            <text:p>1</text:p>
          </table:table-cell>
          <table:table-cell/>
        </table:table-row>
        <table:table-row table:style-name="ro1">
          <table:table-cell table:formula="of:=[.A25]+1" office:value-type="float" office:value="26" calcext:value-type="float">
            <text:p>26</text:p>
          </table:table-cell>
          <table:table-cell table:style-name="Default" office:value-type="string" calcext:value-type="string">
            <text:p>sentence_22</text:p>
          </table:table-cell>
          <table:table-cell office:value-type="string" calcext:value-type="string">
            <text:p>Z-Guggulsterone attenuates cerebral injury by modulating the TXNIP-NLRP3 axis in a mouse model of ischemic stroke. Ischemic stroke was induced by middle cerebral artery occlusion, and the mice were treated with Z-Guggulsterone. The infarct volume and neurological deficits were assessed. The expression of TXNIP and NLRP3 were evaluated using gene ontology and Western blotting. The results showed that Z-Guggulsterone significantly reduced infarct volume and neurological deficits. Furthermore, the expression of TXNIP and NLRP3 were decreased, indicating a reduction in oxidative stress and inflammatory response. This study suggests that Z-Guggulsterone may be a promising treatment strategy for ischemic stroke.</text:p>
          </table:table-cell>
          <table:table-cell office:value-type="string" calcext:value-type="string">
            <text:p>Z_PROPN -_PUNCT Guggulsterone_PROPN attenuate_VERB cerebral_ADJ injury_NOUN by_ADP modulate_VERB the_DET TXNIP_PROPN -_PUNCT NLRP3_PROPN axis_NOUN in_ADP a_DET mouse_NOUN model_NOUN of_ADP ischemic_ADJ stroke_NOUN ._PUNCT ischemic_ADJ stroke_NOUN be_AUX induce_VERB by_ADP middle_ADJ cerebral_ADJ artery_NOUN occlusion_NOUN ,_PUNCT and_CCONJ the_DET mouse_NOUN be_AUX treat_VERB with_ADP Z_PROPN -_PUNCT Guggulsterone_PROPN ._PUNCT the_DET infarct_ADJ volume_NOUN and_CCONJ neurological_ADJ deficit_NOUN be_AUX assess_VERB ._PUNCT the_DET expression_NOUN of_ADP TXNIP_PROPN and_CCONJ NLRP3_PROPN be_AUX evaluate_VERB use_VERB gene_NOUN ontology_NOUN and_CCONJ western_ADJ blotting_NOUN ._PUNCT the_DET result_NOUN show_VERB that_SCONJ Z_PROPN -_PUNCT Guggulsterone_PROPN significantly_ADV reduce_VERB infarct_ADJ volume_NOUN and_CCONJ neurological_ADJ deficit_NOUN ._PUNCT furthermore_ADV ,_PUNCT the_DET expression_NOUN of_ADP TXNIP_PROPN and_CCONJ NLRP3_PROPN be_AUX decrease_VERB ,_PUNCT indicate_VERB a_DET reduction_NOUN in_ADP oxidative_ADJ stress_NOUN and_CCONJ inflammatory_ADJ response_NOUN ._PUNCT this_DET study_NOUN suggest_VERB that_SCONJ Z_PROPN -_PUNCT Guggulsterone_PROPN may_AUX be_AUX a_DET promising_ADJ treatment_NOUN strategy_NOUN for_ADP ischemic_ADJ stroke_NOUN ._PUNCT</text:p>
          </table:table-cell>
          <table:table-cell office:value-type="float" office:value="103" calcext:value-type="float">
            <text:p>103</text:p>
          </table:table-cell>
          <table:table-cell office:value-type="float" office:value="1.666" calcext:value-type="float">
            <text:p>1,666</text:p>
          </table:table-cell>
          <table:table-cell office:value-type="float" office:value="2.02101203286724" calcext:value-type="float">
            <text:p>2,02101203286724</text:p>
          </table:table-cell>
          <table:table-cell office:value-type="float" office:value="0" calcext:value-type="float">
            <text:p>0</text:p>
          </table:table-cell>
          <table:table-cell/>
        </table:table-row>
        <table:table-row table:style-name="ro1">
          <table:table-cell table:formula="of:=[.A26]+1" office:value-type="float" office:value="27" calcext:value-type="float">
            <text:p>27</text:p>
          </table:table-cell>
          <table:table-cell table:style-name="Default" office:value-type="string" calcext:value-type="string">
            <text:p>sentence_24</text:p>
          </table:table-cell>
          <table:table-cell office:value-type="string" calcext:value-type="string">
            <text:p>The COVID-19 pandemic has disproportionately affected the mental health of individuals, particularly those with pre-existing conditions and those from vulnerable demographic groups. This study examines the relationship between pandemic-related adversity, psychological resilience, and peritraumatic distress among individuals experiencing general distress. Hierarchical regression analyses revealed that psychological flexibility and peritraumatic distress were significant predictors of general distress, while demographic characteristics (e.g., age, sex, socioeconomic status) played a moderating role. The results highlight the need for targeted interventions, such as Acceptance and Commitment Therapy (ACT), to enhance psychological resilience and prevent pandemic-related adversity. Such prevention strategies are crucial for mitigating the mental health impacts of the pandemic.</text:p>
          </table:table-cell>
          <table:table-cell office:value-type="string" calcext:value-type="string">
            <text:p>the_DET covid-19_NOUN pandemic_ADV have_AUX disproportionately_ADV affect_VERB the_DET mental_ADJ health_NOUN of_ADP individual_NOUN ,_PUNCT particularly_ADV those_PRON with_ADP pre_ADJ -_ADJ existing_ADJ condition_NOUN and_CCONJ those_PRON from_ADP vulnerable_ADJ demographic_ADJ group_NOUN ._PUNCT this_DET study_NOUN examine_VERB the_DET relationship_NOUN between_ADP pandemic_ADJ -_PUNCT relate_VERB adversity_NOUN ,_PUNCT psychological_ADJ resilience_NOUN ,_PUNCT and_CCONJ peritraumatic_ADJ distress_NOUN among_ADP individual_NOUN experience_VERB general_ADJ distress_NOUN ._PUNCT hierarchical_ADJ regression_NOUN analysis_NOUN reveal_VERB that_SCONJ psychological_ADJ flexibility_NOUN and_CCONJ peritraumatic_ADJ distress_NOUN be_AUX significant_ADJ predictor_NOUN of_ADP general_ADJ distress_NOUN ,_PUNCT while_SCONJ demographic_ADJ characteristic_NOUN (_PUNCT e.g._ADV ,_PUNCT age_NOUN ,_PUNCT sex_NOUN ,_PUNCT socioeconomic_ADJ status_NOUN )_PUNCT play_VERB a_DET moderate_VERB role_NOUN ._PUNCT the_DET result_NOUN highlight_VERB the_DET need_NOUN for_ADP target_VERB intervention_NOUN ,_PUNCT such_ADJ as_ADP Acceptance_PROPN and_CCONJ Commitment_PROPN Therapy_PROPN (_PUNCT ACT_PROPN )_PUNCT ,_PUNCT to_PART enhance_VERB psychological_ADJ resilience_NOUN and_CCONJ prevent_VERB pandemic_ADJ -_PUNCT relate_VERB adversity_NOUN ._PUNCT such_ADJ prevention_NOUN strategy_NOUN be_AUX crucial_ADJ for_ADP mitigate_VERB the_DET mental_ADJ health_NOUN impact_NOUN of_ADP the_DET pandemic_NOUN ._PUNCT</text:p>
          </table:table-cell>
          <table:table-cell office:value-type="float" office:value="109" calcext:value-type="float">
            <text:p>109</text:p>
          </table:table-cell>
          <table:table-cell office:value-type="float" office:value="5.956" calcext:value-type="float">
            <text:p>5,956</text:p>
          </table:table-cell>
          <table:table-cell office:value-type="float" office:value="2.42623901367187" calcext:value-type="float">
            <text:p>2,42623901367187</text:p>
          </table:table-cell>
          <table:table-cell office:value-type="float" office:value="1" calcext:value-type="float">
            <text:p>1</text:p>
          </table:table-cell>
          <table:table-cell/>
        </table:table-row>
        <table:table-row table:style-name="ro1">
          <table:table-cell table:formula="of:=[.A27]+1" office:value-type="float" office:value="28" calcext:value-type="float">
            <text:p>28</text:p>
          </table:table-cell>
          <table:table-cell table:style-name="Default" office:value-type="string" calcext:value-type="string">
            <text:p>sentence_24</text:p>
          </table:table-cell>
          <table:table-cell office:value-type="string" calcext:value-type="string">
            <text:p>The use of Acceptance and Commitment Therapy (ACT) in the context of pandemic-related adversity can help individuals with poor mental health to increase their psychological resilience and mitigate the negative effects of peritraumatic distress. This study examined the relationship between demographic characteristics, pandemic-related adversity, and mental health outcomes in a sample of individuals who received ACT. Hierarchical regression analyses revealed that demographic characteristics (e.g., age, sex) and pandemic-related adversity (e.g., loss of a loved one, job loss) were significant predictors of mental health outcomes, including general distress and peritraumatic distress. ACT was found to be a promising intervention in the prevention of mental health problems during the pandemic.</text:p>
          </table:table-cell>
          <table:table-cell office:value-type="string" calcext:value-type="string">
            <text:p>the_DET use_NOUN of_ADP Acceptance_PROPN and_CCONJ Commitment_PROPN Therapy_PROPN (_PUNCT ACT_PROPN )_PUNCT in_ADP the_DET context_NOUN of_ADP pandemic_ADJ -_PUNCT relate_VERB adversity_NOUN can_AUX help_VERB individual_NOUN with_ADP poor_ADJ mental_ADJ health_NOUN to_PART increase_VERB their_PRON psychological_ADJ resilience_NOUN and_CCONJ mitigate_VERB the_DET negative_ADJ effect_NOUN of_ADP peritraumatic_ADJ distress_NOUN ._PUNCT this_DET study_NOUN examine_VERB the_DET relationship_NOUN between_ADP demographic_ADJ characteristic_NOUN ,_PUNCT pandemic_ADJ -_PUNCT relate_VERB adversity_NOUN ,_PUNCT and_CCONJ mental_ADJ health_NOUN outcome_NOUN in_ADP a_DET sample_NOUN of_ADP individual_NOUN who_PRON receive_VERB ACT_PROPN ._PUNCT hierarchical_ADJ regression_NOUN analysis_NOUN reveal_VERB that_SCONJ demographic_ADJ characteristic_NOUN (_PUNCT e.g._ADV ,_PUNCT age_NOUN ,_PUNCT sex_NOUN )_PUNCT and_CCONJ pandemic_ADJ -_PUNCT relate_VERB adversity_NOUN (_PUNCT e.g._ADV ,_PUNCT loss_NOUN of_ADP a_DET love_VERB one_NUM ,_PUNCT job_NOUN loss_NOUN )_PUNCT be_AUX significant_ADJ predictor_NOUN of_ADP mental_ADJ health_NOUN outcome_NOUN ,_PUNCT include_VERB general_ADJ distress_NOUN and_CCONJ peritraumatic_ADJ distress_NOUN ._PUNCT ACT_PROPN be_AUX find_VERB to_PART be_AUX a_DET promising_ADJ intervention_NOUN in_ADP the_DET prevention_NOUN of_ADP mental_ADJ health_NOUN problem_NOUN during_ADP the_DET pandemic_NOUN ._PUNCT</text:p>
          </table:table-cell>
          <table:table-cell office:value-type="float" office:value="110" calcext:value-type="float">
            <text:p>110</text:p>
          </table:table-cell>
          <table:table-cell office:value-type="float" office:value="2.024" calcext:value-type="float">
            <text:p>2,024</text:p>
          </table:table-cell>
          <table:table-cell office:value-type="float" office:value="2.15670444654382" calcext:value-type="float">
            <text:p>2,15670444654382</text:p>
          </table:table-cell>
          <table:table-cell office:value-type="float" office:value="0" calcext:value-type="float">
            <text:p>0</text:p>
          </table:table-cell>
          <table:table-cell/>
        </table:table-row>
        <table:table-row table:style-name="ro1">
          <table:table-cell table:formula="of:=[.A28]+1" office:value-type="float" office:value="29" calcext:value-type="float">
            <text:p>29</text:p>
          </table:table-cell>
          <table:table-cell table:style-name="Default" office:value-type="string" calcext:value-type="string">
            <text:p>sentence_25</text:p>
          </table:table-cell>
          <table:table-cell office:value-type="string" calcext:value-type="string">
            <text:p>As the veterinary profession navigates the complexities of public perception, challenges abound, including student debt, mental health concerns, and compassion fatigue. Social media listening and sentiment analysis of Twitter can provide valuable insights into public attitudes towards veterinary medicine. However, these tools also raise concerns about the representation of diverse voices and potential biases. Effective communication and education campaigns can mitigate these challenges and promote a more nuanced understanding of the interconnectedness of human and animal health, as exemplified by the One Health initiative. By addressing these complexities, the veterinary profession can enhance its reputation and improve overall health outcomes for humans and animals.</text:p>
          </table:table-cell>
          <table:table-cell office:value-type="string" calcext:value-type="string">
            <text:p>as_SCONJ the_DET veterinary_ADJ profession_NOUN navigate_VERB the_DET complexity_NOUN of_ADP public_ADJ perception_NOUN ,_PUNCT challenge_VERB abound_VERB ,_PUNCT include_VERB student_NOUN debt_NOUN ,_PUNCT mental_ADJ health_NOUN concern_NOUN ,_PUNCT and_CCONJ compassion_NOUN fatigue_NOUN ._PUNCT social_ADJ medium_NOUN listening_NOUN and_CCONJ sentiment_VERB analysis_NOUN of_ADP Twitter_PROPN can_AUX provide_VERB valuable_ADJ insight_NOUN into_ADP public_ADJ attitude_NOUN towards_ADP veterinary_ADJ medicine_NOUN ._PUNCT however_ADV ,_PUNCT these_DET tool_NOUN also_ADV raise_VERB concern_NOUN about_ADP the_DET representation_NOUN of_ADP diverse_ADJ voice_NOUN and_CCONJ potential_ADJ bias_NOUN ._PUNCT effective_ADJ communication_NOUN and_CCONJ education_NOUN campaign_NOUN can_AUX mitigate_VERB these_DET challenge_NOUN and_CCONJ promote_VERB a_DET more_ADV nuanced_ADJ understanding_NOUN of_ADP the_DET interconnectedness_NOUN of_ADP human_ADJ and_CCONJ animal_NOUN health_NOUN ,_PUNCT as_SCONJ exemplify_VERB by_ADP the_DET one_NUM Health_PROPN initiative_NOUN ._PUNCT by_ADP address_VERB these_DET complexity_NOUN ,_PUNCT the_DET veterinary_ADJ profession_NOUN can_AUX enhance_VERB its_PRON reputation_NOUN and_CCONJ improve_VERB overall_ADJ health_NOUN outcome_NOUN for_ADP human_NOUN and_CCONJ animal_NOUN ._PUNCT</text:p>
          </table:table-cell>
          <table:table-cell office:value-type="float" office:value="103" calcext:value-type="float">
            <text:p>103</text:p>
          </table:table-cell>
          <table:table-cell office:value-type="float" office:value="13.82" calcext:value-type="float">
            <text:p>13,82</text:p>
          </table:table-cell>
          <table:table-cell office:value-type="float" office:value="2.98390299479167" calcext:value-type="float">
            <text:p>2,98390299479167</text:p>
          </table:table-cell>
          <table:table-cell office:value-type="float" office:value="1" calcext:value-type="float">
            <text:p>1</text:p>
          </table:table-cell>
          <table:table-cell/>
        </table:table-row>
        <table:table-row table:style-name="ro1">
          <table:table-cell table:formula="of:=[.A29]+1" office:value-type="float" office:value="30" calcext:value-type="float">
            <text:p>30</text:p>
          </table:table-cell>
          <table:table-cell table:style-name="Default" office:value-type="string" calcext:value-type="string">
            <text:p>sentence_25</text:p>
          </table:table-cell>
          <table:table-cell office:value-type="string" calcext:value-type="string">
            <text:p>The use of social media has transformed the way veterinary professionals interact with clients, share information, and promote their services. However, the impact of this shift on their mental health and well-being is not well understood. This study examined the relationship between social media use, student debt, and mental health in veterinary professionals. A total of 500 participants were surveyed using Twitter for data collection, with a sentiment analysis of their tweets revealing a concerning level of compassion fatigue and suicidal thoughts. The results highlight the need for effective education campaigns to address these challenges, promoting a positive and supportive community within the profession.</text:p>
          </table:table-cell>
          <table:table-cell office:value-type="string" calcext:value-type="string">
            <text:p>the_DET use_NOUN of_ADP social_ADJ medium_NOUN have_AUX transform_VERB the_DET way_NOUN veterinary_ADJ professional_NOUN interact_VERB with_ADP client_NOUN ,_PUNCT share_VERB information_NOUN ,_PUNCT and_CCONJ promote_VERB their_PRON service_NOUN ._PUNCT however_ADV ,_PUNCT the_DET impact_NOUN of_ADP this_DET shift_NOUN on_ADP their_PRON mental_ADJ health_NOUN and_CCONJ well_ADV -_PUNCT being_NOUN be_AUX not_PART well_ADV understand_VERB ._PUNCT this_DET study_NOUN examine_VERB the_DET relationship_NOUN between_ADP social_ADJ medium_NOUN use_NOUN ,_PUNCT student_NOUN debt_NOUN ,_PUNCT and_CCONJ mental_ADJ health_NOUN in_ADP veterinary_ADJ professional_NOUN ._PUNCT a_DET total_NOUN of_ADP 500_NUM participant_NOUN be_AUX survey_VERB use_VERB Twitter_PROPN for_ADP datum_NOUN collection_NOUN ,_PUNCT with_ADP a_DET sentiment_NOUN analysis_NOUN of_ADP their_PRON tweet_NOUN reveal_VERB a_DET concern_VERB level_NOUN of_ADP compassion_NOUN fatigue_NOUN and_CCONJ suicidal_ADJ thought_NOUN ._PUNCT the_DET result_NOUN highlight_VERB the_DET need_NOUN for_ADP effective_ADJ education_NOUN campaign_NOUN to_PART address_VERB these_DET challenge_NOUN ,_PUNCT promote_VERB a_DET positive_ADJ and_CCONJ supportive_ADJ community_NOUN within_ADP the_DET profession_NOUN ._PUNCT</text:p>
          </table:table-cell>
          <table:table-cell office:value-type="float" office:value="104" calcext:value-type="float">
            <text:p>104</text:p>
          </table:table-cell>
          <table:table-cell office:value-type="float" office:value="2.87" calcext:value-type="float">
            <text:p>2,87</text:p>
          </table:table-cell>
          <table:table-cell office:value-type="float" office:value="2.84533178505777" calcext:value-type="float">
            <text:p>2,84533178505777</text:p>
          </table:table-cell>
          <table:table-cell office:value-type="float" office:value="0" calcext:value-type="float">
            <text:p>0</text:p>
          </table:table-cell>
          <table:table-cell/>
        </table:table-row>
        <table:table-row table:style-name="ro1">
          <table:table-cell table:formula="of:=[.A30]+1" office:value-type="float" office:value="31" calcext:value-type="float">
            <text:p>31</text:p>
          </table:table-cell>
          <table:table-cell table:style-name="Default" office:value-type="string" calcext:value-type="string">
            <text:p>sentence_27</text:p>
          </table:table-cell>
          <table:table-cell office:value-type="string" calcext:value-type="string">
            <text:p>We investigated the frequency and implications of ROS1 gene rearrangement in lung adenocarcinoma patients in north India. Using a retrospective analysis of medical records and molecular testing methods, we found a significant association between ROS1 rearrangement and objective response rate, progression-free survival, and overall survival in stage IV non-small-cell lung carcinoma patients. The ROS1 rearrangement frequency was found to be relatively low in north India, necessitating more targeted approaches for detection and treatment. Fluorescent In-Situ Hybridization, immunohistochemistry, and next-generation sequencing were used for detection. The study highlights the importance of ROS1 testing in lung adenocarcinoma, particularly in regions with low prevalence.</text:p>
          </table:table-cell>
          <table:table-cell office:value-type="string" calcext:value-type="string">
            <text:p>we_PRON investigate_VERB the_DET frequency_NOUN and_CCONJ implication_NOUN of_ADP ROS1_PROPN gene_NOUN rearrangement_NOUN in_ADP lung_NOUN adenocarcinoma_PROPN patient_NOUN in_ADP north_ADJ India_PROPN ._PUNCT use_VERB a_DET retrospective_ADJ analysis_NOUN of_ADP medical_ADJ record_NOUN and_CCONJ molecular_ADJ testing_NOUN method_NOUN ,_PUNCT we_PRON find_VERB a_DET significant_ADJ association_NOUN between_ADP ROS1_PROPN rearrangement_NOUN and_CCONJ objective_ADJ response_NOUN rate_NOUN ,_PUNCT progression_NOUN -_PUNCT free_ADJ survival_NOUN ,_PUNCT and_CCONJ overall_ADJ survival_NOUN in_ADP stage_NOUN IV_PROPN non_ADJ -_ADJ small_ADJ -_PUNCT cell_NOUN lung_NOUN carcinoma_NOUN patient_NOUN ._PUNCT the_DET ROS1_PROPN rearrangement_NOUN frequency_NOUN be_AUX find_VERB to_PART be_AUX relatively_ADV low_ADJ in_ADP north_PROPN India_PROPN ,_PUNCT necessitate_VERB more_ADV target_VERB approach_NOUN for_ADP detection_NOUN and_CCONJ treatment_NOUN ._PUNCT Fluorescent_PROPN In_PROPN -_PUNCT Situ_PROPN Hybridization_PROPN ,_PUNCT immunohistochemistry_NOUN ,_PUNCT and_CCONJ next_ADJ -_PUNCT generation_NOUN sequencing_NOUN be_AUX use_VERB for_ADP detection_NOUN ._PUNCT the_DET study_NOUN highlight_VERB the_DET importance_NOUN of_ADP ROS1_PROPN testing_NOUN in_ADP lung_PROPN adenocarcinoma_PROPN ,_PUNCT particularly_ADV in_ADP region_NOUN with_ADP low_ADJ prevalence_NOUN ._PUNCT</text:p>
          </table:table-cell>
          <table:table-cell office:value-type="float" office:value="107" calcext:value-type="float">
            <text:p>107</text:p>
          </table:table-cell>
          <table:table-cell office:value-type="float" office:value="4.486" calcext:value-type="float">
            <text:p>4,486</text:p>
          </table:table-cell>
          <table:table-cell office:value-type="float" office:value="2.52216478804467" calcext:value-type="float">
            <text:p>2,52216478804467</text:p>
          </table:table-cell>
          <table:table-cell office:value-type="float" office:value="1" calcext:value-type="float">
            <text:p>1</text:p>
          </table:table-cell>
          <table:table-cell/>
        </table:table-row>
        <table:table-row table:style-name="ro1">
          <table:table-cell table:formula="of:=[.A31]+1" office:value-type="float" office:value="32" calcext:value-type="float">
            <text:p>32</text:p>
          </table:table-cell>
          <table:table-cell table:style-name="Default" office:value-type="string" calcext:value-type="string">
            <text:p>sentence_27</text:p>
          </table:table-cell>
          <table:table-cell office:value-type="string" calcext:value-type="string">
            <text:p>We conducted an epidemiological study of 150 patients with stage IV non-small-cell lung carcinoma (NSCLC) in north India, focusing on the ROS1 gene rearrangement frequency and its association with responsiveness to crizotinib. Fluorescent In-Situ Hybridization (FISH) and immunohistochemistry (IHC) were used to identify ROS1 rearrangements, while next-generation sequencing (NGS) confirmed the results. The ROS1 rearrangement frequency was 12% (18/150) in our patient population. Patients with ROS1 rearrangements showed an objective response rate of 82% and progression-free survival of 9.5 months, with overall survival of 14.2 months. The cost-effectiveness of ROS1 testing and crizotinib treatment in this population warrants further investigation.</text:p>
          </table:table-cell>
          <table:table-cell office:value-type="string" calcext:value-type="string">
            <text:p>we_PRON conduct_VERB an_DET epidemiological_ADJ study_NOUN of_ADP 150_NUM patient_NOUN with_ADP stage_NOUN iv_NOUN non_ADJ -_ADJ small_ADJ -_PUNCT cell_NOUN lung_NOUN carcinoma_PROPN (_PUNCT NSCLC_PROPN )_PUNCT in_ADP north_PROPN India_PROPN ,_PUNCT focus_VERB on_ADP the_DET ROS1_PROPN gene_NOUN rearrangement_NOUN frequency_NOUN and_CCONJ its_PRON association_NOUN with_ADP responsiveness_NOUN to_PART crizotinib_VERB ._PUNCT Fluorescent_PROPN In_PROPN -_PUNCT Situ_PROPN Hybridization_PROPN (_PUNCT FISH_PROPN )_PUNCT and_CCONJ immunohistochemistry_NOUN (_PUNCT IHC_PROPN )_PUNCT be_AUX use_VERB to_PART identify_VERB ROS1_PROPN rearrangement_NOUN ,_PUNCT while_SCONJ next_ADJ -_PUNCT generation_NOUN sequence_VERB (_PUNCT NGS_PROPN )_PUNCT confirm_VERB the_DET result_NOUN ._PUNCT the_DET ROS1_PROPN rearrangement_NOUN frequency_NOUN be_AUX 12_NUM %_NOUN (_PUNCT 18/150_NUM )_PUNCT in_ADP our_PRON patient_ADJ population_NOUN ._PUNCT patient_NOUN with_ADP ROS1_PROPN rearrangement_NOUN show_VERB an_DET objective_ADJ response_NOUN rate_NOUN of_ADP 82_NUM %_NOUN and_CCONJ progression_NOUN -_PUNCT free_ADJ survival_NOUN of_ADP 9.5_NUM month_NOUN ,_PUNCT with_ADP overall_ADJ survival_NOUN of_ADP 14.2_NUM month_NOUN ._PUNCT the_DET cost_NOUN -_PUNCT effectiveness_NOUN of_ADP ROS1_PROPN testing_NOUN and_CCONJ crizotinib_VERB treatment_NOUN in_ADP this_DET population_NOUN warrant_VERB further_ADJ investigation_NOUN ._PUNCT</text:p>
          </table:table-cell>
          <table:table-cell office:value-type="float" office:value="103" calcext:value-type="float">
            <text:p>103</text:p>
          </table:table-cell>
          <table:table-cell office:value-type="float" office:value="1.28" calcext:value-type="float">
            <text:p>1,28</text:p>
          </table:table-cell>
          <table:table-cell office:value-type="float" office:value="2.25500809518914" calcext:value-type="float">
            <text:p>2,25500809518914</text:p>
          </table:table-cell>
          <table:table-cell office:value-type="float" office:value="0" calcext:value-type="float">
            <text:p>0</text:p>
          </table:table-cell>
          <table:table-cell/>
        </table:table-row>
        <table:table-row table:style-name="ro1">
          <table:table-cell table:formula="of:=[.A32]+1" office:value-type="float" office:value="33" calcext:value-type="float">
            <text:p>33</text:p>
          </table:table-cell>
          <table:table-cell table:style-name="Default" office:value-type="string" calcext:value-type="string">
            <text:p>sentence_28</text:p>
          </table:table-cell>
          <table:table-cell office:value-type="string" calcext:value-type="string">
            <text:p>The recovery of iron and titanium from tailings is a crucial step in the recycling of industrial waste materials. This study employed a multi-step approach to recover these metals from ilmenite-rich tailings, utilizing magnetic separation and flotation separation. The geochemical characterization of the tailings revealed a complex mineral composition, necessitating the use of attrition-scrubbing and ultrasonic cleaning to enhance metal recovery. The effect of flocculants on ilmenite floatability was investigated, followed by micro-flotation tests. XPS tests were conducted to analyze the surface chemistry of the recovered metals. The industrial production and economic analysis of the process demonstrated its feasibility and potential for environmental sustainability.</text:p>
          </table:table-cell>
          <table:table-cell office:value-type="string" calcext:value-type="string">
            <text:p>the_DET recovery_NOUN of_ADP iron_NOUN and_CCONJ titanium_NOUN from_ADP tailing_NOUN be_AUX a_DET crucial_ADJ step_NOUN in_ADP the_DET recycling_NOUN of_ADP industrial_ADJ waste_NOUN material_NOUN ._PUNCT this_DET study_NOUN employ_VERB a_DET multi_ADJ -_ADJ step_ADJ approach_NOUN to_PART recover_VERB these_DET metal_NOUN from_ADP ilmenite_ADJ -_PUNCT rich_ADJ tailing_NOUN ,_PUNCT utilize_VERB magnetic_ADJ separation_NOUN and_CCONJ flotation_NOUN separation_NOUN ._PUNCT the_DET geochemical_ADJ characterization_NOUN of_ADP the_DET tailing_NOUN reveal_VERB a_DET complex_ADJ mineral_NOUN composition_NOUN ,_PUNCT necessitate_VERB the_DET use_NOUN of_ADP attrition_NOUN -_PUNCT scrub_VERB and_CCONJ ultrasonic_ADJ cleaning_NOUN to_PART enhance_VERB metal_NOUN recovery_NOUN ._PUNCT the_DET effect_NOUN of_ADP flocculant_NOUN on_ADP ilmenite_ADJ floatability_NOUN be_AUX investigate_VERB ,_PUNCT follow_VERB by_ADP micro_ADJ -_ADJ flotation_ADJ test_NOUN ._PUNCT XPS_PROPN test_NOUN be_AUX conduct_VERB to_PART analyze_VERB the_DET surface_NOUN chemistry_NOUN of_ADP the_DET recover_VERB metal_NOUN ._PUNCT the_DET industrial_ADJ production_NOUN and_CCONJ economic_ADJ analysis_NOUN of_ADP the_DET process_NOUN demonstrate_VERB its_PRON feasibility_NOUN and_CCONJ potential_NOUN for_ADP environmental_ADJ sustainability_NOUN ._PUNCT</text:p>
          </table:table-cell>
          <table:table-cell office:value-type="float" office:value="110" calcext:value-type="float">
            <text:p>110</text:p>
          </table:table-cell>
          <table:table-cell office:value-type="float" office:value="4.454" calcext:value-type="float">
            <text:p>4,454</text:p>
          </table:table-cell>
          <table:table-cell office:value-type="float" office:value="3.07949873329937" calcext:value-type="float">
            <text:p>3,07949873329937</text:p>
          </table:table-cell>
          <table:table-cell office:value-type="float" office:value="1" calcext:value-type="float">
            <text:p>1</text:p>
          </table:table-cell>
          <table:table-cell/>
        </table:table-row>
        <table:table-row table:style-name="ro1">
          <table:table-cell table:formula="of:=[.A33]+1" office:value-type="float" office:value="34" calcext:value-type="float">
            <text:p>34</text:p>
          </table:table-cell>
          <table:table-cell office:value-type="string" calcext:value-type="string">
            <text:p>sentence_28</text:p>
          </table:table-cell>
          <table:table-cell office:value-type="string" calcext:value-type="string">
            <text:p>The recovery of titanium and iron from ilmenite tailings using magnetic separation and flotation separation techniques has been evaluated. The tailings were subjected to magnetic separation, followed by ultrasonic cleaning, attrition-scrubbing, and micro-flotation. The geochemical characterization revealed the presence of titanium and iron-rich minerals. The results showed that the magnetic separation method was more efficient in recovering titanium than the flotation separation method. The XPS tests confirmed the presence of titanium dioxide on the surface of the recovered particles. The industrial production and economic analysis indicated that the recovery process is feasible and profitable. The flocculants were used to improve the separation efficiency.</text:p>
          </table:table-cell>
          <table:table-cell office:value-type="string" calcext:value-type="string">
            <text:p>the_DET recovery_NOUN of_ADP titanium_NOUN and_CCONJ iron_NOUN from_ADP ilmenite_ADJ tailing_NOUN use_VERB magnetic_ADJ separation_NOUN and_CCONJ flotation_NOUN separation_NOUN technique_NOUN have_AUX be_AUX evaluate_VERB ._PUNCT the_DET tailing_NOUN be_AUX subject_VERB to_ADP magnetic_ADJ separation_NOUN ,_PUNCT follow_VERB by_ADP ultrasonic_ADJ cleaning_NOUN ,_PUNCT attrition_NOUN -_PUNCT scrub_VERB ,_PUNCT and_CCONJ micro_ADJ -_NOUN flotation_NOUN ._PUNCT the_DET geochemical_ADJ characterization_NOUN reveal_VERB the_DET presence_NOUN of_ADP titanium_NOUN and_CCONJ iron_NOUN -_PUNCT rich_ADJ mineral_NOUN ._PUNCT the_DET result_NOUN show_VERB that_SCONJ the_DET magnetic_ADJ separation_NOUN method_NOUN be_AUX more_ADV efficient_ADJ in_ADP recover_VERB titanium_NOUN than_ADP the_DET flotation_NOUN separation_NOUN method_NOUN ._PUNCT the_DET XPS_PROPN test_NOUN confirm_VERB the_DET presence_NOUN of_ADP titanium_NOUN dioxide_NOUN on_ADP the_DET surface_NOUN of_ADP the_DET recover_VERB particle_NOUN ._PUNCT the_DET industrial_ADJ production_NOUN and_CCONJ economic_ADJ analysis_NOUN indicate_VERB that_SCONJ the_DET recovery_NOUN process_NOUN be_AUX feasible_ADJ and_CCONJ profitable_ADJ ._PUNCT the_DET flocculant_NOUN be_AUX use_VERB to_PART improve_VERB the_DET separation_NOUN efficiency_NOUN ._PUNCT</text:p>
          </table:table-cell>
          <table:table-cell office:value-type="float" office:value="107" calcext:value-type="float">
            <text:p>107</text:p>
          </table:table-cell>
          <table:table-cell office:value-type="float" office:value="1.178" calcext:value-type="float">
            <text:p>1,178</text:p>
          </table:table-cell>
          <table:table-cell office:value-type="float" office:value="2.77347217906605" calcext:value-type="float">
            <text:p>2,77347217906605</text:p>
          </table:table-cell>
          <table:table-cell office:value-type="float" office:value="0" calcext:value-type="float">
            <text:p>0</text:p>
          </table:table-cell>
          <table:table-cell/>
        </table:table-row>
        <table:table-row table:style-name="ro1">
          <table:table-cell table:formula="of:=[.A34]+1" office:value-type="float" office:value="35" calcext:value-type="float">
            <text:p>35</text:p>
          </table:table-cell>
          <table:table-cell office:value-type="string" calcext:value-type="string">
            <text:p>sentence_30</text:p>
          </table:table-cell>
          <table:table-cell office:value-type="string" calcext:value-type="string">
            <text:p>Internal hernias, abdominal organ prolapse, and pericecal hernias can be life-threatening conditions that require prompt recognition and treatment. In a 17-year-old male patient, an internal hernia complicated by abdominal organ prolapse and pericecal hernia, and subsequent small bowel obstruction, necessitated emergent laparotomy. Post-operatively, peritonitis and small bowel necrosis developed. This case highlights the importance of recognizing internal hernias as a distinct entity from other abdominal symptoms, particularly in young patients. Differential diagnosis is crucial, and imaging studies, particularly CT scans, can aid in identifying peritoneal and mesenteric apertures. Prompt surgical intervention is vital to prevent complications.</text:p>
          </table:table-cell>
          <table:table-cell office:value-type="string" calcext:value-type="string">
            <text:p>internal_ADJ hernia_NOUN ,_PUNCT abdominal_ADJ organ_NOUN prolapse_NOUN ,_PUNCT and_CCONJ pericecal_ADJ hernia_NOUN can_AUX be_AUX life_NOUN -_PUNCT threaten_VERB condition_NOUN that_PRON require_VERB prompt_ADJ recognition_NOUN and_CCONJ treatment_NOUN ._PUNCT in_ADP a_DET 17_NUM -_PUNCT year_NOUN -_PUNCT old_ADJ male_ADJ patient_NOUN ,_PUNCT an_DET internal_ADJ hernia_NOUN complicate_VERB by_ADP abdominal_ADJ organ_NOUN prolapse_NOUN and_CCONJ pericecal_ADJ hernia_NOUN ,_PUNCT and_CCONJ subsequent_ADJ small_ADJ bowel_NOUN obstruction_NOUN ,_PUNCT necessitate_VERB emergent_NOUN laparotomy_NOUN ._PUNCT post_VERB -_PROPN operatively_ADV ,_PUNCT peritonitis_NOUN and_CCONJ small_ADJ bowel_NOUN necrosis_NOUN develop_VERB ._PUNCT this_DET case_NOUN highlight_VERB the_DET importance_NOUN of_ADP recognize_VERB internal_ADJ hernia_NOUN as_ADP a_DET distinct_ADJ entity_NOUN from_ADP other_ADJ abdominal_ADJ symptom_NOUN ,_PUNCT particularly_ADV in_ADP young_ADJ patient_NOUN ._PUNCT differential_ADJ diagnosis_NOUN be_AUX crucial_ADJ ,_PUNCT and_CCONJ imaging_NOUN study_NOUN ,_PUNCT particularly_ADV CT_PROPN scan_NOUN ,_PUNCT can_AUX aid_VERB in_ADP identify_VERB peritoneal_ADJ and_CCONJ mesenteric_ADJ aperture_NOUN ._PUNCT prompt_ADJ surgical_ADJ intervention_NOUN be_AUX vital_ADJ to_PART prevent_VERB complication_NOUN ._PUNCT</text:p>
          </table:table-cell>
          <table:table-cell office:value-type="float" office:value="100" calcext:value-type="float">
            <text:p>100</text:p>
          </table:table-cell>
          <table:table-cell office:value-type="float" office:value="4.922" calcext:value-type="float">
            <text:p>4,922</text:p>
          </table:table-cell>
          <table:table-cell office:value-type="float" office:value="2.59058342780267" calcext:value-type="float">
            <text:p>2,59058342780267</text:p>
          </table:table-cell>
          <table:table-cell office:value-type="float" office:value="1" calcext:value-type="float">
            <text:p>1</text:p>
          </table:table-cell>
          <table:table-cell/>
        </table:table-row>
        <table:table-row table:style-name="ro1">
          <table:table-cell table:formula="of:=[.A35]+1" office:value-type="float" office:value="36" calcext:value-type="float">
            <text:p>36</text:p>
          </table:table-cell>
          <table:table-cell office:value-type="string" calcext:value-type="string">
            <text:p>sentence_30</text:p>
          </table:table-cell>
          <table:table-cell office:value-type="string" calcext:value-type="string">
            <text:p>We present a rare case of internal hernia causing abdominal organ prolapse in a 17-year-old male patient who presented to the emergency department with acute abdominal pain, peritonitis, and signs of small bowel obstruction. A pericecal hernia through the mesenteric aperture was identified at surgery, which resulted in a bowel obstruction and led to small bowel necrosis. The hernia was located in the Treves space, a common site for internal hernias. A high index of suspicion for internal hernias and their complications is essential in the differential diagnosis of small bowel obstruction in young patients. The patient underwent emergent laparotomy and survived.</text:p>
          </table:table-cell>
          <table:table-cell office:value-type="string" calcext:value-type="string">
            <text:p>we_PRON present_VERB a_DET rare_ADJ case_NOUN of_ADP internal_ADJ hernia_NOUN cause_VERB abdominal_ADJ organ_NOUN prolapse_NOUN in_ADP a_DET 17_NUM -_PUNCT year_NOUN -_PUNCT old_ADJ male_ADJ patient_NOUN who_PRON present_VERB to_ADP the_DET emergency_NOUN department_NOUN with_ADP acute_ADJ abdominal_ADJ pain_NOUN ,_PUNCT peritonitis_NOUN ,_PUNCT and_CCONJ sign_NOUN of_ADP small_ADJ bowel_NOUN obstruction_NOUN ._PUNCT a_DET pericecal_ADJ hernia_NOUN through_ADP the_DET mesenteric_ADJ aperture_NOUN be_AUX identify_VERB at_ADP surgery_NOUN ,_PUNCT which_PRON result_VERB in_ADP a_DET bowel_NOUN obstruction_NOUN and_CCONJ lead_VERB to_ADP small_ADJ bowel_NOUN necrosis_NOUN ._PUNCT the_DET hernia_NOUN be_AUX locate_VERB in_ADP the_DET Treves_PROPN space_NOUN ,_PUNCT a_DET common_ADJ site_NOUN for_ADP internal_ADJ hernia_NOUN ._PUNCT a_DET high_ADJ index_NOUN of_ADP suspicion_NOUN for_ADP internal_ADJ hernia_NOUN and_CCONJ their_PRON complication_NOUN be_AUX essential_ADJ in_ADP the_DET differential_ADJ diagnosis_NOUN of_ADP small_ADJ bowel_NOUN obstruction_NOUN in_ADP young_ADJ patient_NOUN ._PUNCT the_DET patient_NOUN undergo_VERB emergent_ADJ laparotomy_NOUN and_CCONJ survive_VERB ._PUNCT</text:p>
          </table:table-cell>
          <table:table-cell office:value-type="float" office:value="103" calcext:value-type="float">
            <text:p>103</text:p>
          </table:table-cell>
          <table:table-cell office:value-type="float" office:value="0.688" calcext:value-type="float">
            <text:p>0,688</text:p>
          </table:table-cell>
          <table:table-cell office:value-type="float" office:value="2.64125338467685" calcext:value-type="float">
            <text:p>2,64125338467685</text:p>
          </table:table-cell>
          <table:table-cell office:value-type="float" office:value="0" calcext:value-type="float">
            <text:p>0</text:p>
          </table:table-cell>
          <table:table-cell/>
        </table:table-row>
        <table:table-row table:style-name="ro1">
          <table:table-cell table:formula="of:=[.A36]+1" office:value-type="float" office:value="37" calcext:value-type="float">
            <text:p>37</text:p>
          </table:table-cell>
          <table:table-cell office:value-type="string" calcext:value-type="string">
            <text:p>sentence_32</text:p>
          </table:table-cell>
          <table:table-cell office:value-type="string" calcext:value-type="string">
            <text:p>Mitochondrial and chloroplast genomes play a crucial role in regulating plant nutritional efficiency, particularly under nitrogen starvation. In Arabidopsis, these genomes are coadapted to optimize protein synthesis and nitrogen metabolism. Cytolines, a subcellular compartment, can modulate the expression of organellar genomes, influencing the phenotypical response to nutrient stress. Mitochondrial, nuclear, and chloroplast proteins exhibit distinct expression patterns, with chloroplast proteins showing coordinated responses to stress. The interplay between these genomes regulates biological processes, and differential expression may underlie coadaptation mechanisms in plant nutrition. This study highlights the importance of mitochondrial and chloroplast genomes in plant nutrition, with implications for agricultural productivity.</text:p>
          </table:table-cell>
          <table:table-cell office:value-type="string" calcext:value-type="string">
            <text:p>mitochondrial_ADJ and_CCONJ chloroplast_PROPN genome_VERB play_VERB a_DET crucial_ADJ role_NOUN in_ADP regulate_VERB plant_NOUN nutritional_ADJ efficiency_NOUN ,_PUNCT particularly_ADV under_ADP nitrogen_NOUN starvation_NOUN ._PUNCT in_ADP Arabidopsis_PROPN ,_PUNCT these_DET genome_NOUN be_AUX coadapte_VERB to_PART optimize_VERB protein_NOUN synthesis_NOUN and_CCONJ nitrogen_NOUN metabolism_NOUN ._PUNCT cytoline_NOUN ,_PUNCT a_DET subcellular_ADJ compartment_NOUN ,_PUNCT can_AUX modulate_VERB the_DET expression_NOUN of_ADP organellar_ADJ genome_NOUN ,_PUNCT influence_VERB the_DET phenotypical_ADJ response_NOUN to_ADP nutrient_ADJ stress_NOUN ._PUNCT mitochondrial_ADJ ,_PUNCT nuclear_ADJ ,_PUNCT and_CCONJ chloroplast_NOUN protein_NOUN exhibit_VERB distinct_ADJ expression_NOUN pattern_NOUN ,_PUNCT with_ADP chloroplast_NOUN protein_NOUN show_VERB coordinate_VERB response_NOUN to_ADP stress_NOUN ._PUNCT the_DET interplay_NOUN between_ADP these_DET genome_NOUN regulate_VERB biological_ADJ process_NOUN ,_PUNCT and_CCONJ differential_ADJ expression_NOUN may_AUX underlie_VERB coadaptation_NOUN mechanism_NOUN in_ADP plant_NOUN nutrition_NOUN ._PUNCT this_DET study_NOUN highlight_VERB the_DET importance_NOUN of_ADP mitochondrial_ADJ and_CCONJ chloroplast_NOUN genome_VERB in_ADP plant_NOUN nutrition_NOUN ,_PUNCT with_ADP implication_NOUN for_ADP agricultural_ADJ productivity_NOUN ._PUNCT</text:p>
          </table:table-cell>
          <table:table-cell office:value-type="float" office:value="101" calcext:value-type="float">
            <text:p>101</text:p>
          </table:table-cell>
          <table:table-cell office:value-type="float" office:value="5.244" calcext:value-type="float">
            <text:p>5,244</text:p>
          </table:table-cell>
          <table:table-cell office:value-type="float" office:value="3.47130101163622" calcext:value-type="float">
            <text:p>3,47130101163622</text:p>
          </table:table-cell>
          <table:table-cell office:value-type="float" office:value="1" calcext:value-type="float">
            <text:p>1</text:p>
          </table:table-cell>
          <table:table-cell/>
        </table:table-row>
        <table:table-row table:style-name="ro1">
          <table:table-cell table:formula="of:=[.A37]+1" office:value-type="float" office:value="38" calcext:value-type="float">
            <text:p>38</text:p>
          </table:table-cell>
          <table:table-cell table:style-name="Default" office:value-type="string" calcext:value-type="string">
            <text:p>sentence_32</text:p>
          </table:table-cell>
          <table:table-cell office:value-type="string" calcext:value-type="string">
            <text:p>Mitochondrial and chloroplast genomes are evolving rapidly due to changes in environmental conditions and life history traits. The Arabidopsis thaliana model organism was used to study the impact of nitrogen starvation on organellar genomes, gene expression, and phenotypical response. Cytolines were isolated and analyzed for gene expression patterns, and coadaptation of mitochondrial, nuclear, and chloroplast genomes was investigated. The results showed that differential expression of mitochondrial proteins was associated with nitrogen starvation, and phenotypical responses were correlated with molecular changes at the level of proteins and metabolites. These findings have important implications for understanding plant nutritional efficiency and the evolution of organellar genomes.</text:p>
          </table:table-cell>
          <table:table-cell office:value-type="string" calcext:value-type="string">
            <text:p>mitochondrial_ADJ and_CCONJ chloroplast_NOUN genome_NOUN be_AUX evolve_VERB rapidly_ADV due_ADJ to_ADP change_NOUN in_ADP environmental_ADJ condition_NOUN and_CCONJ life_NOUN history_NOUN trait_NOUN ._PUNCT the_DET Arabidopsis_PROPN thaliana_NOUN model_NOUN organism_NOUN be_AUX use_VERB to_PART study_VERB the_DET impact_NOUN of_ADP nitrogen_NOUN starvation_NOUN on_ADP organellar_ADJ genome_NOUN ,_PUNCT gene_NOUN expression_NOUN ,_PUNCT and_CCONJ phenotypical_ADJ response_NOUN ._PUNCT cytoline_NOUN be_AUX isolate_VERB and_CCONJ analyze_VERB for_ADP gene_NOUN expression_NOUN pattern_NOUN ,_PUNCT and_CCONJ coadaptation_NOUN of_ADP mitochondrial_ADJ ,_PUNCT nuclear_ADJ ,_PUNCT and_CCONJ chloroplast_NOUN genome_NOUN be_AUX investigate_VERB ._PUNCT the_DET result_NOUN show_VERB that_SCONJ differential_ADJ expression_NOUN of_ADP mitochondrial_ADJ protein_NOUN be_AUX associate_VERB with_ADP nitrogen_NOUN starvation_NOUN ,_PUNCT and_CCONJ phenotypical_ADJ response_NOUN be_AUX correlate_VERB with_ADP molecular_ADJ change_NOUN at_ADP the_DET level_NOUN of_ADP protein_NOUN and_CCONJ metabolite_NOUN ._PUNCT these_DET finding_NOUN have_VERB important_ADJ implication_NOUN for_ADP understand_VERB plant_NOUN nutritional_ADJ efficiency_NOUN and_CCONJ the_DET evolution_NOUN of_ADP organellar_ADJ genome_NOUN ._PUNCT</text:p>
          </table:table-cell>
          <table:table-cell office:value-type="float" office:value="103" calcext:value-type="float">
            <text:p>103</text:p>
          </table:table-cell>
          <table:table-cell office:value-type="float" office:value="1.54" calcext:value-type="float">
            <text:p>1,54</text:p>
          </table:table-cell>
          <table:table-cell office:value-type="float" office:value="3.0962212354617" calcext:value-type="float">
            <text:p>3,0962212354617</text:p>
          </table:table-cell>
          <table:table-cell office:value-type="float" office:value="0" calcext:value-type="float">
            <text:p>0</text:p>
          </table:table-cell>
          <table:table-cell/>
        </table:table-row>
        <table:table-row table:style-name="ro1">
          <table:table-cell table:formula="of:=[.A38]+1" office:value-type="float" office:value="39" calcext:value-type="float">
            <text:p>39</text:p>
          </table:table-cell>
          <table:table-cell office:value-type="string" calcext:value-type="string">
            <text:p>sentence_34</text:p>
          </table:table-cell>
          <table:table-cell office:value-type="string" calcext:value-type="string">
            <text:p>This study investigated the impact of bacterial metabolites on triple negative breast cancer (TNBC) using a murine model. Our results showed that indoxyl-sulfate, a bacterial metabolite, exhibited cytostatic properties against TNBC cells, reducing tumor infiltration and metastasis. Notably, NRF2 and iNOS pathways played a crucial role in mediating the anti-tumor effects of indoxyl-sulfate, modulating oxidative stress and nitrosative stress. Furthermore, the pregnane-X receptor (PXR) and aryl-hydrocarbon receptor (AhR) pathways were also implicated in the regulation of metabolic machinery. Our findings suggest that bacterial metabolites can modulate metabolic machinery in TNBC, providing new therapeutic avenues for the treatment of this aggressive disease.</text:p>
          </table:table-cell>
          <table:table-cell office:value-type="string" calcext:value-type="string">
            <text:p>this_DET study_NOUN investigate_VERB the_DET impact_NOUN of_ADP bacterial_ADJ metabolite_NOUN on_ADP triple_ADJ negative_ADJ breast_NOUN cancer_NOUN (_PUNCT tnbc_INTJ )_PUNCT use_VERB a_DET murine_NOUN model_NOUN ._PUNCT our_PRON result_NOUN show_VERB that_SCONJ indoxyl_NOUN -_PUNCT sulfate_NOUN ,_PUNCT a_DET bacterial_ADJ metabolite_NOUN ,_PUNCT exhibit_VERB cytostatic_ADJ property_NOUN against_ADP TNBC_PROPN cell_NOUN ,_PUNCT reduce_VERB tumor_NOUN infiltration_NOUN and_CCONJ metastasis_NOUN ._PUNCT notably_ADV ,_PUNCT NRF2_PROPN and_CCONJ iNOS_PROPN pathway_NOUN play_VERB a_DET crucial_ADJ role_NOUN in_ADP mediate_VERB the_DET anti_ADJ -_ADJ tumor_ADJ effect_NOUN of_ADP indoxyl_PROPN -_PUNCT sulfate_NOUN ,_PUNCT modulate_VERB oxidative_ADJ stress_NOUN and_CCONJ nitrosative_ADJ stress_NOUN ._PUNCT furthermore_ADV ,_PUNCT the_DET pregnane_ADJ -_PUNCT x_NOUN receptor_NOUN (_PUNCT PXR_PROPN )_PUNCT and_CCONJ aryl_ADJ -_PUNCT hydrocarbon_NOUN receptor_NOUN (_PUNCT AhR_PROPN )_PUNCT pathway_NOUN be_AUX also_ADV implicate_VERB in_ADP the_DET regulation_NOUN of_ADP metabolic_PROPN machinery_NOUN ._PUNCT our_PRON finding_NOUN suggest_VERB that_SCONJ bacterial_ADJ metabolite_NOUN can_AUX modulate_VERB metabolic_ADJ machinery_NOUN in_ADP TNBC_PROPN ,_PUNCT provide_VERB new_ADJ therapeutic_ADJ avenue_NOUN for_ADP the_DET treatment_NOUN of_ADP this_DET aggressive_ADJ disease_NOUN ._PUNCT</text:p>
          </table:table-cell>
          <table:table-cell office:value-type="float" office:value="107" calcext:value-type="float">
            <text:p>107</text:p>
          </table:table-cell>
          <table:table-cell office:value-type="float" office:value="5.438" calcext:value-type="float">
            <text:p>5,438</text:p>
          </table:table-cell>
          <table:table-cell office:value-type="float" office:value="2.4729744773241" calcext:value-type="float">
            <text:p>2,4729744773241</text:p>
          </table:table-cell>
          <table:table-cell office:value-type="float" office:value="1" calcext:value-type="float">
            <text:p>1</text:p>
          </table:table-cell>
          <table:table-cell/>
        </table:table-row>
        <table:table-row table:style-name="ro1">
          <table:table-cell table:formula="of:=[.A39]+1" office:value-type="float" office:value="40" calcext:value-type="float">
            <text:p>40</text:p>
          </table:table-cell>
          <table:table-cell office:value-type="string" calcext:value-type="string">
            <text:p>sentence_34</text:p>
          </table:table-cell>
          <table:table-cell office:value-type="string" calcext:value-type="string">
            <text:p>Bacterial metabolites from the gut microbiome significantly influence tumor growth and progression in breast cancer. In a murine model, indoxyl-sulfate, a known bacterial metabolite, was shown to exhibit cytostatic properties in triple negative breast cancer (TNBC) cells, inhibiting cell proliferation and inducing epithelial-to-mesenchymal transition (EMT). The pregnane-X receptor (PXR) and aryl-hydrocarbon receptor (AhR) signaling pathways were also implicated in the modulation of NRF2 and iNOS expression, resulting in increased oxidative and nitrosative stress. These effects were associated with tumor infiltration and metastasis. The results suggest a novel mechanism of oncobiosis, where altered metabolic machinery in TNBC contributes to its progression and survival.</text:p>
          </table:table-cell>
          <table:table-cell office:value-type="string" calcext:value-type="string">
            <text:p>bacterial_ADJ metabolite_NOUN from_ADP the_DET gut_NOUN microbiome_NOUN significantly_ADV influence_VERB tumor_NOUN growth_NOUN and_CCONJ progression_NOUN in_ADP breast_NOUN cancer_NOUN ._PUNCT in_ADP a_DET murine_NOUN model_NOUN ,_PUNCT indoxyl_PROPN -_PUNCT sulfate_PROPN ,_PUNCT a_DET known_ADJ bacterial_ADJ metabolite_NOUN ,_PUNCT be_AUX show_VERB to_PART exhibit_VERB cytostatic_ADJ property_NOUN in_ADP triple_ADJ negative_ADJ breast_NOUN cancer_NOUN (_PUNCT TNBC_PROPN )_PUNCT cell_NOUN ,_PUNCT inhibit_VERB cell_NOUN proliferation_NOUN and_CCONJ induce_VERB epithelial_ADJ -_PUNCT to_ADP -_PUNCT mesenchymal_ADJ transition_NOUN (_PUNCT EMT_PROPN )_PUNCT ._PUNCT the_DET pregnane_ADJ -_PUNCT x_NOUN receptor_NOUN (_PUNCT PXR_PROPN )_PUNCT and_CCONJ aryl_ADJ -_PUNCT hydrocarbon_NOUN receptor_NOUN (_PUNCT AhR_PROPN )_PUNCT signal_VERB pathway_NOUN be_AUX also_ADV implicate_VERB in_ADP the_DET modulation_NOUN of_ADP NRF2_PROPN and_CCONJ inos_NOUN expression_NOUN ,_PUNCT result_VERB in_ADP increase_VERB oxidative_ADJ and_CCONJ nitrosative_ADJ stress_NOUN ._PUNCT these_DET effect_NOUN be_AUX associate_VERB with_ADP tumor_NOUN infiltration_NOUN and_CCONJ metastasis_NOUN ._PUNCT the_DET result_NOUN suggest_VERB a_DET novel_ADJ mechanism_NOUN of_ADP oncobiosis_NOUN ,_PUNCT where_SCONJ altered_ADJ metabolic_ADJ machinery_NOUN in_ADP TNBC_PROPN contribute_VERB to_ADP its_PRON progression_NOUN and_CCONJ survival_NOUN ._PUNCT</text:p>
          </table:table-cell>
          <table:table-cell office:value-type="float" office:value="107" calcext:value-type="float">
            <text:p>107</text:p>
          </table:table-cell>
          <table:table-cell office:value-type="float" office:value="1.894" calcext:value-type="float">
            <text:p>1,894</text:p>
          </table:table-cell>
          <table:table-cell office:value-type="float" office:value="2.93970947265625" calcext:value-type="float">
            <text:p>2,93970947265625</text:p>
          </table:table-cell>
          <table:table-cell office:value-type="float" office:value="0" calcext:value-type="float">
            <text:p>0</text:p>
          </table:table-cell>
          <table:table-cell/>
        </table:table-row>
        <table:table-row table:style-name="ro1">
          <table:table-cell table:formula="of:=[.A40]+1" office:value-type="float" office:value="41" calcext:value-type="float">
            <text:p>41</text:p>
          </table:table-cell>
          <table:table-cell office:value-type="string" calcext:value-type="string">
            <text:p>sentence_36</text:p>
          </table:table-cell>
          <table:table-cell office:value-type="string" calcext:value-type="string">
            <text:p>Excessive caffeine consumption has been linked to various symptoms, including anxiety, agitation, insomnia, and gastrointestinal disorders. As a stimulant, caffeine can cause significant physiological effects, including caffeine poisoning, which can have life-threatening consequences. This review aims to examine the relationship between caffeine consumption and various health outcomes, with a focus on sex differences and the potential for personalized medicine. We analyze the risk and protective factors associated with caffeine consumption, including natural foods and sex-specific therapies. Our findings highlight the need for a more nuanced understanding of caffeine's effects on human health, particularly in vulnerable populations. Sex-specific approaches may mitigate risk factors.</text:p>
          </table:table-cell>
          <table:table-cell office:value-type="string" calcext:value-type="string">
            <text:p>excessive_ADJ caffeine_NOUN consumption_NOUN have_AUX be_AUX link_VERB to_ADP various_ADJ symptom_NOUN ,_PUNCT include_VERB anxiety_NOUN ,_PUNCT agitation_NOUN ,_PUNCT insomnia_NOUN ,_PUNCT and_CCONJ gastrointestinal_ADJ disorder_NOUN ._PUNCT as_ADP a_DET stimulant_ADJ ,_PUNCT caffeine_NOUN can_AUX cause_VERB significant_ADJ physiological_ADJ effect_NOUN ,_PUNCT include_VERB caffeine_NOUN poisoning_NOUN ,_PUNCT which_PRON can_AUX have_VERB life_NOUN -_PUNCT threaten_VERB consequence_NOUN ._PUNCT this_DET review_NOUN aim_VERB to_PART examine_VERB the_DET relationship_NOUN between_ADP caffeine_NOUN consumption_NOUN and_CCONJ various_ADJ health_NOUN outcome_NOUN ,_PUNCT with_ADP a_DET focus_NOUN on_ADP sex_NOUN difference_NOUN and_CCONJ the_DET potential_NOUN for_ADP personalized_ADJ medicine_NOUN ._PUNCT we_PRON analyze_VERB the_DET risk_NOUN and_CCONJ protective_ADJ factor_NOUN associate_VERB with_ADP caffeine_NOUN consumption_NOUN ,_PUNCT include_VERB natural_ADJ food_NOUN and_CCONJ sex_NOUN -_PUNCT specific_ADJ therapy_NOUN ._PUNCT our_PRON finding_NOUN highlight_VERB the_DET need_NOUN for_ADP a_DET more_ADV nuanced_ADJ understanding_NOUN of_ADP caffeine_NOUN 's_PART effect_NOUN on_ADP human_ADJ health_NOUN ,_PUNCT particularly_ADV in_ADP vulnerable_ADJ population_NOUN ._PUNCT sex_ADJ -_PUNCT specific_ADJ approach_NOUN may_AUX mitigate_VERB risk_NOUN factor_NOUN ._PUNCT</text:p>
          </table:table-cell>
          <table:table-cell office:value-type="float" office:value="106" calcext:value-type="float">
            <text:p>106</text:p>
          </table:table-cell>
          <table:table-cell office:value-type="float" office:value="13.082" calcext:value-type="float">
            <text:p>13,082</text:p>
          </table:table-cell>
          <table:table-cell office:value-type="float" office:value="2.9781123046875" calcext:value-type="float">
            <text:p>2,9781123046875</text:p>
          </table:table-cell>
          <table:table-cell office:value-type="float" office:value="1" calcext:value-type="float">
            <text:p>1</text:p>
          </table:table-cell>
          <table:table-cell/>
        </table:table-row>
        <table:table-row table:style-name="ro1">
          <table:table-cell table:formula="of:=[.A41]+1" office:value-type="float" office:value="42" calcext:value-type="float">
            <text:p>42</text:p>
          </table:table-cell>
          <table:table-cell office:value-type="string" calcext:value-type="string">
            <text:p>sentence_36</text:p>
          </table:table-cell>
          <table:table-cell office:value-type="string" calcext:value-type="string">
            <text:p>Caffeine is a naturally occurring stimulant found in various natural foods, including coffee, tea, and chocolate. While moderate consumption of caffeine is generally considered safe, excessive consumption can lead to negative effects on the body. Caffeine poisoning, characterized by symptoms such as anxiety, agitation, insomnia, gastrointestinal disorders, neurological disorders, and psychiatric disorders, can occur when the body is unable to process high levels of the stimulant. This review aims to discuss the current understanding of caffeine's impact on the human body, with a focus on sex differences and personalized medicine. We examine the risk factors, protective factors, and sex-specific therapies for caffeine-related disorders.</text:p>
          </table:table-cell>
          <table:table-cell office:value-type="string" calcext:value-type="string">
            <text:p>caffeine_NOUN be_AUX a_DET naturally_ADV occur_VERB stimulant_ADJ find_VERB in_ADP various_ADJ natural_ADJ food_NOUN ,_PUNCT include_VERB coffee_NOUN ,_PUNCT tea_NOUN ,_PUNCT and_CCONJ chocolate_NOUN ._PUNCT while_SCONJ moderate_ADJ consumption_NOUN of_ADP caffeine_NOUN be_AUX generally_ADV consider_VERB safe_ADJ ,_PUNCT excessive_ADJ consumption_NOUN can_AUX lead_VERB to_ADP negative_ADJ effect_NOUN on_ADP the_DET body_NOUN ._PUNCT caffeine_ADJ poisoning_NOUN ,_PUNCT characterize_VERB by_ADP symptom_NOUN such_ADJ as_ADP anxiety_NOUN ,_PUNCT agitation_NOUN ,_PUNCT insomnia_NOUN ,_PUNCT gastrointestinal_ADJ disorder_NOUN ,_PUNCT neurological_ADJ disorder_NOUN ,_PUNCT and_CCONJ psychiatric_ADJ disorder_NOUN ,_PUNCT can_AUX occur_VERB when_SCONJ the_DET body_NOUN be_AUX unable_ADJ to_PART process_VERB high_ADJ level_NOUN of_ADP the_DET stimulant_NOUN ._PUNCT this_DET review_NOUN aim_VERB to_PART discuss_VERB the_DET current_ADJ understanding_NOUN of_ADP caffeine_NOUN 's_PART impact_NOUN on_ADP the_DET human_ADJ body_NOUN ,_PUNCT with_ADP a_DET focus_NOUN on_ADP sex_NOUN difference_NOUN and_CCONJ personalized_ADJ medicine_NOUN ._PUNCT we_PRON examine_VERB the_DET risk_NOUN factor_NOUN ,_PUNCT protective_ADJ factor_NOUN ,_PUNCT and_CCONJ sex_NOUN -_PUNCT specific_ADJ therapy_NOUN for_ADP caffeine_NOUN -_PUNCT relate_VERB disorder_NOUN ._PUNCT</text:p>
          </table:table-cell>
          <table:table-cell office:value-type="float" office:value="106" calcext:value-type="float">
            <text:p>106</text:p>
          </table:table-cell>
          <table:table-cell office:value-type="float" office:value="2.376" calcext:value-type="float">
            <text:p>2,376</text:p>
          </table:table-cell>
          <table:table-cell office:value-type="float" office:value="2.47390099727746" calcext:value-type="float">
            <text:p>2,47390099727746</text:p>
          </table:table-cell>
          <table:table-cell office:value-type="float" office:value="0" calcext:value-type="float">
            <text:p>0</text:p>
          </table:table-cell>
          <table:table-cell/>
        </table:table-row>
        <table:table-row table:style-name="ro1">
          <table:table-cell table:formula="of:=[.A42]+1" office:value-type="float" office:value="43" calcext:value-type="float">
            <text:p>43</text:p>
          </table:table-cell>
          <table:table-cell office:value-type="string" calcext:value-type="string">
            <text:p>sentence_37</text:p>
          </table:table-cell>
          <table:table-cell office:value-type="string" calcext:value-type="string">
            <text:p>The Novalena spider genus, previously recognized as monotypic, is reevaluated through a comprehensive molecular phylogenetic analysis and taxonomic revision. We describe four new species: N. bola, N. mayae, N. padillai, and N. zootaxa, highlighting their distinct montane forest distributions within the Chiapas, Mexico region. Notably, sympatric species are identified, illustrating the complex interplay between genetic and geographical factors in spider evolution. Our study resolves the phylogenetic relationships among Novalena species and clarifies their distribution ranges, providing new insights into the ecological and evolutionary processes shaping this unique spider genus. These findings highlight the importance of integrated approaches in understanding the biodiversity of montane ecosystems.</text:p>
          </table:table-cell>
          <table:table-cell office:value-type="string" calcext:value-type="string">
            <text:p>the_DET Novalena_PROPN spider_NOUN genus_NOUN ,_PUNCT previously_ADV recognize_VERB as_ADP monotypic_ADJ ,_PUNCT be_AUX reevaluate_VERB through_ADP a_DET comprehensive_ADJ molecular_ADJ phylogenetic_ADJ analysis_NOUN and_CCONJ taxonomic_NOUN revision_NOUN ._PUNCT we_PRON describe_VERB four_NUM new_ADJ specie_NOUN :_PUNCT N._PROPN bola_PROPN ,_PUNCT N._PROPN mayae_PROPN ,_PUNCT N._PROPN padillai_PROPN ,_PUNCT and_CCONJ N._PROPN zootaxa_PROPN ,_PUNCT highlight_VERB their_PRON distinct_ADJ montane_NOUN forest_NOUN distribution_NOUN within_ADP the_DET Chiapas_PROPN ,_PUNCT Mexico_PROPN region_NOUN ._PUNCT notably_ADV ,_PUNCT sympatric_ADJ specie_NOUN be_AUX identify_VERB ,_PUNCT illustrate_VERB the_DET complex_ADJ interplay_NOUN between_ADP genetic_ADJ and_CCONJ geographical_ADJ factor_NOUN in_ADP spider_NOUN evolution_NOUN ._PUNCT our_PRON study_NOUN resolve_VERB the_DET phylogenetic_ADJ relationship_NOUN among_ADP Novalena_PROPN specie_NOUN and_CCONJ clarify_VERB their_PRON distribution_NOUN range_NOUN ,_PUNCT provide_VERB new_ADJ insight_NOUN into_ADP the_DET ecological_ADJ and_CCONJ evolutionary_ADJ process_NOUN shape_VERB this_DET unique_ADJ spider_NOUN genus_NOUN ._PUNCT these_DET finding_NOUN highlight_VERB the_DET importance_NOUN of_ADP integrate_VERB approach_NOUN in_ADP understand_VERB the_DET biodiversity_NOUN of_ADP montane_NOUN ecosystem_NOUN ._PUNCT</text:p>
          </table:table-cell>
          <table:table-cell office:value-type="float" office:value="103" calcext:value-type="float">
            <text:p>103</text:p>
          </table:table-cell>
          <table:table-cell office:value-type="float" office:value="5.044" calcext:value-type="float">
            <text:p>5,044</text:p>
          </table:table-cell>
          <table:table-cell office:value-type="float" office:value="3.01392384579307" calcext:value-type="float">
            <text:p>3,01392384579307</text:p>
          </table:table-cell>
          <table:table-cell office:value-type="float" office:value="1" calcext:value-type="float">
            <text:p>1</text:p>
          </table:table-cell>
          <table:table-cell/>
        </table:table-row>
        <table:table-row table:style-name="ro1">
          <table:table-cell table:formula="of:=[.A43]+1" office:value-type="float" office:value="44" calcext:value-type="float">
            <text:p>44</text:p>
          </table:table-cell>
          <table:table-cell table:style-name="Default" office:value-type="string" calcext:value-type="string">
            <text:p>sentence_37</text:p>
          </table:table-cell>
          <table:table-cell office:value-type="string" calcext:value-type="string">
            <text:p>In the family Araneidae, a new species of spider genus Novalena is described from montane forests in Chiapas, Mexico. N. bola and N. mayae are recorded for the first time, while N. padillai and N. zootaxa are synonymized with other genera. This species expands the distribution range of the genus Novalena, which was previously restricted to the southwestern United States. Sympatry between N. bola and a previously known species, Novalena californica, is confirmed, while a previously recorded specimen of N. mayae is re-examined and found to be a misidentification. The montane forests of Chiapas provide a unique habitat for this spider.</text:p>
          </table:table-cell>
          <table:table-cell office:value-type="string" calcext:value-type="string">
            <text:p>in_ADP the_DET family_NOUN Araneidae_PROPN ,_PUNCT a_DET new_ADJ specie_NOUN of_ADP spider_NOUN genus_NOUN Novalena_PROPN be_AUX describe_VERB from_ADP montane_NOUN forest_NOUN in_ADP Chiapas_PROPN ,_PUNCT Mexico_PROPN ._PUNCT N._PROPN bola_PROPN and_CCONJ N._PROPN mayae_PROPN be_AUX record_VERB for_ADP the_DET first_ADJ time_NOUN ,_PUNCT while_SCONJ N._PROPN padillai_PROPN and_CCONJ N._PROPN zootaxa_NOUN be_AUX synonymize_VERB with_ADP other_ADJ genera_NOUN ._PUNCT this_DET species_NOUN expand_VERB the_DET distribution_NOUN range_NOUN of_ADP the_DET genus_NOUN Novalena_PROPN ,_PUNCT which_PRON be_AUX previously_ADV restrict_VERB to_ADP the_DET southwestern_ADJ United_PROPN States_PROPN ._PUNCT sympatry_NOUN between_ADP N._PROPN bola_PROPN and_CCONJ a_DET previously_ADV know_VERB specie_NOUN ,_PUNCT Novalena_PROPN californica_PROPN ,_PUNCT be_AUX confirm_VERB ,_PUNCT while_SCONJ a_DET previously_ADV record_VERB speciman_NOUN of_ADP N._PROPN mayae_PROPN be_AUX re_VERB -_VERB examine_VERB and_CCONJ find_VERB to_PART be_AUX a_DET misidentification_NOUN ._PUNCT the_DET montane_ADJ forest_NOUN of_ADP Chiapas_PROPN provide_VERB a_DET unique_ADJ habitat_NOUN for_ADP this_DET spider_NOUN ._PUNCT</text:p>
          </table:table-cell>
          <table:table-cell office:value-type="float" office:value="103" calcext:value-type="float">
            <text:p>103</text:p>
          </table:table-cell>
          <table:table-cell office:value-type="float" office:value="0.538" calcext:value-type="float">
            <text:p>0,538</text:p>
          </table:table-cell>
          <table:table-cell office:value-type="float" office:value="2.80015000720952" calcext:value-type="float">
            <text:p>2,80015000720952</text:p>
          </table:table-cell>
          <table:table-cell office:value-type="float" office:value="0" calcext:value-type="float">
            <text:p>0</text:p>
          </table:table-cell>
          <table:table-cell/>
        </table:table-row>
        <table:table-row table:style-name="ro1">
          <table:table-cell table:formula="of:=[.A44]+1" office:value-type="float" office:value="45" calcext:value-type="float">
            <text:p>45</text:p>
          </table:table-cell>
          <table:table-cell table:style-name="Default" office:value-type="string" calcext:value-type="string">
            <text:p>sentence_38</text:p>
          </table:table-cell>
          <table:table-cell office:value-type="string" calcext:value-type="string">
            <text:p>Intermittent pneumatic compression therapy, a non-invasive method, has shown potential benefits for wound healing, particularly in the management of chronic ulceration of the lower limbs. This study aimed to investigate the effects of intermittent pneumatic compression therapy on the lower limbs of healthy volunteers and patients with chronic ulceration, focusing on blood flow, venous and arterial effects, and haemodynamic responses. Results showed significant improvements in peak venous velocity and hyperaemic response, indicating enhanced blood flow and reduced haemodynamic effects at wound sites, leading to improved wound healing outcomes. These findings support the use of intermittent pneumatic compression therapy as a valuable adjunct to existing wound care strategies.</text:p>
          </table:table-cell>
          <table:table-cell office:value-type="string" calcext:value-type="string">
            <text:p>intermittent_ADJ pneumatic_ADJ compression_NOUN therapy_NOUN ,_PUNCT a_DET non_ADJ -_ADJ invasive_ADJ method_NOUN ,_PUNCT have_AUX show_VERB potential_ADJ benefit_NOUN for_ADP wound_NOUN healing_NOUN ,_PUNCT particularly_ADV in_ADP the_DET management_NOUN of_ADP chronic_ADJ ulceration_NOUN of_ADP the_DET low_ADJ limb_NOUN ._PUNCT this_DET study_NOUN aim_VERB to_PART investigate_VERB the_DET effect_NOUN of_ADP intermittent_ADJ pneumatic_ADJ compression_NOUN therapy_NOUN on_ADP the_DET low_ADJ limb_NOUN of_ADP healthy_ADJ volunteer_NOUN and_CCONJ patient_NOUN with_ADP chronic_ADJ ulceration_NOUN ,_PUNCT focus_VERB on_ADP blood_NOUN flow_NOUN ,_PUNCT venous_ADJ and_CCONJ arterial_ADJ effect_NOUN ,_PUNCT and_CCONJ haemodynamic_ADJ response_NOUN ._PUNCT result_NOUN show_VERB significant_ADJ improvement_NOUN in_ADP peak_ADJ venous_ADJ velocity_NOUN and_CCONJ hyperaemic_ADJ response_NOUN ,_PUNCT indicate_VERB enhance_VERB blood_NOUN flow_NOUN and_CCONJ reduce_VERB haemodynamic_ADJ effect_NOUN at_ADP wound_NOUN site_NOUN ,_PUNCT lead_VERB to_ADP improve_VERB wound_ADJ healing_NOUN outcome_NOUN ._PUNCT these_DET finding_NOUN support_VERB the_DET use_NOUN of_ADP intermittent_ADJ pneumatic_ADJ compression_NOUN therapy_NOUN as_ADP a_DET valuable_ADJ adjunct_ADJ to_ADP exist_VERB wound_NOUN care_NOUN strategy_NOUN ._PUNCT</text:p>
          </table:table-cell>
          <table:table-cell office:value-type="float" office:value="109" calcext:value-type="float">
            <text:p>109</text:p>
          </table:table-cell>
          <table:table-cell office:value-type="float" office:value="4.63" calcext:value-type="float">
            <text:p>4,63</text:p>
          </table:table-cell>
          <table:table-cell office:value-type="float" office:value="2.74995188469434" calcext:value-type="float">
            <text:p>2,74995188469434</text:p>
          </table:table-cell>
          <table:table-cell office:value-type="float" office:value="1" calcext:value-type="float">
            <text:p>1</text:p>
          </table:table-cell>
          <table:table-cell/>
        </table:table-row>
        <table:table-row table:style-name="ro1">
          <table:table-cell table:formula="of:=[.A45]+1" office:value-type="float" office:value="46" calcext:value-type="float">
            <text:p>46</text:p>
          </table:table-cell>
          <table:table-cell table:style-name="Default" office:value-type="string" calcext:value-type="string">
            <text:p>sentence_38</text:p>
          </table:table-cell>
          <table:table-cell office:value-type="string" calcext:value-type="string">
            <text:p>We investigated the effects of intermittent pneumatic compression (IPC) therapy on lower limb blood flow and venous and arterial haemodynamics in healthy volunteers and patients with chronic ulceration. Healthy volunteers (n=20) and patients with chronic ulceration (n=40) underwent 4 weeks of IPC therapy, with the thigh-only approach applied to both groups. Blood flow, venous and arterial peak velocities, and haemodynamic effects were measured using Doppler ultrasound. The results showed significant improvements in venous and arterial haemodynamics in both groups, with a corresponding increase in blood flow to the wound site. This study demonstrates the effectiveness of IPC therapy in promoting wound healing in patients with chronic ulceration.</text:p>
          </table:table-cell>
          <table:table-cell office:value-type="string" calcext:value-type="string">
            <text:p>we_PRON investigate_VERB the_DET effect_NOUN of_ADP intermittent_ADJ pneumatic_ADJ compression_NOUN (_PUNCT IPC_PROPN )_PUNCT therapy_NOUN on_ADP low_ADJ limb_NOUN blood_NOUN flow_NOUN and_CCONJ venous_ADJ and_CCONJ arterial_ADJ haemodynamic_NOUN in_ADP healthy_ADJ volunteer_NOUN and_CCONJ patient_NOUN with_ADP chronic_ADJ ulceration_NOUN ._PUNCT healthy_ADJ volunteer_NOUN (_PUNCT n=20_PROPN )_PUNCT and_CCONJ patient_NOUN with_ADP chronic_ADJ ulceration_NOUN (_PUNCT n=40_PROPN )_PUNCT undergo_VERB 4_NUM week_NOUN of_ADP IPC_PROPN therapy_NOUN ,_PUNCT with_ADP the_DET thigh_NOUN -_PUNCT only_ADJ approach_NOUN apply_VERB to_ADP both_DET group_NOUN ._PUNCT blood_NOUN flow_NOUN ,_PUNCT venous_ADJ and_CCONJ arterial_ADJ peak_NOUN velocity_NOUN ,_PUNCT and_CCONJ haemodynamic_ADJ effect_NOUN be_AUX measure_VERB use_VERB Doppler_PROPN ultrasound_NOUN ._PUNCT the_DET result_NOUN show_VERB significant_ADJ improvement_NOUN in_ADP venous_ADJ and_CCONJ arterial_ADJ haemodynamic_NOUN in_ADP both_DET group_NOUN ,_PUNCT with_ADP a_DET corresponding_ADJ increase_NOUN in_ADP blood_NOUN flow_NOUN to_ADP the_DET wound_NOUN site_NOUN ._PUNCT this_DET study_NOUN demonstrate_VERB the_DET effectiveness_NOUN of_ADP IPC_PROPN therapy_NOUN in_ADP promote_VERB wound_NOUN healing_NOUN in_ADP patient_NOUN with_ADP chronic_ADJ ulceration_NOUN ._PUNCT</text:p>
          </table:table-cell>
          <table:table-cell office:value-type="float" office:value="107" calcext:value-type="float">
            <text:p>107</text:p>
          </table:table-cell>
          <table:table-cell office:value-type="float" office:value="1.496" calcext:value-type="float">
            <text:p>1,496</text:p>
          </table:table-cell>
          <table:table-cell office:value-type="float" office:value="2.2875684191297" calcext:value-type="float">
            <text:p>2,2875684191297</text:p>
          </table:table-cell>
          <table:table-cell office:value-type="float" office:value="0" calcext:value-type="float">
            <text:p>0</text:p>
          </table:table-cell>
          <table:table-cell/>
        </table:table-row>
        <table:table-row table:style-name="ro1">
          <table:table-cell table:formula="of:=[.A46]+1" office:value-type="float" office:value="47" calcext:value-type="float">
            <text:p>47</text:p>
          </table:table-cell>
          <table:table-cell office:value-type="string" calcext:value-type="string">
            <text:p>sentence_40</text:p>
          </table:table-cell>
          <table:table-cell office:value-type="string" calcext:value-type="string">
            <text:p>The relationship between dietary patterns and cancer prevention is of significant interest in nutrition and epidemiology. Systematic reviews and meta-analyses have assessed the associations between dietary patterns and cancer risk, yielding conflicting results and highlighting the need for a comprehensive understanding. Empirical analyses have investigated dietary indexes, such as the Mediterranean Diet Score. Future research should focus on elucidating mechanisms underlying these associations, considering individual variability, comorbidities, and lifestyle factors. Additionally, examining metabolomic signatures and gut microbiota in relation to cancer risk is warranted. Evidence-based dietary recommendations for cancer prevention require a nuanced understanding of dietary factors, genetic predisposition, and environmental influences.</text:p>
          </table:table-cell>
          <table:table-cell office:value-type="string" calcext:value-type="string">
            <text:p>the_DET relationship_NOUN between_ADP dietary_ADJ pattern_NOUN and_CCONJ cancer_NOUN prevention_NOUN be_AUX of_ADP significant_ADJ interest_NOUN in_ADP nutrition_NOUN and_CCONJ epidemiology_NOUN ._PUNCT systematic_ADJ review_NOUN and_CCONJ meta_ADJ -_PUNCT analysis_NOUN have_AUX assess_VERB the_DET association_NOUN between_ADP dietary_ADJ pattern_NOUN and_CCONJ cancer_NOUN risk_NOUN ,_PUNCT yield_VERB conflict_VERB result_NOUN and_CCONJ highlight_VERB the_DET need_NOUN for_ADP a_DET comprehensive_ADJ understanding_NOUN ._PUNCT empirical_ADJ analysis_NOUN have_AUX investigate_VERB dietary_ADJ index_NOUN ,_PUNCT such_ADJ as_ADP the_DET Mediterranean_PROPN Diet_PROPN Score_PROPN ._PUNCT future_ADJ research_NOUN should_AUX focus_VERB on_ADP elucidate_VERB mechanism_NOUN underlie_VERB these_DET association_NOUN ,_PUNCT consider_VERB individual_ADJ variability_NOUN ,_PUNCT comorbiditie_NOUN ,_PUNCT and_CCONJ lifestyle_NOUN factor_NOUN ._PUNCT additionally_ADV ,_PUNCT examine_VERB metabolomic_ADJ signature_NOUN and_CCONJ gut_VERB microbiota_NOUN in_ADP relation_NOUN to_ADP cancer_NOUN risk_NOUN be_AUX warrant_VERB ._PUNCT evidence_NOUN -_PUNCT base_VERB dietary_ADJ recommendation_NOUN for_ADP cancer_NOUN prevention_NOUN require_VERB a_DET nuanced_ADJ understanding_NOUN of_ADP dietary_ADJ factor_NOUN ,_PUNCT genetic_ADJ predisposition_NOUN ,_PUNCT and_CCONJ environmental_ADJ influence_NOUN ._PUNCT</text:p>
          </table:table-cell>
          <table:table-cell office:value-type="float" office:value="104" calcext:value-type="float">
            <text:p>104</text:p>
          </table:table-cell>
          <table:table-cell office:value-type="float" office:value="12.824" calcext:value-type="float">
            <text:p>12,824</text:p>
          </table:table-cell>
          <table:table-cell office:value-type="float" office:value="2.74544775576992" calcext:value-type="float">
            <text:p>2,74544775576992</text:p>
          </table:table-cell>
          <table:table-cell office:value-type="float" office:value="1" calcext:value-type="float">
            <text:p>1</text:p>
          </table:table-cell>
          <table:table-cell/>
        </table:table-row>
        <table:table-row table:style-name="ro1">
          <table:table-cell table:formula="of:=[.A47]+1" office:value-type="float" office:value="48" calcext:value-type="float">
            <text:p>48</text:p>
          </table:table-cell>
          <table:table-cell office:value-type="string" calcext:value-type="string">
            <text:p>sentence_40</text:p>
          </table:table-cell>
          <table:table-cell office:value-type="string" calcext:value-type="string">
            <text:p>The role of dietary factors in cancer prevention is a topic of intense interest, and numerous systematic reviews and meta-analyses have investigated the associations between various dietary patterns and the risk of different cancer types. Epidemiological associations have been observed between certain dietary indexes, metabolomics, and biomarkers, which have been linked to disease mechanisms involving the gut microbiota and lifestyle factors. Empirical analyses have identified metabolomic signatures and comorbidities as risk factors for certain cancers. Future research should focus on identifying and validating biomarkers, exploring animal models, and translating findings into dietary recommendations for specific cancer types and populations.</text:p>
          </table:table-cell>
          <table:table-cell office:value-type="string" calcext:value-type="string">
            <text:p>the_DET role_NOUN of_ADP dietary_ADJ factor_NOUN in_ADP cancer_NOUN prevention_NOUN be_AUX a_DET topic_NOUN of_ADP intense_ADJ interest_NOUN ,_PUNCT and_CCONJ numerous_ADJ systematic_ADJ review_NOUN and_CCONJ meta_ADJ -_PUNCT analysis_NOUN have_AUX investigate_VERB the_DET association_NOUN between_ADP various_ADJ dietary_ADJ pattern_NOUN and_CCONJ the_DET risk_NOUN of_ADP different_ADJ cancer_NOUN type_NOUN ._PUNCT epidemiological_ADJ association_NOUN have_AUX be_AUX observe_VERB between_ADP certain_ADJ dietary_ADJ index_NOUN ,_PUNCT metabolomic_NOUN ,_PUNCT and_CCONJ biomarker_NOUN ,_PUNCT which_PRON have_AUX be_AUX link_VERB to_PART disease_VERB mechanism_NOUN involve_VERB the_DET gut_NOUN microbiota_NOUN and_CCONJ lifestyle_NOUN factor_NOUN ._PUNCT empirical_ADJ analysis_NOUN have_AUX identify_VERB metabolomic_ADJ signature_NOUN and_CCONJ comorbiditie_NOUN as_ADP risk_NOUN factor_NOUN for_ADP certain_ADJ cancer_NOUN ._PUNCT future_ADJ research_NOUN should_AUX focus_VERB on_ADP identify_VERB and_CCONJ validate_VERB biomarker_NOUN ,_PUNCT explore_VERB animal_NOUN model_NOUN ,_PUNCT and_CCONJ translate_VERB finding_NOUN into_ADP dietary_ADJ recommendation_NOUN for_ADP specific_ADJ cancer_NOUN type_NOUN and_CCONJ population_NOUN ._PUNCT</text:p>
          </table:table-cell>
          <table:table-cell office:value-type="float" office:value="100" calcext:value-type="float">
            <text:p>100</text:p>
          </table:table-cell>
          <table:table-cell office:value-type="float" office:value="2.516" calcext:value-type="float">
            <text:p>2,516</text:p>
          </table:table-cell>
          <table:table-cell office:value-type="float" office:value="2.87027250460493" calcext:value-type="float">
            <text:p>2,87027250460493</text:p>
          </table:table-cell>
          <table:table-cell office:value-type="float" office:value="0" calcext:value-type="float">
            <text:p>0</text:p>
          </table:table-cell>
          <table:table-cell/>
        </table:table-row>
        <table:table-row table:style-name="ro1">
          <table:table-cell table:formula="of:=[.A48]+1" office:value-type="float" office:value="49" calcext:value-type="float">
            <text:p>49</text:p>
          </table:table-cell>
          <table:table-cell office:value-type="string" calcext:value-type="string">
            <text:p>sentence_43</text:p>
          </table:table-cell>
          <table:table-cell office:value-type="string" calcext:value-type="string">
            <text:p>We have synthesized and characterized a series of novel pyrazolopyrimidine isomers featuring a distinct nitrogen-containing heterocyclic framework. The resulting compounds exhibit multifaceted pharmacological activity, including potent anti-cancer activity, kinase inhibition, phosphodiesterase inhibition, and receptor blocking activity. A comprehensive biological profile of the most promising isomers was conducted, revealing IC50 values that outperform existing anticancer agents. Our results demonstrate the potential of pyrazolopyrimidine isomers as novel therapeutic agents for the treatment of various cancers. The synthesis and characterization of these compounds provide a valuable contribution to medicinal chemistry, offering insights into the design of novel therapeutic agents with multifaceted pharmacological activity.</text:p>
          </table:table-cell>
          <table:table-cell office:value-type="string" calcext:value-type="string">
            <text:p>we_PRON have_AUX synthesize_VERB and_CCONJ characterize_VERB a_DET series_NOUN of_ADP novel_ADJ pyrazolopyrimidine_NOUN isomer_NOUN feature_VERB a_DET distinct_ADJ nitrogen_NOUN -_PUNCT contain_VERB heterocyclic_ADJ framework_NOUN ._PUNCT the_DET result_VERB compound_NOUN exhibit_VERB multifaceted_ADJ pharmacological_ADJ activity_NOUN ,_PUNCT include_VERB potent_ADJ anti_ADJ -_ADJ cancer_ADJ activity_NOUN ,_PUNCT kinase_NOUN inhibition_NOUN ,_PUNCT phosphodiesterase_NOUN inhibition_NOUN ,_PUNCT and_CCONJ receptor_NOUN block_VERB activity_NOUN ._PUNCT a_DET comprehensive_ADJ biological_ADJ profile_NOUN of_ADP the_DET most_ADV promising_ADJ isomer_NOUN be_AUX conduct_VERB ,_PUNCT reveal_VERB IC50_PROPN value_NOUN that_PRON outperform_VERB exist_VERB anticancer_NOUN agent_NOUN ._PUNCT our_PRON result_NOUN demonstrate_VERB the_DET potential_NOUN of_ADP pyrazolopyrimidine_NOUN isomer_NOUN as_ADP novel_ADJ therapeutic_ADJ agent_NOUN for_ADP the_DET treatment_NOUN of_ADP various_ADJ cancer_NOUN ._PUNCT the_DET synthesis_NOUN and_CCONJ characterization_NOUN of_ADP these_DET compound_NOUN provide_VERB a_DET valuable_ADJ contribution_NOUN to_ADP medicinal_ADJ chemistry_NOUN ,_PUNCT offer_VERB insight_NOUN into_ADP the_DET design_NOUN of_ADP novel_ADJ therapeutic_ADJ agent_NOUN with_ADP multifaceted_ADJ pharmacological_ADJ activity_NOUN ._PUNCT</text:p>
          </table:table-cell>
          <table:table-cell office:value-type="float" office:value="103" calcext:value-type="float">
            <text:p>103</text:p>
          </table:table-cell>
          <table:table-cell office:value-type="float" office:value="5.632" calcext:value-type="float">
            <text:p>5,632</text:p>
          </table:table-cell>
          <table:table-cell office:value-type="float" office:value="2.46401977539062" calcext:value-type="float">
            <text:p>2,46401977539062</text:p>
          </table:table-cell>
          <table:table-cell table:style-name="ce1" office:value-type="float" office:value="1" calcext:value-type="float">
            <text:p>1</text:p>
          </table:table-cell>
          <table:table-cell table:style-name="ce1"/>
        </table:table-row>
        <table:table-row table:style-name="ro1">
          <table:table-cell table:formula="of:=[.A49]+1" office:value-type="float" office:value="50" calcext:value-type="float">
            <text:p>50</text:p>
          </table:table-cell>
          <table:table-cell office:value-type="string" calcext:value-type="string">
            <text:p>sentence_43</text:p>
          </table:table-cell>
          <table:table-cell office:value-type="string" calcext:value-type="string">
            <text:p>The development of novel heterocyclic compounds as potent inhibitors of cancer-related kinases and phosphodiesterases has been a long-standing goal in medicinal chemistry. In this study, we synthesized and evaluated a series of pyrazolopyrimidine isomers for their anti-cancer activity, kinase inhibition, and receptor blocking properties. We identified a lead compound with an IC50 value of 10 nM for the inhibition of a specific kinase, and demonstrated that it exhibits potent phosphodiesterase inhibition and receptor blocking activity. The synthesis of this lead compound was achieved through a novel synthetic procedure that yielded a mixture of isomers, which were then screened for biological activity.</text:p>
          </table:table-cell>
          <table:table-cell office:value-type="string" calcext:value-type="string">
            <text:p>the_DET development_NOUN of_ADP novel_ADJ heterocyclic_ADJ compound_NOUN as_ADP potent_ADJ inhibitor_NOUN of_ADP cancer_NOUN -_PUNCT relate_VERB kinase_NOUN and_CCONJ phosphodiesterase_NOUN have_AUX be_AUX a_DET long_ADV -_PUNCT stand_VERB goal_NOUN in_ADP medicinal_ADJ chemistry_NOUN ._PUNCT in_ADP this_DET study_NOUN ,_PUNCT we_PRON synthesize_VERB and_CCONJ evaluate_VERB a_DET series_NOUN of_ADP pyrazolopyrimidine_NOUN isomer_NOUN for_ADP their_PRON anti_ADJ -_ADJ cancer_ADJ activity_NOUN ,_PUNCT kinase_NOUN inhibition_NOUN ,_PUNCT and_CCONJ receptor_NOUN block_VERB property_NOUN ._PUNCT we_PRON identify_VERB a_DET lead_NOUN compound_NOUN with_ADP an_DET IC50_PROPN value_NOUN of_ADP 10_NUM nm_NOUN for_ADP the_DET inhibition_NOUN of_ADP a_DET specific_ADJ kinase_NOUN ,_PUNCT and_CCONJ demonstrate_VERB that_SCONJ it_PRON exhibit_VERB potent_ADJ phosphodiesterase_NOUN inhibition_NOUN and_CCONJ receptor_NOUN block_VERB activity_NOUN ._PUNCT the_DET synthesis_NOUN of_ADP this_DET lead_NOUN compound_NOUN be_AUX achieve_VERB through_ADP a_DET novel_ADJ synthetic_ADJ procedure_NOUN that_PRON yield_VERB a_DET mixture_NOUN of_ADP isomer_NOUN ,_PUNCT which_PRON be_AUX then_ADV screen_VERB for_ADP biological_ADJ activity_NOUN ._PUNCT</text:p>
          </table:table-cell>
          <table:table-cell office:value-type="float" office:value="104" calcext:value-type="float">
            <text:p>104</text:p>
          </table:table-cell>
          <table:table-cell office:value-type="float" office:value="1.084" calcext:value-type="float">
            <text:p>1,084</text:p>
          </table:table-cell>
          <table:table-cell office:value-type="float" office:value="2.36406035921467" calcext:value-type="float">
            <text:p>2,36406035921467</text:p>
          </table:table-cell>
          <table:table-cell table:style-name="ce1" office:value-type="float" office:value="0" calcext:value-type="float">
            <text:p>0</text:p>
          </table:table-cell>
          <table:table-cell table:style-name="ce1"/>
        </table:table-row>
        <table:table-row table:style-name="ro1">
          <table:table-cell table:formula="of:=[.A50]+1" office:value-type="float" office:value="51" calcext:value-type="float">
            <text:p>51</text:p>
          </table:table-cell>
          <table:table-cell office:value-type="string" calcext:value-type="string">
            <text:p>sentence_44</text:p>
          </table:table-cell>
          <table:table-cell office:value-type="string" calcext:value-type="string">
            <text:p>This study investigated the effectiveness of UBESAFE, a mobile app gamifying HIV prevention among MSM. We created contextualized messages to promote safe sex practices, incorporating nonintrusive behavior detection. Our results showed that the app significantly increased user engagement and message creation, leading to improved knowledge and behaviors related to HIV prevention. MSM reported positive experiences, appreciating the app's contextual approach and preventive measures. The study highlights the potential of UBESAFE as a tool for promoting HIV prevention among MSM, leveraging gamification and contextualized messaging to enhance user engagement and behavior change. Its effectiveness is grounded in a nuanced understanding of social relationships and communication technologies.</text:p>
          </table:table-cell>
          <table:table-cell office:value-type="string" calcext:value-type="string">
            <text:p>this_DET study_NOUN investigate_VERB the_DET effectiveness_NOUN of_ADP UBESAFE_PROPN ,_PUNCT a_DET mobile_ADJ app_NOUN gamifye_VERB HIV_PROPN prevention_NOUN among_ADP MSM_PROPN ._PUNCT we_PRON create_VERB contextualized_ADJ message_NOUN to_PART promote_VERB safe_ADJ sex_NOUN practice_NOUN ,_PUNCT incorporate_VERB nonintrusive_ADJ behavior_NOUN detection_NOUN ._PUNCT our_PRON result_NOUN show_VERB that_SCONJ the_DET app_NOUN significantly_ADV increase_VERB user_NOUN engagement_NOUN and_CCONJ message_NOUN creation_NOUN ,_PUNCT lead_VERB to_ADP improved_ADJ knowledge_NOUN and_CCONJ behavior_NOUN relate_VERB to_ADP HIV_PROPN prevention_NOUN ._PUNCT MSM_PROPN report_VERB positive_ADJ experience_NOUN ,_PUNCT appreciate_VERB the_DET app_NOUN 's_PART contextual_ADJ approach_NOUN and_CCONJ preventive_ADJ measure_NOUN ._PUNCT the_DET study_NOUN highlight_VERB the_DET potential_NOUN of_ADP UBESAFE_PROPN as_ADP a_DET tool_NOUN for_ADP promote_VERB HIV_PROPN prevention_NOUN among_ADP MSM_PROPN ,_PUNCT leverage_VERB gamification_NOUN and_CCONJ contextualized_ADJ message_VERB to_PART enhance_VERB user_NOUN engagement_NOUN and_CCONJ behavior_NOUN change_NOUN ._PUNCT its_PRON effectiveness_NOUN be_AUX ground_VERB in_ADP a_DET nuanced_ADJ understanding_NOUN of_ADP social_ADJ relationship_NOUN and_CCONJ communication_NOUN technology_NOUN ._PUNCT</text:p>
          </table:table-cell>
          <table:table-cell office:value-type="float" office:value="106" calcext:value-type="float">
            <text:p>106</text:p>
          </table:table-cell>
          <table:table-cell office:value-type="float" office:value="12.976" calcext:value-type="float">
            <text:p>12,976</text:p>
          </table:table-cell>
          <table:table-cell office:value-type="float" office:value="3.40421147309532" calcext:value-type="float">
            <text:p>3,40421147309532</text:p>
          </table:table-cell>
          <table:table-cell table:style-name="ce1" office:value-type="float" office:value="1" calcext:value-type="float">
            <text:p>1</text:p>
          </table:table-cell>
          <table:table-cell table:style-name="ce1"/>
        </table:table-row>
        <table:table-row table:style-name="ro1">
          <table:table-cell table:formula="of:=[.A51]+1" office:value-type="float" office:value="52" calcext:value-type="float">
            <text:p>52</text:p>
          </table:table-cell>
          <table:table-cell office:value-type="string" calcext:value-type="string">
            <text:p>sentence_44</text:p>
          </table:table-cell>
          <table:table-cell office:value-type="string" calcext:value-type="string">
            <text:p>We developed a mobile app (UBESAFE) to prevent HIV and other STIs among MSM. The app used gamification and contextualized messages to encourage safe sex behaviors. In a randomized controlled trial, we recruited 1000 MSM to use the app for six months. Participants received either a gamified app or a control app with no gamification. We found that users of the gamified app were more likely to engage in preventive measures (p &lt; 0.01) and had higher rates of correct behavior detection (p &lt; 0.05) compared to the control group. These findings suggest that gamification and contextualized messaging can be effective strategies for promoting safe sex behaviors among MSM.</text:p>
          </table:table-cell>
          <table:table-cell office:value-type="string" calcext:value-type="string">
            <text:p>we_PRON develop_VERB a_DET mobile_ADJ app_NOUN (_PUNCT UBESAFE_PROPN )_PUNCT to_PART prevent_VERB HIV_PROPN and_CCONJ other_ADJ sti_NOUN among_ADP MSM_PROPN ._PUNCT the_DET app_NOUN use_VERB gamification_NOUN and_CCONJ contextualize_VERB message_NOUN to_PART encourage_VERB safe_ADJ sex_NOUN behavior_NOUN ._PUNCT in_ADP a_DET randomized_ADJ control_VERB trial_NOUN ,_PUNCT we_PRON recruit_VERB 1000_NUM msm_NOUN to_PART use_VERB the_DET app_NOUN for_ADP six_NUM month_NOUN ._PUNCT participant_NOUN receive_VERB either_CCONJ a_DET gamified_ADJ app_NOUN or_CCONJ a_DET control_NOUN app_NOUN with_ADP no_DET gamification_NOUN ._PUNCT we_PRON find_VERB that_SCONJ user_NOUN of_ADP the_DET gamified_ADJ app_NOUN be_AUX more_ADV likely_ADJ to_PART engage_VERB in_ADP preventive_ADJ measure_NOUN (_PUNCT p_X &lt;_X 0.01_NUM )_PUNCT and_CCONJ have_VERB high_ADJ rate_NOUN of_ADP correct_ADJ behavior_NOUN detection_NOUN (_PUNCT p_X &lt;_X 0.05_NUM )_PUNCT compare_VERB to_ADP the_DET control_NOUN group_NOUN ._PUNCT these_DET finding_NOUN suggest_VERB that_SCONJ gamification_NOUN and_CCONJ contextualized_ADJ messaging_NOUN can_AUX be_AUX effective_ADJ strategy_NOUN for_ADP promote_VERB safe_ADJ sex_NOUN behavior_NOUN among_ADP MSM_PROPN ._PUNCT</text:p>
          </table:table-cell>
          <table:table-cell office:value-type="float" office:value="105" calcext:value-type="float">
            <text:p>105</text:p>
          </table:table-cell>
          <table:table-cell office:value-type="float" office:value="1.624" calcext:value-type="float">
            <text:p>1,624</text:p>
          </table:table-cell>
          <table:table-cell office:value-type="float" office:value="2.19254037843528" calcext:value-type="float">
            <text:p>2,19254037843528</text:p>
          </table:table-cell>
          <table:table-cell table:style-name="ce1" office:value-type="float" office:value="0" calcext:value-type="float">
            <text:p>0</text:p>
          </table:table-cell>
          <table:table-cell table:style-name="ce1"/>
        </table:table-row>
        <table:table-row table:style-name="ro1">
          <table:table-cell table:formula="of:=[.A52]+1" office:value-type="float" office:value="53" calcext:value-type="float">
            <text:p>53</text:p>
          </table:table-cell>
          <table:table-cell office:value-type="string" calcext:value-type="string">
            <text:p>sentence_45</text:p>
          </table:table-cell>
          <table:table-cell office:value-type="string" calcext:value-type="string">
            <text:p>Advance care planning facilitates preparation for a range of clinical endpoints, enabling patients and clinicians to weigh the benefits and drawbacks of various interventions. A systematic literature search and document analysis revealed normative aspects and unique articles that highlight the beneficial effects of ACP on patient autonomy, quality of care, and end-of-life preparation. However, objections to ACP, such as overtreatment concerns, must be addressed. Funding and policy support from the Netherlands Organisation for Health Research and Development are crucial for promoting ACP. The findings suggest that a nuanced approach to ACP is necessary to balance the competing interests of patients, clinicians, and funding agencies.</text:p>
          </table:table-cell>
          <table:table-cell office:value-type="string" calcext:value-type="string">
            <text:p>advance_ADJ care_NOUN planning_NOUN facilitate_VERB preparation_NOUN for_ADP a_DET range_NOUN of_ADP clinical_ADJ endpoint_NOUN ,_PUNCT enable_VERB patient_NOUN and_CCONJ clinician_NOUN to_PART weigh_VERB the_DET benefit_NOUN and_CCONJ drawback_NOUN of_ADP various_ADJ intervention_NOUN ._PUNCT a_DET systematic_ADJ literature_NOUN search_NOUN and_CCONJ document_NOUN analysis_NOUN reveal_VERB normative_ADJ aspect_NOUN and_CCONJ unique_ADJ article_NOUN that_PRON highlight_VERB the_DET beneficial_ADJ effect_NOUN of_ADP ACP_PROPN on_ADP patient_ADJ autonomy_NOUN ,_PUNCT quality_NOUN of_ADP care_NOUN ,_PUNCT and_CCONJ end_NOUN -_PUNCT of_ADP -_PUNCT life_NOUN preparation_NOUN ._PUNCT however_ADV ,_PUNCT objection_NOUN to_ADP ACP_PROPN ,_PUNCT such_ADJ as_ADP overtreatment_NOUN concern_NOUN ,_PUNCT must_AUX be_AUX address_VERB ._PUNCT funding_NOUN and_CCONJ policy_NOUN support_NOUN from_ADP the_DET Netherlands_PROPN Organisation_PROPN for_ADP Health_PROPN Research_PROPN and_CCONJ Development_PROPN be_AUX crucial_ADJ for_ADP promote_VERB ACP_PROPN ._PUNCT the_DET finding_NOUN suggest_VERB that_SCONJ a_DET nuanced_ADJ approach_NOUN to_ADP ACP_PROPN be_AUX necessary_ADJ to_PART balance_VERB the_DET compete_VERB interest_NOUN of_ADP patient_NOUN ,_PUNCT clinician_NOUN ,_PUNCT and_CCONJ funding_NOUN agency_NOUN ._PUNCT</text:p>
          </table:table-cell>
          <table:table-cell office:value-type="float" office:value="106" calcext:value-type="float">
            <text:p>106</text:p>
          </table:table-cell>
          <table:table-cell office:value-type="float" office:value="13.062" calcext:value-type="float">
            <text:p>13,062</text:p>
          </table:table-cell>
          <table:table-cell office:value-type="float" office:value="3.48991999550471" calcext:value-type="float">
            <text:p>3,48991999550471</text:p>
          </table:table-cell>
          <table:table-cell table:style-name="ce1" office:value-type="float" office:value="1" calcext:value-type="float">
            <text:p>1</text:p>
          </table:table-cell>
          <table:table-cell table:style-name="ce1"/>
        </table:table-row>
        <table:table-row table:style-name="ro1">
          <table:table-cell table:formula="of:=[.A53]+1" office:value-type="float" office:value="54" calcext:value-type="float">
            <text:p>54</text:p>
          </table:table-cell>
          <table:table-cell office:value-type="string" calcext:value-type="string">
            <text:p>sentence_45</text:p>
          </table:table-cell>
          <table:table-cell office:value-type="string" calcext:value-type="string">
            <text:p>Advance care planning (ACP) is a critical aspect of end-of-life care, aiming to identify patients' goals and values to guide their care. A systematic literature search was conducted to investigate the normative aspects and beneficial effects of ACP in older adults. Document analysis was used to assess the quality of care and patient relationships. Our results show that ACP can have beneficial effects on patients' quality of life and reduce overtreatment. However, we found that funding and accessibility issues remain significant obstacles. In the Netherlands, ACP is not yet a standard practice, and more research is needed to develop normative guidelines.</text:p>
          </table:table-cell>
          <table:table-cell office:value-type="string" calcext:value-type="string">
            <text:p>advance_ADJ care_NOUN planning_NOUN (_PUNCT ACP_PROPN )_PUNCT be_AUX a_DET critical_ADJ aspect_NOUN of_ADP end_NOUN -_PUNCT of_ADP -_PUNCT life_NOUN care_NOUN ,_PUNCT aim_VERB to_PART identify_VERB patient_NOUN '_PART goal_NOUN and_CCONJ value_NOUN to_PART guide_VERB their_PRON care_NOUN ._PUNCT a_DET systematic_ADJ literature_NOUN search_NOUN be_AUX conduct_VERB to_PART investigate_VERB the_DET normative_ADJ aspect_NOUN and_CCONJ beneficial_ADJ effect_NOUN of_ADP ACP_PROPN in_ADP old_ADJ adult_NOUN ._PUNCT document_NOUN analysis_NOUN be_AUX use_VERB to_PART assess_VERB the_DET quality_NOUN of_ADP care_NOUN and_CCONJ patient_ADJ relationship_NOUN ._PUNCT our_PRON result_NOUN show_VERB that_SCONJ ACP_PROPN can_AUX have_VERB beneficial_ADJ effect_NOUN on_ADP patient_NOUN '_PART quality_NOUN of_ADP life_NOUN and_CCONJ reduce_VERB overtreatment_NOUN ._PUNCT however_ADV ,_PUNCT we_PRON find_VERB that_SCONJ funding_NOUN and_CCONJ accessibility_NOUN issue_NOUN remain_VERB significant_ADJ obstacle_NOUN ._PUNCT in_ADP the_DET Netherlands_PROPN ,_PUNCT ACP_PROPN be_AUX not_PART yet_ADV a_DET standard_ADJ practice_NOUN ,_PUNCT and_CCONJ more_ADJ research_NOUN be_AUX need_VERB to_PART develop_VERB normative_ADJ guideline_NOUN ._PUNCT</text:p>
          </table:table-cell>
          <table:table-cell office:value-type="float" office:value="105" calcext:value-type="float">
            <text:p>105</text:p>
          </table:table-cell>
          <table:table-cell office:value-type="float" office:value="2.35" calcext:value-type="float">
            <text:p>2,35</text:p>
          </table:table-cell>
          <table:table-cell office:value-type="float" office:value="2.9067131780809" calcext:value-type="float">
            <text:p>2,9067131780809</text:p>
          </table:table-cell>
          <table:table-cell table:style-name="ce1" office:value-type="float" office:value="0" calcext:value-type="float">
            <text:p>0</text:p>
          </table:table-cell>
          <table:table-cell table:style-name="ce1"/>
        </table:table-row>
        <table:table-row table:style-name="ro1">
          <table:table-cell table:formula="of:=[.A54]+1" office:value-type="float" office:value="55" calcext:value-type="float">
            <text:p>55</text:p>
          </table:table-cell>
          <table:table-cell office:value-type="string" calcext:value-type="string">
            <text:p>sentence_47</text:p>
          </table:table-cell>
          <table:table-cell office:value-type="string" calcext:value-type="string">
            <text:p>This study investigates the valorization of cassava-based liquor through the integration of artisanal and biotechnological processes. Cassava was subjected to saccharification, liquefaction, and fermentation using yeast, followed by distillation and gas chromatography analysis to identify volatile fractions. The resulting ethanol was further processed using oak wood to enhance its sensory traits. The obtained liquor was evaluated for sensory acceptance, revealing a rich, complex flavor profile. The results demonstrate the potential for cassava-based liquor production through value addition, valorizing this traditional crop as a sustainable and valuable resource. This approach opens avenues for innovative biotechnological applications.</text:p>
          </table:table-cell>
          <table:table-cell office:value-type="string" calcext:value-type="string">
            <text:p>this_DET study_NOUN investigate_VERB the_DET valorization_NOUN of_ADP cassava_NOUN -_PUNCT base_VERB liquor_NOUN through_ADP the_DET integration_NOUN of_ADP artisanal_ADJ and_CCONJ biotechnological_ADJ process_NOUN ._PUNCT Cassava_PROPN be_AUX subject_VERB to_ADP saccharification_NOUN ,_PUNCT liquefaction_NOUN ,_PUNCT and_CCONJ fermentation_NOUN use_VERB yeast_NOUN ,_PUNCT follow_VERB by_ADP distillation_NOUN and_CCONJ gas_NOUN chromatography_NOUN analysis_NOUN to_PART identify_VERB volatile_ADJ fraction_NOUN ._PUNCT the_DET result_VERB ethanol_NOUN be_AUX far_ADV process_VERB use_VERB oak_NOUN wood_NOUN to_PART enhance_VERB its_PRON sensory_ADJ trait_NOUN ._PUNCT the_DET obtain_VERB liquor_NOUN be_AUX evaluate_VERB for_ADP sensory_ADJ acceptance_NOUN ,_PUNCT reveal_VERB a_DET rich_ADJ ,_PUNCT complex_ADJ flavor_NOUN profile_NOUN ._PUNCT the_DET result_NOUN demonstrate_VERB the_DET potential_NOUN for_ADP cassava_NOUN -_PUNCT base_VERB liquor_NOUN production_NOUN through_ADP value_NOUN addition_NOUN ,_PUNCT valorize_VERB this_DET traditional_ADJ crop_NOUN as_ADP a_DET sustainable_ADJ and_CCONJ valuable_ADJ resource_NOUN ._PUNCT this_DET approach_NOUN open_VERB avenue_NOUN for_ADP innovative_ADJ biotechnological_ADJ application_NOUN ._PUNCT</text:p>
          </table:table-cell>
          <table:table-cell office:value-type="float" office:value="97" calcext:value-type="float">
            <text:p>97</text:p>
          </table:table-cell>
          <table:table-cell office:value-type="float" office:value="4.374" calcext:value-type="float">
            <text:p>4,374</text:p>
          </table:table-cell>
          <table:table-cell office:value-type="float" office:value="3.13965258789062" calcext:value-type="float">
            <text:p>3,13965258789062</text:p>
          </table:table-cell>
          <table:table-cell table:style-name="ce1" office:value-type="float" office:value="1" calcext:value-type="float">
            <text:p>1</text:p>
          </table:table-cell>
          <table:table-cell table:style-name="ce1"/>
        </table:table-row>
        <table:table-row table:style-name="ro1">
          <table:table-cell table:formula="of:=[.A55]+1" office:value-type="float" office:value="56" calcext:value-type="float">
            <text:p>56</text:p>
          </table:table-cell>
          <table:table-cell office:value-type="string" calcext:value-type="string">
            <text:p>sentence_47</text:p>
          </table:table-cell>
          <table:table-cell office:value-type="string" calcext:value-type="string">
            <text:p>Cassava, a staple food in many tropical countries, is used in food production to provide carbohydrates and energy. To improve nutritional value and increase food production, value addition processes are researched. Here, we investigate the effects of alcoholic fermentation on cassava starch using biotechnological tools. Alcoholic fermentation of cassava starch produces a fermentable broth, which is then fermented by yeast. The volatile fractions are separated and analyzed using gas chromatography, and the resulting ethanol is distilled and evaluated for volatile fractions, sensory traits, and valorization potential. Oak wood aging is also explored for sensory acceptance of the final product.</text:p>
          </table:table-cell>
          <table:table-cell office:value-type="string" calcext:value-type="string">
            <text:p>Cassava_PROPN ,_PUNCT a_DET staple_ADJ food_NOUN in_ADP many_ADJ tropical_ADJ country_NOUN ,_PUNCT be_AUX use_VERB in_ADP food_NOUN production_NOUN to_PART provide_VERB carbohydrate_NOUN and_CCONJ energy_NOUN ._PUNCT to_PART improve_VERB nutritional_ADJ value_NOUN and_CCONJ increase_VERB food_NOUN production_NOUN ,_PUNCT value_NOUN addition_NOUN process_NOUN be_AUX research_VERB ._PUNCT here_ADV ,_PUNCT we_PRON investigate_VERB the_DET effect_NOUN of_ADP alcoholic_ADJ fermentation_NOUN on_ADP cassava_PROPN starch_PROPN use_VERB biotechnological_ADJ tool_NOUN ._PUNCT alcoholic_ADJ fermentation_NOUN of_ADP cassava_NOUN starch_PROPN produce_VERB a_DET fermentable_ADJ broth_NOUN ,_PUNCT which_PRON be_AUX then_ADV ferment_VERB by_ADP yeast_NOUN ._PUNCT the_DET volatile_ADJ fraction_NOUN be_AUX separate_VERB and_CCONJ analyze_VERB use_VERB gas_NOUN chromatography_NOUN ,_PUNCT and_CCONJ the_DET result_VERB ethanol_NOUN be_AUX distil_VERB and_CCONJ evaluate_VERB for_ADP volatile_ADJ fraction_NOUN ,_PUNCT sensory_ADJ trait_NOUN ,_PUNCT and_CCONJ valorization_NOUN potential_NOUN ._PUNCT oak_NOUN wood_NOUN aging_NOUN be_AUX also_ADV explore_VERB for_ADP sensory_ADJ acceptance_NOUN of_ADP the_DET final_ADJ product_NOUN ._PUNCT</text:p>
          </table:table-cell>
          <table:table-cell office:value-type="float" office:value="99" calcext:value-type="float">
            <text:p>99</text:p>
          </table:table-cell>
          <table:table-cell office:value-type="float" office:value="1.266" calcext:value-type="float">
            <text:p>1,266</text:p>
          </table:table-cell>
          <table:table-cell office:value-type="float" office:value="3.61665393460182" calcext:value-type="float">
            <text:p>3,61665393460182</text:p>
          </table:table-cell>
          <table:table-cell table:style-name="ce1" office:value-type="float" office:value="0" calcext:value-type="float">
            <text:p>0</text:p>
          </table:table-cell>
          <table:table-cell table:style-name="ce1"/>
        </table:table-row>
        <table:table-row table:style-name="ro1">
          <table:table-cell table:formula="of:=[.A56]+1" office:value-type="float" office:value="57" calcext:value-type="float">
            <text:p>57</text:p>
          </table:table-cell>
          <table:table-cell office:value-type="string" calcext:value-type="string">
            <text:p>sentence_48</text:p>
          </table:table-cell>
          <table:table-cell office:value-type="string" calcext:value-type="string">
            <text:p>This study aimed to investigate the current treatment practices and experience of physicians managing juvenile idiopathic arthritis (JIA) with uveitis in the Czech Republic and the Slovak Republic. A systematic literature review was conducted to identify evidence-based recommendations, which were then validated through an online survey of pediatric rheumatologists from these countries. The nominal group technique was used to prioritize recommendations. Our results suggest that current treatment practices are often not evidence-based, and standardization of treatment algorithms is needed. We provide recommendations for diagnosis and disease activity assessment, as well as treatment and ophthalmological dispensarization. Standardization is essential for effective management of JIA with uveitis in Europe.</text:p>
          </table:table-cell>
          <table:table-cell office:value-type="string" calcext:value-type="string">
            <text:p>this_DET study_NOUN aim_VERB to_PART investigate_VERB the_DET current_ADJ treatment_NOUN practice_NOUN and_CCONJ experience_NOUN of_ADP physician_NOUN manage_VERB juvenile_ADJ idiopathic_ADJ arthritis_NOUN (_PUNCT JIA_PROPN )_PUNCT with_ADP uveitis_NOUN in_ADP the_DET Czech_PROPN Republic_PROPN and_CCONJ the_DET Slovak_PROPN Republic_PROPN ._PUNCT a_DET systematic_ADJ literature_NOUN review_NOUN be_AUX conduct_VERB to_PART identify_VERB evidence_NOUN -_PUNCT base_VERB recommendation_NOUN ,_PUNCT which_PRON be_AUX then_ADV validate_VERB through_ADP an_DET online_ADJ survey_NOUN of_ADP pediatric_ADJ rheumatologist_NOUN from_ADP these_DET country_NOUN ._PUNCT the_DET nominal_ADJ group_NOUN technique_NOUN be_AUX use_VERB to_PART prioritize_VERB recommendation_NOUN ._PUNCT our_PRON result_NOUN suggest_VERB that_SCONJ current_ADJ treatment_NOUN practice_NOUN be_AUX often_ADV not_PART evidence_NOUN -_PUNCT base_VERB ,_PUNCT and_CCONJ standardization_NOUN of_ADP treatment_NOUN algorithm_NOUN be_AUX need_VERB ._PUNCT we_PRON provide_VERB recommendation_NOUN for_ADP diagnosis_NOUN and_CCONJ disease_NOUN activity_NOUN assessment_NOUN ,_PUNCT as_ADV well_ADV as_ADP treatment_NOUN and_CCONJ ophthalmological_ADJ dispensarization_NOUN ._PUNCT standardization_NOUN be_AUX essential_ADJ for_ADP effective_ADJ management_NOUN of_ADP JIA_PROPN with_ADP uveitis_NOUN in_ADP Europe_PROPN ._PUNCT</text:p>
          </table:table-cell>
          <table:table-cell office:value-type="float" office:value="109" calcext:value-type="float">
            <text:p>109</text:p>
          </table:table-cell>
          <table:table-cell office:value-type="float" office:value="4.808" calcext:value-type="float">
            <text:p>4,808</text:p>
          </table:table-cell>
          <table:table-cell office:value-type="float" office:value="3.01786647123449" calcext:value-type="float">
            <text:p>3,01786647123449</text:p>
          </table:table-cell>
          <table:table-cell table:style-name="ce1" office:value-type="float" office:value="1" calcext:value-type="float">
            <text:p>1</text:p>
          </table:table-cell>
          <table:table-cell table:style-name="ce1"/>
        </table:table-row>
        <table:table-row table:style-name="ro1">
          <table:table-cell table:formula="of:=[.A57]+1" office:value-type="float" office:value="58" calcext:value-type="float">
            <text:p>58</text:p>
          </table:table-cell>
          <table:table-cell office:value-type="string" calcext:value-type="string">
            <text:p>sentence_48</text:p>
          </table:table-cell>
          <table:table-cell office:value-type="string" calcext:value-type="string">
            <text:p>Juvenile idiopathic arthritis (JIA) is a chronic inflammatory rheumatic disease with extra-articular manifestations and uveitis in up to 15% of patients. To standardize treatment practices, the SHARE project aimed to gather evidence-based recommendations from pediatric rheumatologists' experience in the Czech Republic and Slovak Republic. A systematic literature review and an online survey were conducted, supplemented by the nominal group technique, to derive recommendations on diagnosis, disease activity assessment, treatment, and ophthalmological dispensarization. Treatment algorithms were also developed. The findings were validated using EULAR methodology. The recommendations have been translated into a standard treatment algorithm, which has been implemented in pediatric rheumatology practice in Europe.</text:p>
          </table:table-cell>
          <table:table-cell office:value-type="string" calcext:value-type="string">
            <text:p>juvenile_ADJ idiopathic_ADJ arthritis_NOUN (_PUNCT JIA_PROPN )_PUNCT be_AUX a_DET chronic_ADJ inflammatory_ADJ rheumatic_ADJ disease_NOUN with_ADP extra_ADJ -_ADJ articular_ADJ manifestation_NOUN and_CCONJ uveitis_NOUN in_ADP up_ADP to_PART 15_NUM %_NOUN of_ADP patient_NOUN ._PUNCT to_PART standardize_VERB treatment_NOUN practice_NOUN ,_PUNCT the_DET SHARE_PROPN project_NOUN aim_VERB to_PART gather_VERB evidence_NOUN -_PUNCT base_VERB recommendation_NOUN from_ADP pediatric_ADJ rheumatologist_NOUN '_PART experience_NOUN in_ADP the_DET Czech_PROPN Republic_PROPN and_CCONJ Slovak_PROPN Republic_PROPN ._PUNCT a_DET systematic_ADJ literature_NOUN review_NOUN and_CCONJ an_DET online_ADJ survey_NOUN be_AUX conduct_VERB ,_PUNCT supplement_VERB by_ADP the_DET nominal_ADJ group_NOUN technique_NOUN ,_PUNCT to_PART derive_VERB recommendation_NOUN on_ADP diagnosis_NOUN ,_PUNCT disease_NOUN activity_NOUN assessment_NOUN ,_PUNCT treatment_NOUN ,_PUNCT and_CCONJ ophthalmological_ADJ dispensarization_NOUN ._PUNCT treatment_NOUN algorithm_NOUN be_AUX also_ADV develop_VERB ._PUNCT the_DET finding_NOUN be_AUX validate_VERB use_VERB EULAR_PROPN methodology_NOUN ._PUNCT the_DET recommendation_NOUN have_AUX be_AUX translate_VERB into_ADP a_DET standard_ADJ treatment_NOUN algorithm_PROPN ,_PUNCT which_PRON have_AUX be_AUX implement_VERB in_ADP pediatric_ADJ rheumatology_NOUN practice_NOUN in_ADP Europe_PROPN ._PUNCT</text:p>
          </table:table-cell>
          <table:table-cell office:value-type="float" office:value="108" calcext:value-type="float">
            <text:p>108</text:p>
          </table:table-cell>
          <table:table-cell office:value-type="float" office:value="1.572" calcext:value-type="float">
            <text:p>1,572</text:p>
          </table:table-cell>
          <table:table-cell office:value-type="float" office:value="3.40095219142" calcext:value-type="float">
            <text:p>3,40095219142</text:p>
          </table:table-cell>
          <table:table-cell table:style-name="ce1" office:value-type="float" office:value="0" calcext:value-type="float">
            <text:p>0</text:p>
          </table:table-cell>
          <table:table-cell table:style-name="ce1"/>
        </table:table-row>
        <table:table-row table:style-name="ro1">
          <table:table-cell table:formula="of:=[.A58]+1" office:value-type="float" office:value="59" calcext:value-type="float">
            <text:p>59</text:p>
          </table:table-cell>
          <table:table-cell office:value-type="string" calcext:value-type="string">
            <text:p>sentence_50</text:p>
          </table:table-cell>
          <table:table-cell office:value-type="string" calcext:value-type="string">
            <text:p>A cost-effectiveness analysis of Hepatitis C screening and treatment in Cambodia. Using a simplified Markov model, this study evaluated the cost-effectiveness of screening and treatment with direct-acting antiviral therapy among patients with decompensated cirrhosis. Our results indicate that screening and treatment with DAAs are cost-saving in low-resource settings like Cambodia. The analysis was based on data from Médecins Sans Frontières (MSF) and used EQ-5D-5L to estimate health-related quality of life. The results suggest that the willingness-to-pay threshold for DAAs is likely below $500. Our findings provide evidence that DAAs are a cost-effective option for managing Hepatitis C in Cambodia.</text:p>
          </table:table-cell>
          <table:table-cell office:value-type="string" calcext:value-type="string">
            <text:p>a_DET cost_NOUN -_PUNCT effectiveness_NOUN analysis_NOUN of_ADP Hepatitis_PROPN c_NOUN screening_NOUN and_CCONJ treatment_NOUN in_ADP Cambodia_PROPN ._PUNCT use_VERB a_DET simplified_ADJ Markov_PROPN model_NOUN ,_PUNCT this_DET study_NOUN evaluate_VERB the_DET cost_NOUN -_PUNCT effectiveness_NOUN of_ADP screening_NOUN and_CCONJ treatment_NOUN with_ADP direct_ADV -_PUNCT act_VERB antiviral_ADJ therapy_NOUN among_ADP patient_NOUN with_ADP decompensate_VERB cirrhosis_NOUN ._PUNCT our_PRON result_NOUN indicate_VERB that_SCONJ screening_NOUN and_CCONJ treatment_NOUN with_ADP daa_NOUN be_AUX cost_NOUN -_PUNCT save_VERB in_ADP low_ADJ -_PUNCT resource_NOUN setting_NOUN like_ADP Cambodia_PROPN ._PUNCT the_DET analysis_NOUN be_AUX base_VERB on_ADP datum_NOUN from_ADP Médecins_PROPN Sans_PROPN Frontières_PROPN (_PUNCT MSF_PROPN )_PUNCT and_CCONJ use_VERB eq-5d-5l_NOUN to_PART estimate_VERB health_NOUN -_PUNCT relate_VERB quality_NOUN of_ADP life_NOUN ._PUNCT the_DET result_NOUN suggest_VERB that_SCONJ the_DET willingness_NOUN -_PUNCT to_ADP -_PUNCT pay_VERB threshold_NOUN for_ADP daa_NOUN be_AUX likely_ADV below_ADP $_SYM 500_NUM ._PUNCT our_PRON finding_NOUN provide_VERB evidence_NOUN that_SCONJ daa_NOUN be_AUX a_DET cost_NOUN -_PUNCT effective_ADJ option_NOUN for_ADP manage_VERB Hepatitis_PROPN C_PROPN in_ADP Cambodia_PROPN ._PUNCT</text:p>
          </table:table-cell>
          <table:table-cell office:value-type="float" office:value="107" calcext:value-type="float">
            <text:p>107</text:p>
          </table:table-cell>
          <table:table-cell office:value-type="float" office:value="6.736" calcext:value-type="float">
            <text:p>6,736</text:p>
          </table:table-cell>
          <table:table-cell office:value-type="float" office:value="2.3295481714709" calcext:value-type="float">
            <text:p>2,3295481714709</text:p>
          </table:table-cell>
          <table:table-cell office:value-type="float" office:value="1" calcext:value-type="float">
            <text:p>1</text:p>
          </table:table-cell>
          <table:table-cell/>
        </table:table-row>
        <table:table-row table:style-name="ro1">
          <table:table-cell table:formula="of:=[.A59]+1" office:value-type="float" office:value="60" calcext:value-type="float">
            <text:p>60</text:p>
          </table:table-cell>
          <table:table-cell table:style-name="Default" office:value-type="string" calcext:value-type="string">
            <text:p>sentence_50</text:p>
          </table:table-cell>
          <table:table-cell office:value-type="string" calcext:value-type="string">
            <text:p>A cost-effectiveness analysis of a Hepatitis C screening and treatment intervention in Cambodia was conducted using a Markov model. The intervention included direct-acting antiviral (DAA) therapy for patients with decompensated cirrhosis. The model estimated the number of quality adjusted life years (QALYs) gained and healthcare costs saved. The EQ-5D-5L instrument was used to measure health-related quality of life. The willingness-to-pay threshold was estimated to be $0.15 per QALY gained. The simplified model was found to be cost-effective, with a cost-effectiveness ratio of $1,433 per QALY gained. The intervention is likely to be cost saving in low-resource settings, such as Cambodia.</text:p>
          </table:table-cell>
          <table:table-cell office:value-type="string" calcext:value-type="string">
            <text:p>a_DET cost_NOUN -_PUNCT effectiveness_NOUN analysis_NOUN of_ADP a_DET Hepatitis_PROPN C_PROPN screening_NOUN and_CCONJ treatment_NOUN intervention_NOUN in_ADP Cambodia_PROPN be_AUX conduct_VERB use_VERB a_DET Markov_PROPN model_NOUN ._PUNCT the_DET intervention_NOUN include_VERB direct_ADV -_PUNCT act_VERB antiviral_ADJ (_PUNCT DAA_PROPN )_PUNCT therapy_NOUN for_ADP patient_NOUN with_ADP decompensate_VERB cirrhosis_NOUN ._PUNCT the_DET model_NOUN estimate_VERB the_DET number_NOUN of_ADP quality_NOUN adjust_VERB life_NOUN year_NOUN (_PUNCT QALYs_PROPN )_PUNCT gain_VERB and_CCONJ healthcare_NOUN cost_NOUN save_VERB ._PUNCT the_DET eq-5d-5l_ADJ instrument_NOUN be_AUX use_VERB to_PART measure_VERB health_NOUN -_PUNCT relate_VERB quality_NOUN of_ADP life_NOUN ._PUNCT the_DET willingness_NOUN -_PUNCT to_ADP -_PUNCT pay_NOUN threshold_NOUN be_AUX estimate_VERB to_PART be_AUX $_SYM 0.15_NUM per_ADP QALY_PROPN gain_VERB ._PUNCT the_DET simplified_ADJ model_NOUN be_AUX find_VERB to_PART be_AUX cost_NOUN -_PUNCT effective_ADJ ,_PUNCT with_ADP a_DET cost_NOUN -_PUNCT effectiveness_NOUN ratio_NOUN of_ADP $_SYM 1,433_NUM per_ADP QALY_PROPN gain_VERB ._PUNCT the_DET intervention_NOUN be_AUX likely_ADJ to_PART be_AUX cost_VERB saving_NOUN in_ADP low_ADJ -_PUNCT resource_NOUN setting_NOUN ,_PUNCT such_ADJ as_ADP Cambodia_PROPN ._PUNCT</text:p>
          </table:table-cell>
          <table:table-cell office:value-type="float" office:value="106" calcext:value-type="float">
            <text:p>106</text:p>
          </table:table-cell>
          <table:table-cell office:value-type="float" office:value="1.468" calcext:value-type="float">
            <text:p>1,468</text:p>
          </table:table-cell>
          <table:table-cell office:value-type="float" office:value="2.30125883028105" calcext:value-type="float">
            <text:p>2,30125883028105</text:p>
          </table:table-cell>
          <table:table-cell office:value-type="float" office:value="0" calcext:value-type="float">
            <text:p>0</text:p>
          </table:table-cell>
          <table:table-cell/>
        </table:table-row>
      </table:table>
      <table:named-expressions/>
      <table:database-ranges>
        <table:database-range table:name="__Anonymous_Sheet_DB__0" table:target-range-address="Blad1.A1:Blad1.H60" table:contains-header="false">
          <table:sort>
            <table:sort-by table:field-number="7"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01:35:38.055682241</meta:creation-date>
    <dc:date>2024-12-19T23:35:40.604785593</dc:date>
    <meta:editing-duration>PT1H11M43S</meta:editing-duration>
    <meta:editing-cycles>25</meta:editing-cycles>
    <meta:generator>LibreOffice/7.3.7.2$Linux_X86_64 LibreOffice_project/30$Build-2</meta:generator>
    <meta:document-statistic meta:table-count="1" meta:cell-count="480" meta:object-count="0"/>
  </office:meta>
</office:document-meta>
</file>